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ormal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n</text:p>
          </table:table-cell>
          <table:table-cell table:style-name="Default"/>
        </table:table-row>
        <table:table-row table:style-name="ro1">
          <table:table-cell office:value-type="string" calcext:value-type="string">
            <text:p>mercado</text:p>
          </table:table-cell>
          <table:table-cell office:value-type="float" office:value="66148" calcext:value-type="float">
            <text:p>66148</text:p>
          </table:table-cell>
          <table:table-cell table:formula="of:=[.B2]/SUM([.$B$2:.$B$1001])" office:value-type="percentage" office:value="0.0117203453451458" calcext:value-type="percentage">
            <text:p>1.17%</text:p>
          </table:table-cell>
        </table:table-row>
        <table:table-row table:style-name="ro1">
          <table:table-cell office:value-type="string" calcext:value-type="string">
            <text:p>ações</text:p>
          </table:table-cell>
          <table:table-cell office:value-type="float" office:value="65462" calcext:value-type="float">
            <text:p>65462</text:p>
          </table:table-cell>
          <table:table-cell table:formula="of:=[.B3]/SUM([.$B$2:.$B$1001])" office:value-type="percentage" office:value="0.0115987973481275" calcext:value-type="percentage">
            <text:p>1.16%</text:p>
          </table:table-cell>
        </table:table-row>
        <table:table-row table:style-name="ro1">
          <table:table-cell office:value-type="string" calcext:value-type="string">
            <text:p>milhões</text:p>
          </table:table-cell>
          <table:table-cell office:value-type="float" office:value="60253" calcext:value-type="float">
            <text:p>60253</text:p>
          </table:table-cell>
          <table:table-cell table:formula="of:=[.B4]/SUM([.$B$2:.$B$1001])" office:value-type="percentage" office:value="0.0106758476156659" calcext:value-type="percentage">
            <text:p>1.07%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4875" calcext:value-type="float">
            <text:p>44875</text:p>
          </table:table-cell>
          <table:table-cell table:formula="of:=[.B5]/SUM([.$B$2:.$B$1001])" office:value-type="percentage" office:value="0.007951117151893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float" office:value="40371" calcext:value-type="float">
            <text:p>40371</text:p>
          </table:table-cell>
          <table:table-cell table:formula="of:=[.B6]/SUM([.$B$2:.$B$1001])" office:value-type="percentage" office:value="0.00715308190616317" calcext:value-type="percentage">
            <text:p>0.72%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36051" calcext:value-type="float">
            <text:p>36051</text:p>
          </table:table-cell>
          <table:table-cell table:formula="of:=[.B7]/SUM([.$B$2:.$B$1001])" office:value-type="percentage" office:value="0.00638764845555197" calcext:value-type="percentage">
            <text:p>0.64%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35317" calcext:value-type="float">
            <text:p>35317</text:p>
          </table:table-cell>
          <table:table-cell table:formula="of:=[.B8]/SUM([.$B$2:.$B$1001])" office:value-type="percentage" office:value="0.00625759564241571" calcext:value-type="percentage">
            <text:p>0.63%</text:p>
          </table:table-cell>
        </table:table-row>
        <table:table-row table:style-name="ro1">
          <table:table-cell office:value-type="string" calcext:value-type="string">
            <text:p>investidores</text:p>
          </table:table-cell>
          <table:table-cell office:value-type="float" office:value="34623" calcext:value-type="float">
            <text:p>34623</text:p>
          </table:table-cell>
          <table:table-cell table:formula="of:=[.B9]/SUM([.$B$2:.$B$1001])" office:value-type="percentage" office:value="0.00613463017604438" calcext:value-type="percentage">
            <text:p>0.61%</text:p>
          </table:table-cell>
        </table:table-row>
        <table:table-row table:style-name="ro1">
          <table:table-cell office:value-type="string" calcext:value-type="string">
            <text:p>sobre</text:p>
          </table:table-cell>
          <table:table-cell office:value-type="float" office:value="32597" calcext:value-type="float">
            <text:p>32597</text:p>
          </table:table-cell>
          <table:table-cell table:formula="of:=[.B10]/SUM([.$B$2:.$B$1001])" office:value-type="percentage" office:value="0.00577565606240125" calcext:value-type="percentage">
            <text:p>0.58%</text:p>
          </table:table-cell>
        </table:table-row>
        <table:table-row table:style-name="ro1">
          <table:table-cell office:value-type="string" calcext:value-type="string">
            <text:p>acionistas</text:p>
          </table:table-cell>
          <table:table-cell office:value-type="float" office:value="29880" calcext:value-type="float">
            <text:p>29880</text:p>
          </table:table-cell>
          <table:table-cell table:formula="of:=[.B11]/SUM([.$B$2:.$B$1001])" office:value-type="percentage" office:value="0.00529424803339416" calcext:value-type="percentage">
            <text:p>0.53%</text:p>
          </table:table-cell>
        </table:table-row>
        <table:table-row table:style-name="ro1">
          <table:table-cell office:value-type="string" calcext:value-type="string">
            <text:p>valores</text:p>
          </table:table-cell>
          <table:table-cell office:value-type="float" office:value="28652" calcext:value-type="float">
            <text:p>28652</text:p>
          </table:table-cell>
          <table:table-cell table:formula="of:=[.B12]/SUM([.$B$2:.$B$1001])" office:value-type="percentage" office:value="0.00507666648771116" calcext:value-type="percentage">
            <text:p>0.51%</text:p>
          </table:table-cell>
        </table:table-row>
        <table:table-row table:style-name="ro1">
          <table:table-cell office:value-type="string" calcext:value-type="string">
            <text:p>administração</text:p>
          </table:table-cell>
          <table:table-cell office:value-type="float" office:value="28248" calcext:value-type="float">
            <text:p>28248</text:p>
          </table:table-cell>
          <table:table-cell table:formula="of:=[.B13]/SUM([.$B$2:.$B$1001])" office:value-type="percentage" office:value="0.00500508428538548" calcext:value-type="percentage">
            <text:p>0.50%</text:p>
          </table:table-cell>
        </table:table-row>
        <table:table-row table:style-name="ro1">
          <table:table-cell office:value-type="string" calcext:value-type="string">
            <text:p>relações</text:p>
          </table:table-cell>
          <table:table-cell office:value-type="float" office:value="28041" calcext:value-type="float">
            <text:p>28041</text:p>
          </table:table-cell>
          <table:table-cell table:formula="of:=[.B14]/SUM([.$B$2:.$B$1001])" office:value-type="percentage" office:value="0.00496840726587703" calcext:value-type="percentage">
            <text:p>0.50%</text:p>
          </table:table-cell>
        </table:table-row>
        <table:table-row table:style-name="ro1">
          <table:table-cell office:value-type="string" calcext:value-type="string">
            <text:p>crédito</text:p>
          </table:table-cell>
          <table:table-cell office:value-type="float" office:value="26096" calcext:value-type="float">
            <text:p>26096</text:p>
          </table:table-cell>
          <table:table-cell table:formula="of:=[.B15]/SUM([.$B$2:.$B$1001])" office:value-type="percentage" office:value="0.00462378502943287" calcext:value-type="percentage">
            <text:p>0.46%</text:p>
          </table:table-cell>
        </table:table-row>
        <table:table-row table:style-name="ro1">
          <table:table-cell office:value-type="string" calcext:value-type="string">
            <text:p>oferta</text:p>
          </table:table-cell>
          <table:table-cell office:value-type="float" office:value="26050" calcext:value-type="float">
            <text:p>26050</text:p>
          </table:table-cell>
          <table:table-cell table:formula="of:=[.B16]/SUM([.$B$2:.$B$1001])" office:value-type="percentage" office:value="0.00461563458065321" calcext:value-type="percentage">
            <text:p>0.46%</text:p>
          </table:table-cell>
        </table:table-row>
        <table:table-row table:style-name="ro1">
          <table:table-cell table:style-name="ce1" office:value-type="string" calcext:value-type="string">
            <text:p>ser</text:p>
          </table:table-cell>
          <table:table-cell office:value-type="float" office:value="25259" calcext:value-type="float">
            <text:p>25259</text:p>
          </table:table-cell>
          <table:table-cell table:formula="of:=[.B17]/SUM([.$B$2:.$B$1001])" office:value-type="percentage" office:value="0.00447548229837694" calcext:value-type="percentage">
            <text:p>0.45%</text:p>
          </table:table-cell>
        </table:table-row>
        <table:table-row table:style-name="ro1">
          <table:table-cell office:value-type="string" calcext:value-type="string">
            <text:p>informações</text:p>
          </table:table-cell>
          <table:table-cell office:value-type="float" office:value="24766" calcext:value-type="float">
            <text:p>24766</text:p>
          </table:table-cell>
          <table:table-cell table:formula="of:=[.B18]/SUM([.$B$2:.$B$1001])" office:value-type="percentage" office:value="0.00438813074949932" calcext:value-type="percentage">
            <text:p>0.44%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24690" calcext:value-type="float">
            <text:p>24690</text:p>
          </table:table-cell>
          <table:table-cell table:formula="of:=[.B19]/SUM([.$B$2:.$B$1001])" office:value-type="percentage" office:value="0.00437466479064598" calcext:value-type="percentage">
            <text:p>0.44%</text:p>
          </table:table-cell>
        </table:table-row>
        <table:table-row table:style-name="ro1">
          <table:table-cell office:value-type="string" calcext:value-type="string">
            <text:p>conselho</text:p>
          </table:table-cell>
          <table:table-cell office:value-type="float" office:value="23958" calcext:value-type="float">
            <text:p>23958</text:p>
          </table:table-cell>
          <table:table-cell table:formula="of:=[.B20]/SUM([.$B$2:.$B$1001])" office:value-type="percentage" office:value="0.00424496634484797" calcext:value-type="percentage">
            <text:p>0.42%</text:p>
          </table:table-cell>
        </table:table-row>
        <table:table-row table:style-name="ro1">
          <table:table-cell office:value-type="string" calcext:value-type="string">
            <text:p>financial</text:p>
          </table:table-cell>
          <table:table-cell office:value-type="float" office:value="23955" calcext:value-type="float">
            <text:p>23955</text:p>
          </table:table-cell>
          <table:table-cell table:formula="of:=[.B21]/SUM([.$B$2:.$B$1001])" office:value-type="percentage" office:value="0.0042444347938406" calcext:value-type="percentage">
            <text:p>0.42%</text:p>
          </table:table-cell>
        </table:table-row>
        <table:table-row table:style-name="ro1">
          <table:table-cell table:style-name="ce2" office:value-type="string" calcext:value-type="string">
            <text:p>relações investidores</text:p>
          </table:table-cell>
          <table:table-cell office:value-type="float" office:value="22716" calcext:value-type="float">
            <text:p>22716</text:p>
          </table:table-cell>
          <table:table-cell table:formula="of:=[.B22]/SUM([.$B$2:.$B$1001])" office:value-type="percentage" office:value="0.00402490422779725" calcext:value-type="percentage">
            <text:p>0.40%</text:p>
          </table:table-cell>
        </table:table-row>
        <table:table-row table:style-name="ro1">
          <table:table-cell office:value-type="string" calcext:value-type="string">
            <text:p>diretor</text:p>
          </table:table-cell>
          <table:table-cell office:value-type="float" office:value="22682" calcext:value-type="float">
            <text:p>22682</text:p>
          </table:table-cell>
          <table:table-cell table:formula="of:=[.B23]/SUM([.$B$2:.$B$1001])" office:value-type="percentage" office:value="0.00401887998304707" calcext:value-type="percentage">
            <text:p>0.40%</text:p>
          </table:table-cell>
        </table:table-row>
        <table:table-row table:style-name="ro1">
          <table:table-cell office:value-type="string" calcext:value-type="string">
            <text:p>resultados</text:p>
          </table:table-cell>
          <table:table-cell office:value-type="float" office:value="22622" calcext:value-type="float">
            <text:p>22622</text:p>
          </table:table-cell>
          <table:table-cell table:formula="of:=[.B24]/SUM([.$B$2:.$B$1001])" office:value-type="percentage" office:value="0.00400824896289969" calcext:value-type="percentage">
            <text:p>0.40%</text:p>
          </table:table-cell>
        </table:table-row>
        <table:table-row table:style-name="ro1">
          <table:table-cell office:value-type="string" calcext:value-type="string">
            <text:p>cvm</text:p>
          </table:table-cell>
          <table:table-cell office:value-type="float" office:value="22356" calcext:value-type="float">
            <text:p>22356</text:p>
          </table:table-cell>
          <table:table-cell table:formula="of:=[.B25]/SUM([.$B$2:.$B$1001])" office:value-type="percentage" office:value="0.00396111810691298" calcext:value-type="percentage">
            <text:p>0.40%</text:p>
          </table:table-cell>
        </table:table-row>
        <table:table-row table:style-name="ro1">
          <table:table-cell office:value-type="string" calcext:value-type="string">
            <text:p>bilhões</text:p>
          </table:table-cell>
          <table:table-cell office:value-type="float" office:value="22165" calcext:value-type="float">
            <text:p>22165</text:p>
          </table:table-cell>
          <table:table-cell table:formula="of:=[.B26]/SUM([.$B$2:.$B$1001])" office:value-type="percentage" office:value="0.00392727602611049" calcext:value-type="percentage">
            <text:p>0.39%</text:p>
          </table:table-cell>
        </table:table-row>
        <table:table-row table:style-name="ro1">
          <table:table-cell office:value-type="string" calcext:value-type="string">
            <text:p>ebitda</text:p>
          </table:table-cell>
          <table:table-cell office:value-type="float" office:value="22076" calcext:value-type="float">
            <text:p>22076</text:p>
          </table:table-cell>
          <table:table-cell table:formula="of:=[.B27]/SUM([.$B$2:.$B$1001])" office:value-type="percentage" office:value="0.00391150667955855" calcext:value-type="percentage">
            <text:p>0.39%</text:p>
          </table:table-cell>
        </table:table-row>
        <table:table-row table:style-name="ro1">
          <table:table-cell office:value-type="string" calcext:value-type="string">
            <text:p>conforme</text:p>
          </table:table-cell>
          <table:table-cell office:value-type="float" office:value="21574" calcext:value-type="float">
            <text:p>21574</text:p>
          </table:table-cell>
          <table:table-cell table:formula="of:=[.B28]/SUM([.$B$2:.$B$1001])" office:value-type="percentage" office:value="0.00382256047765882" calcext:value-type="percentage">
            <text:p>0.38%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float" office:value="20799" calcext:value-type="float">
            <text:p>20799</text:p>
          </table:table-cell>
          <table:table-cell table:formula="of:=[.B29]/SUM([.$B$2:.$B$1001])" office:value-type="percentage" office:value="0.00368524313408853" calcext:value-type="percentage">
            <text:p>0.37%</text:p>
          </table:table-cell>
        </table:table-row>
        <table:table-row table:style-name="ro1">
          <table:table-cell office:value-type="string" calcext:value-type="string">
            <text:p>operações</text:p>
          </table:table-cell>
          <table:table-cell office:value-type="float" office:value="20337" calcext:value-type="float">
            <text:p>20337</text:p>
          </table:table-cell>
          <table:table-cell table:formula="of:=[.B30]/SUM([.$B$2:.$B$1001])" office:value-type="percentage" office:value="0.00360338427895372" calcext:value-type="percentage">
            <text:p>0.36%</text:p>
          </table:table-cell>
        </table:table-row>
        <table:table-row table:style-name="ro1">
          <table:table-cell office:value-type="string" calcext:value-type="string">
            <text:p>geral</text:p>
          </table:table-cell>
          <table:table-cell office:value-type="float" office:value="20264" calcext:value-type="float">
            <text:p>20264</text:p>
          </table:table-cell>
          <table:table-cell table:formula="of:=[.B31]/SUM([.$B$2:.$B$1001])" office:value-type="percentage" office:value="0.00359044987110774" calcext:value-type="percentage">
            <text:p>0.36%</text:p>
          </table:table-cell>
        </table:table-row>
        <table:table-row table:style-name="ro1">
          <table:table-cell table:style-name="ce1" office:value-type="string" calcext:value-type="string">
            <text:p>paulo</text:p>
          </table:table-cell>
          <table:table-cell office:value-type="float" office:value="20016" calcext:value-type="float">
            <text:p>20016</text:p>
          </table:table-cell>
          <table:table-cell table:formula="of:=[.B32]/SUM([.$B$2:.$B$1001])" office:value-type="percentage" office:value="0.00354650832116524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office:value-type="float" office:value="19969" calcext:value-type="float">
            <text:p>19969</text:p>
          </table:table-cell>
          <table:table-cell table:formula="of:=[.B33]/SUM([.$B$2:.$B$1001])" office:value-type="percentage" office:value="0.00353818068871647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crescimento</text:p>
          </table:table-cell>
          <table:table-cell office:value-type="float" office:value="19882" calcext:value-type="float">
            <text:p>19882</text:p>
          </table:table-cell>
          <table:table-cell table:formula="of:=[.B34]/SUM([.$B$2:.$B$1001])" office:value-type="percentage" office:value="0.00352276570950277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líquido</text:p>
          </table:table-cell>
          <table:table-cell office:value-type="float" office:value="19583" calcext:value-type="float">
            <text:p>19583</text:p>
          </table:table-cell>
          <table:table-cell table:formula="of:=[.B35]/SUM([.$B$2:.$B$1001])" office:value-type="percentage" office:value="0.003469787792435" calcext:value-type="percentage">
            <text:p>0.35%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19192" calcext:value-type="float">
            <text:p>19192</text:p>
          </table:table-cell>
          <table:table-cell table:formula="of:=[.B36]/SUM([.$B$2:.$B$1001])" office:value-type="percentage" office:value="0.00340050897780792" calcext:value-type="percentage">
            <text:p>0.34%</text:p>
          </table:table-cell>
        </table:table-row>
        <table:table-row table:style-name="ro1">
          <table:table-cell office:value-type="string" calcext:value-type="string">
            <text:p>participação</text:p>
          </table:table-cell>
          <table:table-cell office:value-type="float" office:value="18796" calcext:value-type="float">
            <text:p>18796</text:p>
          </table:table-cell>
          <table:table-cell table:formula="of:=[.B37]/SUM([.$B$2:.$B$1001])" office:value-type="percentage" office:value="0.00333034424483523" calcext:value-type="percentage">
            <text:p>0.33%</text:p>
          </table:table-cell>
        </table:table-row>
        <table:table-row table:style-name="ro1">
          <table:table-cell office:value-type="string" calcext:value-type="string">
            <text:p>receita</text:p>
          </table:table-cell>
          <table:table-cell office:value-type="float" office:value="17924" calcext:value-type="float">
            <text:p>17924</text:p>
          </table:table-cell>
          <table:table-cell table:formula="of:=[.B38]/SUM([.$B$2:.$B$1001])" office:value-type="percentage" office:value="0.00317584008536" calcext:value-type="percentage">
            <text:p>0.32%</text:p>
          </table:table-cell>
        </table:table-row>
        <table:table-row table:style-name="ro1">
          <table:table-cell office:value-type="string" calcext:value-type="string">
            <text:p>resultado</text:p>
          </table:table-cell>
          <table:table-cell office:value-type="float" office:value="17878" calcext:value-type="float">
            <text:p>17878</text:p>
          </table:table-cell>
          <table:table-cell table:formula="of:=[.B39]/SUM([.$B$2:.$B$1001])" office:value-type="percentage" office:value="0.00316768963658035" calcext:value-type="percentage">
            <text:p>0.32%</text:p>
          </table:table-cell>
        </table:table-row>
        <table:table-row table:style-name="ro1">
          <table:table-cell office:value-type="string" calcext:value-type="string">
            <text:p>energia</text:p>
          </table:table-cell>
          <table:table-cell office:value-type="float" office:value="17759" calcext:value-type="float">
            <text:p>17759</text:p>
          </table:table-cell>
          <table:table-cell table:formula="of:=[.B40]/SUM([.$B$2:.$B$1001])" office:value-type="percentage" office:value="0.00314660477995472" calcext:value-type="percentage">
            <text:p>0.31%</text:p>
          </table:table-cell>
        </table:table-row>
        <table:table-row table:style-name="ro1">
          <table:table-cell office:value-type="string" calcext:value-type="string">
            <text:p>prazo</text:p>
          </table:table-cell>
          <table:table-cell office:value-type="float" office:value="17494" calcext:value-type="float">
            <text:p>17494</text:p>
          </table:table-cell>
          <table:table-cell table:formula="of:=[.B41]/SUM([.$B$2:.$B$1001])" office:value-type="percentage" office:value="0.00309965110763713" calcext:value-type="percentage">
            <text:p>0.31%</text:p>
          </table:table-cell>
        </table:table-row>
        <table:table-row table:style-name="ro1">
          <table:table-cell office:value-type="string" calcext:value-type="string">
            <text:p>ano</text:p>
          </table:table-cell>
          <table:table-cell office:value-type="float" office:value="17261" calcext:value-type="float">
            <text:p>17261</text:p>
          </table:table-cell>
          <table:table-cell table:formula="of:=[.B42]/SUM([.$B$2:.$B$1001])" office:value-type="percentage" office:value="0.00305836731273148" calcext:value-type="percentage">
            <text:p>0.31%</text:p>
          </table:table-cell>
        </table:table-row>
        <table:table-row table:style-name="ro1">
          <table:table-cell office:value-type="string" calcext:value-type="string">
            <text:p>termos</text:p>
          </table:table-cell>
          <table:table-cell office:value-type="float" office:value="16638" calcext:value-type="float">
            <text:p>16638</text:p>
          </table:table-cell>
          <table:table-cell table:formula="of:=[.B43]/SUM([.$B$2:.$B$1001])" office:value-type="percentage" office:value="0.00294798188686787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empresas</text:p>
          </table:table-cell>
          <table:table-cell office:value-type="float" office:value="16590" calcext:value-type="float">
            <text:p>16590</text:p>
          </table:table-cell>
          <table:table-cell table:formula="of:=[.B44]/SUM([.$B$2:.$B$1001])" office:value-type="percentage" office:value="0.00293947707074997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risco</text:p>
          </table:table-cell>
          <table:table-cell office:value-type="float" office:value="16512" calcext:value-type="float">
            <text:p>16512</text:p>
          </table:table-cell>
          <table:table-cell table:formula="of:=[.B45]/SUM([.$B$2:.$B$1001])" office:value-type="percentage" office:value="0.00292565674455838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despesas</text:p>
          </table:table-cell>
          <table:table-cell office:value-type="float" office:value="16426" calcext:value-type="float">
            <text:p>16426</text:p>
          </table:table-cell>
          <table:table-cell table:formula="of:=[.B46]/SUM([.$B$2:.$B$1001])" office:value-type="percentage" office:value="0.0029104189490138" calcext:value-type="percentage">
            <text:p>0.29%</text:p>
          </table:table-cell>
        </table:table-row>
        <table:table-row table:style-name="ro1">
          <table:table-cell office:value-type="string" calcext:value-type="string">
            <text:p>emissão</text:p>
          </table:table-cell>
          <table:table-cell office:value-type="float" office:value="16043" calcext:value-type="float">
            <text:p>16043</text:p>
          </table:table-cell>
          <table:table-cell table:formula="of:=[.B47]/SUM([.$B$2:.$B$1001])" office:value-type="percentage" office:value="0.00284255760373971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conselho administração</text:p>
          </table:table-cell>
          <table:table-cell office:value-type="float" office:value="15828" calcext:value-type="float">
            <text:p>15828</text:p>
          </table:table-cell>
          <table:table-cell table:formula="of:=[.B48]/SUM([.$B$2:.$B$1001])" office:value-type="percentage" office:value="0.00280446311487827" calcext:value-type="percentage">
            <text:p>0.28%</text:p>
          </table:table-cell>
        </table:table-row>
        <table:table-row table:style-name="ro1">
          <table:table-cell table:style-name="ce3" office:value-type="string" calcext:value-type="string">
            <text:p>mobiliários</text:p>
          </table:table-cell>
          <table:table-cell office:value-type="float" office:value="15599" calcext:value-type="float">
            <text:p>15599</text:p>
          </table:table-cell>
          <table:table-cell table:formula="of:=[.B49]/SUM([.$B$2:.$B$1001])" office:value-type="percentage" office:value="0.00276388805464911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clientes</text:p>
          </table:table-cell>
          <table:table-cell office:value-type="float" office:value="15577" calcext:value-type="float">
            <text:p>15577</text:p>
          </table:table-cell>
          <table:table-cell table:formula="of:=[.B50]/SUM([.$B$2:.$B$1001])" office:value-type="percentage" office:value="0.00275999001392841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float" office:value="15467" calcext:value-type="float">
            <text:p>15467</text:p>
          </table:table-cell>
          <table:table-cell table:formula="of:=[.B51]/SUM([.$B$2:.$B$1001])" office:value-type="percentage" office:value="0.00274049981032488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lucro</text:p>
          </table:table-cell>
          <table:table-cell office:value-type="float" office:value="15294" calcext:value-type="float">
            <text:p>15294</text:p>
          </table:table-cell>
          <table:table-cell table:formula="of:=[.B52]/SUM([.$B$2:.$B$1001])" office:value-type="percentage" office:value="0.00270984703556661" calcext:value-type="percentage">
            <text:p>0.27%</text:p>
          </table:table-cell>
        </table:table-row>
        <table:table-row table:style-name="ro1">
          <table:table-cell table:style-name="ce3" office:value-type="string" calcext:value-type="string">
            <text:p>valores mobiliários</text:p>
          </table:table-cell>
          <table:table-cell office:value-type="float" office:value="15251" calcext:value-type="float">
            <text:p>15251</text:p>
          </table:table-cell>
          <table:table-cell table:formula="of:=[.B53]/SUM([.$B$2:.$B$1001])" office:value-type="percentage" office:value="0.00270222813779432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riscos</text:p>
          </table:table-cell>
          <table:table-cell office:value-type="float" office:value="15228" calcext:value-type="float">
            <text:p>15228</text:p>
          </table:table-cell>
          <table:table-cell table:formula="of:=[.B54]/SUM([.$B$2:.$B$1001])" office:value-type="percentage" office:value="0.00269815291340449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ativos</text:p>
          </table:table-cell>
          <table:table-cell office:value-type="float" office:value="15163" calcext:value-type="float">
            <text:p>15163</text:p>
          </table:table-cell>
          <table:table-cell table:formula="of:=[.B55]/SUM([.$B$2:.$B$1001])" office:value-type="percentage" office:value="0.0026866359749115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comunicado</text:p>
          </table:table-cell>
          <table:table-cell office:value-type="float" office:value="15047" calcext:value-type="float">
            <text:p>15047</text:p>
          </table:table-cell>
          <table:table-cell table:formula="of:=[.B56]/SUM([.$B$2:.$B$1001])" office:value-type="percentage" office:value="0.00266608266929324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caixa</text:p>
          </table:table-cell>
          <table:table-cell office:value-type="float" office:value="14980" calcext:value-type="float">
            <text:p>14980</text:p>
          </table:table-cell>
          <table:table-cell table:formula="of:=[.B57]/SUM([.$B$2:.$B$1001])" office:value-type="percentage" office:value="0.002654211363462" calcext:value-type="percentage">
            <text:p>0.27%</text:p>
          </table:table-cell>
        </table:table-row>
        <table:table-row table:style-name="ro1">
          <table:table-cell office:value-type="string" calcext:value-type="string">
            <text:p>investimento</text:p>
          </table:table-cell>
          <table:table-cell office:value-type="float" office:value="14932" calcext:value-type="float">
            <text:p>14932</text:p>
          </table:table-cell>
          <table:table-cell table:formula="of:=[.B58]/SUM([.$B$2:.$B$1001])" office:value-type="percentage" office:value="0.0026457065473441" calcext:value-type="percentage">
            <text:p>0.26%</text:p>
          </table:table-cell>
        </table:table-row>
        <table:table-row table:style-name="ro1">
          <table:table-cell office:value-type="string" calcext:value-type="string">
            <text:p>negócios</text:p>
          </table:table-cell>
          <table:table-cell office:value-type="float" office:value="14915" calcext:value-type="float">
            <text:p>14915</text:p>
          </table:table-cell>
          <table:table-cell table:formula="of:=[.B59]/SUM([.$B$2:.$B$1001])" office:value-type="percentage" office:value="0.00264269442496901" calcext:value-type="percentage">
            <text:p>0.26%</text:p>
          </table:table-cell>
        </table:table-row>
        <table:table-row table:style-name="ro1">
          <table:table-cell office:value-type="string" calcext:value-type="string">
            <text:p>rio</text:p>
          </table:table-cell>
          <table:table-cell office:value-type="float" office:value="14748" calcext:value-type="float">
            <text:p>14748</text:p>
          </table:table-cell>
          <table:table-cell table:formula="of:=[.B60]/SUM([.$B$2:.$B$1001])" office:value-type="percentage" office:value="0.00261310475222547" calcext:value-type="percentage">
            <text:p>0.26%</text:p>
          </table:table-cell>
        </table:table-row>
        <table:table-row table:style-name="ro1">
          <table:table-cell office:value-type="string" calcext:value-type="string">
            <text:p>serviços</text:p>
          </table:table-cell>
          <table:table-cell office:value-type="float" office:value="14657" calcext:value-type="float">
            <text:p>14657</text:p>
          </table:table-cell>
          <table:table-cell table:formula="of:=[.B61]/SUM([.$B$2:.$B$1001])" office:value-type="percentage" office:value="0.00259698103833528" calcext:value-type="percentage">
            <text:p>0.26%</text:p>
          </table:table-cell>
        </table:table-row>
        <table:table-row table:style-name="ro1">
          <table:table-cell office:value-type="string" calcext:value-type="string">
            <text:p>líquida</text:p>
          </table:table-cell>
          <table:table-cell office:value-type="float" office:value="14358" calcext:value-type="float">
            <text:p>14358</text:p>
          </table:table-cell>
          <table:table-cell table:formula="of:=[.B62]/SUM([.$B$2:.$B$1001])" office:value-type="percentage" office:value="0.00254400312126752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qualquer</text:p>
          </table:table-cell>
          <table:table-cell office:value-type="float" office:value="14243" calcext:value-type="float">
            <text:p>14243</text:p>
          </table:table-cell>
          <table:table-cell table:formula="of:=[.B63]/SUM([.$B$2:.$B$1001])" office:value-type="percentage" office:value="0.00252362699931837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relação</text:p>
          </table:table-cell>
          <table:table-cell office:value-type="float" office:value="14238" calcext:value-type="float">
            <text:p>14238</text:p>
          </table:table-cell>
          <table:table-cell table:formula="of:=[.B64]/SUM([.$B$2:.$B$1001])" office:value-type="percentage" office:value="0.00252274108097276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dívida</text:p>
          </table:table-cell>
          <table:table-cell office:value-type="float" office:value="14231" calcext:value-type="float">
            <text:p>14231</text:p>
          </table:table-cell>
          <table:table-cell table:formula="of:=[.B65]/SUM([.$B$2:.$B$1001])" office:value-type="percentage" office:value="0.0025215007952889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forma</text:p>
          </table:table-cell>
          <table:table-cell office:value-type="float" office:value="14144" calcext:value-type="float">
            <text:p>14144</text:p>
          </table:table-cell>
          <table:table-cell table:formula="of:=[.B66]/SUM([.$B$2:.$B$1001])" office:value-type="percentage" office:value="0.0025060858160752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aumento</text:p>
          </table:table-cell>
          <table:table-cell office:value-type="float" office:value="13813" calcext:value-type="float">
            <text:p>13813</text:p>
          </table:table-cell>
          <table:table-cell table:formula="of:=[.B67]/SUM([.$B$2:.$B$1001])" office:value-type="percentage" office:value="0.0024474380215955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vendas</text:p>
          </table:table-cell>
          <table:table-cell office:value-type="float" office:value="13583" calcext:value-type="float">
            <text:p>13583</text:p>
          </table:table-cell>
          <table:table-cell table:formula="of:=[.B68]/SUM([.$B$2:.$B$1001])" office:value-type="percentage" office:value="0.00240668577769722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anos</text:p>
          </table:table-cell>
          <table:table-cell office:value-type="float" office:value="13567" calcext:value-type="float">
            <text:p>13567</text:p>
          </table:table-cell>
          <table:table-cell table:formula="of:=[.B69]/SUM([.$B$2:.$B$1001])" office:value-type="percentage" office:value="0.00240385083899125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acordo</text:p>
          </table:table-cell>
          <table:table-cell office:value-type="float" office:value="13546" calcext:value-type="float">
            <text:p>13546</text:p>
          </table:table-cell>
          <table:table-cell table:formula="of:=[.B70]/SUM([.$B$2:.$B$1001])" office:value-type="percentage" office:value="0.00240012998193967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13530" calcext:value-type="float">
            <text:p>13530</text:p>
          </table:table-cell>
          <table:table-cell table:formula="of:=[.B71]/SUM([.$B$2:.$B$1001])" office:value-type="percentage" office:value="0.0023972950432337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investimentos</text:p>
          </table:table-cell>
          <table:table-cell office:value-type="float" office:value="13524" calcext:value-type="float">
            <text:p>13524</text:p>
          </table:table-cell>
          <table:table-cell table:formula="of:=[.B72]/SUM([.$B$2:.$B$1001])" office:value-type="percentage" office:value="0.00239623194121896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financeiro</text:p>
          </table:table-cell>
          <table:table-cell office:value-type="float" office:value="13471" calcext:value-type="float">
            <text:p>13471</text:p>
          </table:table-cell>
          <table:table-cell table:formula="of:=[.B73]/SUM([.$B$2:.$B$1001])" office:value-type="percentage" office:value="0.00238684120675545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float" office:value="13467" calcext:value-type="float">
            <text:p>13467</text:p>
          </table:table-cell>
          <table:table-cell table:formula="of:=[.B74]/SUM([.$B$2:.$B$1001])" office:value-type="percentage" office:value="0.00238613247207895" calcext:value-type="percentage">
            <text:p>0.24%</text:p>
          </table:table-cell>
        </table:table-row>
        <table:table-row table:style-name="ro1">
          <table:table-cell office:value-type="string" calcext:value-type="string">
            <text:p>exercício</text:p>
          </table:table-cell>
          <table:table-cell office:value-type="float" office:value="13237" calcext:value-type="float">
            <text:p>13237</text:p>
          </table:table-cell>
          <table:table-cell table:formula="of:=[.B75]/SUM([.$B$2:.$B$1001])" office:value-type="percentage" office:value="0.00234538022818067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operação</text:p>
          </table:table-cell>
          <table:table-cell office:value-type="float" office:value="13110" calcext:value-type="float">
            <text:p>13110</text:p>
          </table:table-cell>
          <table:table-cell table:formula="of:=[.B76]/SUM([.$B$2:.$B$1001])" office:value-type="percentage" office:value="0.00232287790220206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margem</text:p>
          </table:table-cell>
          <table:table-cell office:value-type="float" office:value="12938" calcext:value-type="float">
            <text:p>12938</text:p>
          </table:table-cell>
          <table:table-cell table:formula="of:=[.B77]/SUM([.$B$2:.$B$1001])" office:value-type="percentage" office:value="0.00229240231111291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período</text:p>
          </table:table-cell>
          <table:table-cell office:value-type="float" office:value="12925" calcext:value-type="float">
            <text:p>12925</text:p>
          </table:table-cell>
          <table:table-cell table:formula="of:=[.B78]/SUM([.$B$2:.$B$1001])" office:value-type="percentage" office:value="0.00229009892341431" calcext:value-type="percentage">
            <text:p>0.23%</text:p>
          </table:table-cell>
        </table:table-row>
        <table:table-row table:style-name="ro1">
          <table:table-cell office:value-type="string" calcext:value-type="string">
            <text:p>financeira</text:p>
          </table:table-cell>
          <table:table-cell office:value-type="float" office:value="12695" calcext:value-type="float">
            <text:p>12695</text:p>
          </table:table-cell>
          <table:table-cell table:formula="of:=[.B79]/SUM([.$B$2:.$B$1001])" office:value-type="percentage" office:value="0.00224934667951603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outras</text:p>
          </table:table-cell>
          <table:table-cell office:value-type="float" office:value="12642" calcext:value-type="float">
            <text:p>12642</text:p>
          </table:table-cell>
          <table:table-cell table:formula="of:=[.B80]/SUM([.$B$2:.$B$1001])" office:value-type="percentage" office:value="0.00223995594505251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carteira</text:p>
          </table:table-cell>
          <table:table-cell office:value-type="float" office:value="12574" calcext:value-type="float">
            <text:p>12574</text:p>
          </table:table-cell>
          <table:table-cell table:formula="of:=[.B81]/SUM([.$B$2:.$B$1001])" office:value-type="percentage" office:value="0.00222790745555215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juros</text:p>
          </table:table-cell>
          <table:table-cell office:value-type="float" office:value="12566" calcext:value-type="float">
            <text:p>12566</text:p>
          </table:table-cell>
          <table:table-cell table:formula="of:=[.B82]/SUM([.$B$2:.$B$1001])" office:value-type="percentage" office:value="0.00222648998619916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gestão</text:p>
          </table:table-cell>
          <table:table-cell office:value-type="float" office:value="12532" calcext:value-type="float">
            <text:p>12532</text:p>
          </table:table-cell>
          <table:table-cell table:formula="of:=[.B83]/SUM([.$B$2:.$B$1001])" office:value-type="percentage" office:value="0.00222046574144898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million</text:p>
          </table:table-cell>
          <table:table-cell office:value-type="float" office:value="12209" calcext:value-type="float">
            <text:p>12209</text:p>
          </table:table-cell>
          <table:table-cell table:formula="of:=[.B84]/SUM([.$B$2:.$B$1001])" office:value-type="percentage" office:value="0.00216323541632227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comunicado mercado</text:p>
          </table:table-cell>
          <table:table-cell office:value-type="float" office:value="12172" calcext:value-type="float">
            <text:p>12172</text:p>
          </table:table-cell>
          <table:table-cell table:formula="of:=[.B85]/SUM([.$B$2:.$B$1001])" office:value-type="percentage" office:value="0.00215667962056472" calcext:value-type="percentage">
            <text:p>0.22%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float" office:value="12129" calcext:value-type="float">
            <text:p>12129</text:p>
          </table:table-cell>
          <table:table-cell table:formula="of:=[.B86]/SUM([.$B$2:.$B$1001])" office:value-type="percentage" office:value="0.00214906072279243" calcext:value-type="percentage">
            <text:p>0.21%</text:p>
          </table:table-cell>
        </table:table-row>
        <table:table-row table:style-name="ro1">
          <table:table-cell table:style-name="ce1" office:value-type="string" calcext:value-type="string">
            <text:p>www</text:p>
          </table:table-cell>
          <table:table-cell office:value-type="float" office:value="12041" calcext:value-type="float">
            <text:p>12041</text:p>
          </table:table-cell>
          <table:table-cell table:formula="of:=[.B87]/SUM([.$B$2:.$B$1001])" office:value-type="percentage" office:value="0.00213346855990961" calcext:value-type="percentage">
            <text:p>0.21%</text:p>
          </table:table-cell>
        </table:table-row>
        <table:table-row table:style-name="ro1">
          <table:table-cell table:style-name="ce1" office:value-type="string" calcext:value-type="string">
            <text:p>market</text:p>
          </table:table-cell>
          <table:table-cell office:value-type="float" office:value="11865" calcext:value-type="float">
            <text:p>11865</text:p>
          </table:table-cell>
          <table:table-cell table:formula="of:=[.B88]/SUM([.$B$2:.$B$1001])" office:value-type="percentage" office:value="0.00210228423414397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preço</text:p>
          </table:table-cell>
          <table:table-cell office:value-type="float" office:value="11855" calcext:value-type="float">
            <text:p>11855</text:p>
          </table:table-cell>
          <table:table-cell table:formula="of:=[.B89]/SUM([.$B$2:.$B$1001])" office:value-type="percentage" office:value="0.00210051239745274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aberta</text:p>
          </table:table-cell>
          <table:table-cell office:value-type="float" office:value="11810" calcext:value-type="float">
            <text:p>11810</text:p>
          </table:table-cell>
          <table:table-cell table:formula="of:=[.B90]/SUM([.$B$2:.$B$1001])" office:value-type="percentage" office:value="0.0020925391323422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financeiras</text:p>
          </table:table-cell>
          <table:table-cell office:value-type="float" office:value="11759" calcext:value-type="float">
            <text:p>11759</text:p>
          </table:table-cell>
          <table:table-cell table:formula="of:=[.B91]/SUM([.$B$2:.$B$1001])" office:value-type="percentage" office:value="0.00208350276521693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float" office:value="11750" calcext:value-type="float">
            <text:p>11750</text:p>
          </table:table-cell>
          <table:table-cell table:formula="of:=[.B92]/SUM([.$B$2:.$B$1001])" office:value-type="percentage" office:value="0.00208190811219483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lei</text:p>
          </table:table-cell>
          <table:table-cell office:value-type="float" office:value="11591" calcext:value-type="float">
            <text:p>11591</text:p>
          </table:table-cell>
          <table:table-cell table:formula="of:=[.B93]/SUM([.$B$2:.$B$1001])" office:value-type="percentage" office:value="0.00205373590880427" calcext:value-type="percentage">
            <text:p>0.21%</text:p>
          </table:table-cell>
        </table:table-row>
        <table:table-row table:style-name="ro1">
          <table:table-cell office:value-type="string" calcext:value-type="string">
            <text:p>maior</text:p>
          </table:table-cell>
          <table:table-cell office:value-type="float" office:value="11554" calcext:value-type="float">
            <text:p>11554</text:p>
          </table:table-cell>
          <table:table-cell table:formula="of:=[.B94]/SUM([.$B$2:.$B$1001])" office:value-type="percentage" office:value="0.0020471801130467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11543" calcext:value-type="float">
            <text:p>11543</text:p>
          </table:table-cell>
          <table:table-cell table:formula="of:=[.B95]/SUM([.$B$2:.$B$1001])" office:value-type="percentage" office:value="0.00204523109268637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1518" calcext:value-type="float">
            <text:p>11518</text:p>
          </table:table-cell>
          <table:table-cell table:formula="of:=[.B96]/SUM([.$B$2:.$B$1001])" office:value-type="percentage" office:value="0.0020408015009583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float" office:value="11411" calcext:value-type="float">
            <text:p>11411</text:p>
          </table:table-cell>
          <table:table-cell table:formula="of:=[.B97]/SUM([.$B$2:.$B$1001])" office:value-type="percentage" office:value="0.00202184284836214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venda</text:p>
          </table:table-cell>
          <table:table-cell office:value-type="float" office:value="11347" calcext:value-type="float">
            <text:p>11347</text:p>
          </table:table-cell>
          <table:table-cell table:formula="of:=[.B98]/SUM([.$B$2:.$B$1001])" office:value-type="percentage" office:value="0.00201050309353827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instrução</text:p>
          </table:table-cell>
          <table:table-cell office:value-type="float" office:value="11341" calcext:value-type="float">
            <text:p>11341</text:p>
          </table:table-cell>
          <table:table-cell table:formula="of:=[.B99]/SUM([.$B$2:.$B$1001])" office:value-type="percentage" office:value="0.00200943999152353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empresa</text:p>
          </table:table-cell>
          <table:table-cell office:value-type="float" office:value="11235" calcext:value-type="float">
            <text:p>11235</text:p>
          </table:table-cell>
          <table:table-cell table:formula="of:=[.B100]/SUM([.$B$2:.$B$1001])" office:value-type="percentage" office:value="0.0019906585225965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plano</text:p>
          </table:table-cell>
          <table:table-cell office:value-type="float" office:value="11082" calcext:value-type="float">
            <text:p>11082</text:p>
          </table:table-cell>
          <table:table-cell table:formula="of:=[.B101]/SUM([.$B$2:.$B$1001])" office:value-type="percentage" office:value="0.00196354942122069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operacional</text:p>
          </table:table-cell>
          <table:table-cell office:value-type="float" office:value="11079" calcext:value-type="float">
            <text:p>11079</text:p>
          </table:table-cell>
          <table:table-cell table:formula="of:=[.B102]/SUM([.$B$2:.$B$1001])" office:value-type="percentage" office:value="0.0019630178702133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aquisição</text:p>
          </table:table-cell>
          <table:table-cell office:value-type="float" office:value="10994" calcext:value-type="float">
            <text:p>10994</text:p>
          </table:table-cell>
          <table:table-cell table:formula="of:=[.B103]/SUM([.$B$2:.$B$1001])" office:value-type="percentage" office:value="0.00194795725833786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ação</text:p>
          </table:table-cell>
          <table:table-cell office:value-type="float" office:value="10967" calcext:value-type="float">
            <text:p>10967</text:p>
          </table:table-cell>
          <table:table-cell table:formula="of:=[.B104]/SUM([.$B$2:.$B$1001])" office:value-type="percentage" office:value="0.00194317329927154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meio</text:p>
          </table:table-cell>
          <table:table-cell office:value-type="float" office:value="10814" calcext:value-type="float">
            <text:p>10814</text:p>
          </table:table-cell>
          <table:table-cell table:formula="of:=[.B105]/SUM([.$B$2:.$B$1001])" office:value-type="percentage" office:value="0.00191606419789573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distribuição</text:p>
          </table:table-cell>
          <table:table-cell office:value-type="float" office:value="10812" calcext:value-type="float">
            <text:p>10812</text:p>
          </table:table-cell>
          <table:table-cell table:formula="of:=[.B106]/SUM([.$B$2:.$B$1001])" office:value-type="percentage" office:value="0.00191570983055749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redução</text:p>
          </table:table-cell>
          <table:table-cell office:value-type="float" office:value="10812" calcext:value-type="float">
            <text:p>10812</text:p>
          </table:table-cell>
          <table:table-cell table:formula="of:=[.B107]/SUM([.$B$2:.$B$1001])" office:value-type="percentage" office:value="0.00191570983055749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relevante</text:p>
          </table:table-cell>
          <table:table-cell office:value-type="float" office:value="10812" calcext:value-type="float">
            <text:p>10812</text:p>
          </table:table-cell>
          <table:table-cell table:formula="of:=[.B108]/SUM([.$B$2:.$B$1001])" office:value-type="percentage" office:value="0.00191570983055749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produção</text:p>
          </table:table-cell>
          <table:table-cell office:value-type="float" office:value="10556" calcext:value-type="float">
            <text:p>10556</text:p>
          </table:table-cell>
          <table:table-cell table:formula="of:=[.B109]/SUM([.$B$2:.$B$1001])" office:value-type="percentage" office:value="0.00187035081126201" calcext:value-type="percentage">
            <text:p>0.19%</text:p>
          </table:table-cell>
        </table:table-row>
        <table:table-row table:style-name="ro1">
          <table:table-cell table:style-name="ce1" office:value-type="string" calcext:value-type="string">
            <text:p>securities</text:p>
          </table:table-cell>
          <table:table-cell office:value-type="float" office:value="10468" calcext:value-type="float">
            <text:p>10468</text:p>
          </table:table-cell>
          <table:table-cell table:formula="of:=[.B110]/SUM([.$B$2:.$B$1001])" office:value-type="percentage" office:value="0.00185475864837919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sendo</text:p>
          </table:table-cell>
          <table:table-cell office:value-type="float" office:value="10431" calcext:value-type="float">
            <text:p>10431</text:p>
          </table:table-cell>
          <table:table-cell table:formula="of:=[.B111]/SUM([.$B$2:.$B$1001])" office:value-type="percentage" office:value="0.00184820285262164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lucro líquido</text:p>
          </table:table-cell>
          <table:table-cell office:value-type="float" office:value="10207" calcext:value-type="float">
            <text:p>10207</text:p>
          </table:table-cell>
          <table:table-cell table:formula="of:=[.B112]/SUM([.$B$2:.$B$1001])" office:value-type="percentage" office:value="0.00180851371073809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operacionais</text:p>
          </table:table-cell>
          <table:table-cell office:value-type="float" office:value="10071" calcext:value-type="float">
            <text:p>10071</text:p>
          </table:table-cell>
          <table:table-cell table:formula="of:=[.B113]/SUM([.$B$2:.$B$1001])" office:value-type="percentage" office:value="0.00178441673173737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caso</text:p>
          </table:table-cell>
          <table:table-cell office:value-type="float" office:value="10012" calcext:value-type="float">
            <text:p>10012</text:p>
          </table:table-cell>
          <table:table-cell table:formula="of:=[.B114]/SUM([.$B$2:.$B$1001])" office:value-type="percentage" office:value="0.00177396289525911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condições</text:p>
          </table:table-cell>
          <table:table-cell office:value-type="float" office:value="10002" calcext:value-type="float">
            <text:p>10002</text:p>
          </table:table-cell>
          <table:table-cell table:formula="of:=[.B115]/SUM([.$B$2:.$B$1001])" office:value-type="percentage" office:value="0.00177219105856788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produtos</text:p>
          </table:table-cell>
          <table:table-cell office:value-type="float" office:value="9917" calcext:value-type="float">
            <text:p>9917</text:p>
          </table:table-cell>
          <table:table-cell table:formula="of:=[.B116]/SUM([.$B$2:.$B$1001])" office:value-type="percentage" office:value="0.00175713044669243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9908" calcext:value-type="float">
            <text:p>9908</text:p>
          </table:table-cell>
          <table:table-cell table:formula="of:=[.B117]/SUM([.$B$2:.$B$1001])" office:value-type="percentage" office:value="0.00175553579367033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financeiros</text:p>
          </table:table-cell>
          <table:table-cell office:value-type="float" office:value="9887" calcext:value-type="float">
            <text:p>9887</text:p>
          </table:table-cell>
          <table:table-cell table:formula="of:=[.B118]/SUM([.$B$2:.$B$1001])" office:value-type="percentage" office:value="0.00175181493661874" calcext:value-type="percentage">
            <text:p>0.18%</text:p>
          </table:table-cell>
        </table:table-row>
        <table:table-row table:style-name="ro1">
          <table:table-cell office:value-type="string" calcext:value-type="string">
            <text:p>trimestre</text:p>
          </table:table-cell>
          <table:table-cell office:value-type="float" office:value="9875" calcext:value-type="float">
            <text:p>9875</text:p>
          </table:table-cell>
          <table:table-cell table:formula="of:=[.B119]/SUM([.$B$2:.$B$1001])" office:value-type="percentage" office:value="0.00174968873258927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cada</text:p>
          </table:table-cell>
          <table:table-cell office:value-type="float" office:value="9840" calcext:value-type="float">
            <text:p>9840</text:p>
          </table:table-cell>
          <table:table-cell table:formula="of:=[.B120]/SUM([.$B$2:.$B$1001])" office:value-type="percentage" office:value="0.00174348730416996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médio</text:p>
          </table:table-cell>
          <table:table-cell office:value-type="float" office:value="9828" calcext:value-type="float">
            <text:p>9828</text:p>
          </table:table-cell>
          <table:table-cell table:formula="of:=[.B121]/SUM([.$B$2:.$B$1001])" office:value-type="percentage" office:value="0.00174136110014049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remuneração</text:p>
          </table:table-cell>
          <table:table-cell office:value-type="float" office:value="9793" calcext:value-type="float">
            <text:p>9793</text:p>
          </table:table-cell>
          <table:table-cell table:formula="of:=[.B122]/SUM([.$B$2:.$B$1001])" office:value-type="percentage" office:value="0.00173515967172119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meses</text:p>
          </table:table-cell>
          <table:table-cell office:value-type="float" office:value="9715" calcext:value-type="float">
            <text:p>9715</text:p>
          </table:table-cell>
          <table:table-cell table:formula="of:=[.B123]/SUM([.$B$2:.$B$1001])" office:value-type="percentage" office:value="0.00172133934552959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capacidade</text:p>
          </table:table-cell>
          <table:table-cell office:value-type="float" office:value="9676" calcext:value-type="float">
            <text:p>9676</text:p>
          </table:table-cell>
          <table:table-cell table:formula="of:=[.B124]/SUM([.$B$2:.$B$1001])" office:value-type="percentage" office:value="0.0017144291824338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fato</text:p>
          </table:table-cell>
          <table:table-cell office:value-type="float" office:value="9675" calcext:value-type="float">
            <text:p>9675</text:p>
          </table:table-cell>
          <table:table-cell table:formula="of:=[.B125]/SUM([.$B$2:.$B$1001])" office:value-type="percentage" office:value="0.00171425199876468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ordinárias</text:p>
          </table:table-cell>
          <table:table-cell office:value-type="float" office:value="9506" calcext:value-type="float">
            <text:p>9506</text:p>
          </table:table-cell>
          <table:table-cell table:formula="of:=[.B126]/SUM([.$B$2:.$B$1001])" office:value-type="percentage" office:value="0.00168430795868289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futuros</text:p>
          </table:table-cell>
          <table:table-cell office:value-type="float" office:value="9481" calcext:value-type="float">
            <text:p>9481</text:p>
          </table:table-cell>
          <table:table-cell table:formula="of:=[.B127]/SUM([.$B$2:.$B$1001])" office:value-type="percentage" office:value="0.00167987836695482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dias</text:p>
          </table:table-cell>
          <table:table-cell office:value-type="float" office:value="9366" calcext:value-type="float">
            <text:p>9366</text:p>
          </table:table-cell>
          <table:table-cell table:formula="of:=[.B128]/SUM([.$B$2:.$B$1001])" office:value-type="percentage" office:value="0.00165950224500568" calcext:value-type="percentage">
            <text:p>0.17%</text:p>
          </table:table-cell>
        </table:table-row>
        <table:table-row table:style-name="ro1">
          <table:table-cell office:value-type="string" calcext:value-type="string">
            <text:p>pessoas</text:p>
          </table:table-cell>
          <table:table-cell office:value-type="float" office:value="9276" calcext:value-type="float">
            <text:p>9276</text:p>
          </table:table-cell>
          <table:table-cell table:formula="of:=[.B129]/SUM([.$B$2:.$B$1001])" office:value-type="percentage" office:value="0.00164355571478461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artigo</text:p>
          </table:table-cell>
          <table:table-cell office:value-type="float" office:value="9204" calcext:value-type="float">
            <text:p>9204</text:p>
          </table:table-cell>
          <table:table-cell table:formula="of:=[.B130]/SUM([.$B$2:.$B$1001])" office:value-type="percentage" office:value="0.00163079849060776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bem</text:p>
          </table:table-cell>
          <table:table-cell office:value-type="float" office:value="9104" calcext:value-type="float">
            <text:p>9104</text:p>
          </table:table-cell>
          <table:table-cell table:formula="of:=[.B131]/SUM([.$B$2:.$B$1001])" office:value-type="percentage" office:value="0.00161308012369546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9099" calcext:value-type="float">
            <text:p>9099</text:p>
          </table:table-cell>
          <table:table-cell table:formula="of:=[.B132]/SUM([.$B$2:.$B$1001])" office:value-type="percentage" office:value="0.00161219420534985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geração</text:p>
          </table:table-cell>
          <table:table-cell office:value-type="float" office:value="9041" calcext:value-type="float">
            <text:p>9041</text:p>
          </table:table-cell>
          <table:table-cell table:formula="of:=[.B133]/SUM([.$B$2:.$B$1001])" office:value-type="percentage" office:value="0.00160191755254072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office:value-type="float" office:value="8965" calcext:value-type="float">
            <text:p>8965</text:p>
          </table:table-cell>
          <table:table-cell table:formula="of:=[.B134]/SUM([.$B$2:.$B$1001])" office:value-type="percentage" office:value="0.00158845159368737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pagamento</text:p>
          </table:table-cell>
          <table:table-cell office:value-type="float" office:value="8892" calcext:value-type="float">
            <text:p>8892</text:p>
          </table:table-cell>
          <table:table-cell table:formula="of:=[.B135]/SUM([.$B$2:.$B$1001])" office:value-type="percentage" office:value="0.00157551718584139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assembleia</text:p>
          </table:table-cell>
          <table:table-cell office:value-type="float" office:value="8824" calcext:value-type="float">
            <text:p>8824</text:p>
          </table:table-cell>
          <table:table-cell table:formula="of:=[.B136]/SUM([.$B$2:.$B$1001])" office:value-type="percentage" office:value="0.00156346869634103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tais</text:p>
          </table:table-cell>
          <table:table-cell office:value-type="float" office:value="8752" calcext:value-type="float">
            <text:p>8752</text:p>
          </table:table-cell>
          <table:table-cell table:formula="of:=[.B137]/SUM([.$B$2:.$B$1001])" office:value-type="percentage" office:value="0.00155071147216418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ações ordinárias</text:p>
          </table:table-cell>
          <table:table-cell office:value-type="float" office:value="8703" calcext:value-type="float">
            <text:p>8703</text:p>
          </table:table-cell>
          <table:table-cell table:formula="of:=[.B138]/SUM([.$B$2:.$B$1001])" office:value-type="percentage" office:value="0.00154202947237715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apresentação</text:p>
          </table:table-cell>
          <table:table-cell office:value-type="float" office:value="8661" calcext:value-type="float">
            <text:p>8661</text:p>
          </table:table-cell>
          <table:table-cell table:formula="of:=[.B139]/SUM([.$B$2:.$B$1001])" office:value-type="percentage" office:value="0.00153458775827399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índice</text:p>
          </table:table-cell>
          <table:table-cell office:value-type="float" office:value="8649" calcext:value-type="float">
            <text:p>8649</text:p>
          </table:table-cell>
          <table:table-cell table:formula="of:=[.B140]/SUM([.$B$2:.$B$1001])" office:value-type="percentage" office:value="0.00153246155424451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contrato</text:p>
          </table:table-cell>
          <table:table-cell office:value-type="float" office:value="8647" calcext:value-type="float">
            <text:p>8647</text:p>
          </table:table-cell>
          <table:table-cell table:formula="of:=[.B141]/SUM([.$B$2:.$B$1001])" office:value-type="percentage" office:value="0.00153210718690627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statements</text:p>
          </table:table-cell>
          <table:table-cell office:value-type="float" office:value="8633" calcext:value-type="float">
            <text:p>8633</text:p>
          </table:table-cell>
          <table:table-cell table:formula="of:=[.B142]/SUM([.$B$2:.$B$1001])" office:value-type="percentage" office:value="0.00152962661553855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ajustado</text:p>
          </table:table-cell>
          <table:table-cell office:value-type="float" office:value="8628" calcext:value-type="float">
            <text:p>8628</text:p>
          </table:table-cell>
          <table:table-cell table:formula="of:=[.B143]/SUM([.$B$2:.$B$1001])" office:value-type="percentage" office:value="0.00152874069719293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desempenho</text:p>
          </table:table-cell>
          <table:table-cell office:value-type="float" office:value="8558" calcext:value-type="float">
            <text:p>8558</text:p>
          </table:table-cell>
          <table:table-cell table:formula="of:=[.B144]/SUM([.$B$2:.$B$1001])" office:value-type="percentage" office:value="0.00151633784035432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número</text:p>
          </table:table-cell>
          <table:table-cell office:value-type="float" office:value="8508" calcext:value-type="float">
            <text:p>8508</text:p>
          </table:table-cell>
          <table:table-cell table:formula="of:=[.B145]/SUM([.$B$2:.$B$1001])" office:value-type="percentage" office:value="0.00150747865689818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float" office:value="8474" calcext:value-type="float">
            <text:p>8474</text:p>
          </table:table-cell>
          <table:table-cell table:formula="of:=[.B146]/SUM([.$B$2:.$B$1001])" office:value-type="percentage" office:value="0.001501454412148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podem</text:p>
          </table:table-cell>
          <table:table-cell office:value-type="float" office:value="8469" calcext:value-type="float">
            <text:p>8469</text:p>
          </table:table-cell>
          <table:table-cell table:formula="of:=[.B147]/SUM([.$B$2:.$B$1001])" office:value-type="percentage" office:value="0.00150056849380238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após</text:p>
          </table:table-cell>
          <table:table-cell office:value-type="float" office:value="8456" calcext:value-type="float">
            <text:p>8456</text:p>
          </table:table-cell>
          <table:table-cell table:formula="of:=[.B148]/SUM([.$B$2:.$B$1001])" office:value-type="percentage" office:value="0.00149826510610378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8446" calcext:value-type="float">
            <text:p>8446</text:p>
          </table:table-cell>
          <table:table-cell table:formula="of:=[.B149]/SUM([.$B$2:.$B$1001])" office:value-type="percentage" office:value="0.00149649326941255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negociação</text:p>
          </table:table-cell>
          <table:table-cell office:value-type="float" office:value="8391" calcext:value-type="float">
            <text:p>8391</text:p>
          </table:table-cell>
          <table:table-cell table:formula="of:=[.B150]/SUM([.$B$2:.$B$1001])" office:value-type="percentage" office:value="0.00148674816761079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controle</text:p>
          </table:table-cell>
          <table:table-cell office:value-type="float" office:value="8297" calcext:value-type="float">
            <text:p>8297</text:p>
          </table:table-cell>
          <table:table-cell table:formula="of:=[.B151]/SUM([.$B$2:.$B$1001])" office:value-type="percentage" office:value="0.00147009290271323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8282" calcext:value-type="float">
            <text:p>8282</text:p>
          </table:table-cell>
          <table:table-cell table:formula="of:=[.B152]/SUM([.$B$2:.$B$1001])" office:value-type="percentage" office:value="0.00146743514767639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américa</text:p>
          </table:table-cell>
          <table:table-cell office:value-type="float" office:value="8258" calcext:value-type="float">
            <text:p>8258</text:p>
          </table:table-cell>
          <table:table-cell table:formula="of:=[.B153]/SUM([.$B$2:.$B$1001])" office:value-type="percentage" office:value="0.00146318273961744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office:value-type="float" office:value="8251" calcext:value-type="float">
            <text:p>8251</text:p>
          </table:table-cell>
          <table:table-cell table:formula="of:=[.B154]/SUM([.$B$2:.$B$1001])" office:value-type="percentage" office:value="0.00146194245393357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recursos</text:p>
          </table:table-cell>
          <table:table-cell office:value-type="float" office:value="8229" calcext:value-type="float">
            <text:p>8229</text:p>
          </table:table-cell>
          <table:table-cell table:formula="of:=[.B155]/SUM([.$B$2:.$B$1001])" office:value-type="percentage" office:value="0.00145804441321287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fato relevante</text:p>
          </table:table-cell>
          <table:table-cell office:value-type="float" office:value="8228" calcext:value-type="float">
            <text:p>8228</text:p>
          </table:table-cell>
          <table:table-cell table:formula="of:=[.B156]/SUM([.$B$2:.$B$1001])" office:value-type="percentage" office:value="0.00145786722954375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pública</text:p>
          </table:table-cell>
          <table:table-cell office:value-type="float" office:value="8181" calcext:value-type="float">
            <text:p>8181</text:p>
          </table:table-cell>
          <table:table-cell table:formula="of:=[.B157]/SUM([.$B$2:.$B$1001])" office:value-type="percentage" office:value="0.00144953959709497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direito</text:p>
          </table:table-cell>
          <table:table-cell office:value-type="float" office:value="8127" calcext:value-type="float">
            <text:p>8127</text:p>
          </table:table-cell>
          <table:table-cell table:formula="of:=[.B158]/SUM([.$B$2:.$B$1001])" office:value-type="percentage" office:value="0.00143997167896233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contratos</text:p>
          </table:table-cell>
          <table:table-cell office:value-type="float" office:value="8088" calcext:value-type="float">
            <text:p>8088</text:p>
          </table:table-cell>
          <table:table-cell table:formula="of:=[.B159]/SUM([.$B$2:.$B$1001])" office:value-type="percentage" office:value="0.00143306151586653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8036" calcext:value-type="float">
            <text:p>8036</text:p>
          </table:table-cell>
          <table:table-cell table:formula="of:=[.B160]/SUM([.$B$2:.$B$1001])" office:value-type="percentage" office:value="0.00142384796507214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fiscal</text:p>
          </table:table-cell>
          <table:table-cell office:value-type="float" office:value="8035" calcext:value-type="float">
            <text:p>8035</text:p>
          </table:table-cell>
          <table:table-cell table:formula="of:=[.B161]/SUM([.$B$2:.$B$1001])" office:value-type="percentage" office:value="0.00142367078140301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nire</text:p>
          </table:table-cell>
          <table:table-cell office:value-type="float" office:value="8009" calcext:value-type="float">
            <text:p>8009</text:p>
          </table:table-cell>
          <table:table-cell table:formula="of:=[.B162]/SUM([.$B$2:.$B$1001])" office:value-type="percentage" office:value="0.00141906400600582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ainda</text:p>
          </table:table-cell>
          <table:table-cell office:value-type="float" office:value="8006" calcext:value-type="float">
            <text:p>8006</text:p>
          </table:table-cell>
          <table:table-cell table:formula="of:=[.B163]/SUM([.$B$2:.$B$1001])" office:value-type="percentage" office:value="0.00141853245499845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custos</text:p>
          </table:table-cell>
          <table:table-cell office:value-type="float" office:value="8001" calcext:value-type="float">
            <text:p>8001</text:p>
          </table:table-cell>
          <table:table-cell table:formula="of:=[.B164]/SUM([.$B$2:.$B$1001])" office:value-type="percentage" office:value="0.00141764653665283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abaixo</text:p>
          </table:table-cell>
          <table:table-cell office:value-type="float" office:value="7925" calcext:value-type="float">
            <text:p>7925</text:p>
          </table:table-cell>
          <table:table-cell table:formula="of:=[.B165]/SUM([.$B$2:.$B$1001])" office:value-type="percentage" office:value="0.00140418057779949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office:value-type="float" office:value="7920" calcext:value-type="float">
            <text:p>7920</text:p>
          </table:table-cell>
          <table:table-cell table:formula="of:=[.B166]/SUM([.$B$2:.$B$1001])" office:value-type="percentage" office:value="0.00140329465945387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acima</text:p>
          </table:table-cell>
          <table:table-cell office:value-type="float" office:value="7907" calcext:value-type="float">
            <text:p>7907</text:p>
          </table:table-cell>
          <table:table-cell table:formula="of:=[.B167]/SUM([.$B$2:.$B$1001])" office:value-type="percentage" office:value="0.00140099127175528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preferenciais</text:p>
          </table:table-cell>
          <table:table-cell office:value-type="float" office:value="7894" calcext:value-type="float">
            <text:p>7894</text:p>
          </table:table-cell>
          <table:table-cell table:formula="of:=[.B168]/SUM([.$B$2:.$B$1001])" office:value-type="percentage" office:value="0.00139868788405668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receitas</text:p>
          </table:table-cell>
          <table:table-cell office:value-type="float" office:value="7858" calcext:value-type="float">
            <text:p>7858</text:p>
          </table:table-cell>
          <table:table-cell table:formula="of:=[.B169]/SUM([.$B$2:.$B$1001])" office:value-type="percentage" office:value="0.00139230927196825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expectativas</text:p>
          </table:table-cell>
          <table:table-cell office:value-type="float" office:value="7853" calcext:value-type="float">
            <text:p>7853</text:p>
          </table:table-cell>
          <table:table-cell table:formula="of:=[.B170]/SUM([.$B$2:.$B$1001])" office:value-type="percentage" office:value="0.00139142335362264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7841" calcext:value-type="float">
            <text:p>7841</text:p>
          </table:table-cell>
          <table:table-cell table:formula="of:=[.B171]/SUM([.$B$2:.$B$1001])" office:value-type="percentage" office:value="0.00138929714959316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processo</text:p>
          </table:table-cell>
          <table:table-cell office:value-type="float" office:value="7776" calcext:value-type="float">
            <text:p>7776</text:p>
          </table:table-cell>
          <table:table-cell table:formula="of:=[.B172]/SUM([.$B$2:.$B$1001])" office:value-type="percentage" office:value="0.00137778021110017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presidente</text:p>
          </table:table-cell>
          <table:table-cell office:value-type="float" office:value="7702" calcext:value-type="float">
            <text:p>7702</text:p>
          </table:table-cell>
          <table:table-cell table:formula="of:=[.B173]/SUM([.$B$2:.$B$1001])" office:value-type="percentage" office:value="0.00136466861958507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debêntures</text:p>
          </table:table-cell>
          <table:table-cell office:value-type="float" office:value="7700" calcext:value-type="float">
            <text:p>7700</text:p>
          </table:table-cell>
          <table:table-cell table:formula="of:=[.B174]/SUM([.$B$2:.$B$1001])" office:value-type="percentage" office:value="0.00136431425224682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thousand</text:p>
          </table:table-cell>
          <table:table-cell office:value-type="float" office:value="7699" calcext:value-type="float">
            <text:p>7699</text:p>
          </table:table-cell>
          <table:table-cell table:formula="of:=[.B175]/SUM([.$B$2:.$B$1001])" office:value-type="percentage" office:value="0.0013641370685777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projeções</text:p>
          </table:table-cell>
          <table:table-cell office:value-type="float" office:value="7696" calcext:value-type="float">
            <text:p>7696</text:p>
          </table:table-cell>
          <table:table-cell table:formula="of:=[.B176]/SUM([.$B$2:.$B$1001])" office:value-type="percentage" office:value="0.00136360551757033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partir</text:p>
          </table:table-cell>
          <table:table-cell office:value-type="float" office:value="7675" calcext:value-type="float">
            <text:p>7675</text:p>
          </table:table-cell>
          <table:table-cell table:formula="of:=[.B177]/SUM([.$B$2:.$B$1001])" office:value-type="percentage" office:value="0.00135988466051875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brasileiro</text:p>
          </table:table-cell>
          <table:table-cell office:value-type="float" office:value="7620" calcext:value-type="float">
            <text:p>7620</text:p>
          </table:table-cell>
          <table:table-cell table:formula="of:=[.B178]/SUM([.$B$2:.$B$1001])" office:value-type="percentage" office:value="0.00135013955871698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declarações</text:p>
          </table:table-cell>
          <table:table-cell office:value-type="float" office:value="7578" calcext:value-type="float">
            <text:p>7578</text:p>
          </table:table-cell>
          <table:table-cell table:formula="of:=[.B179]/SUM([.$B$2:.$B$1001])" office:value-type="percentage" office:value="0.00134269784461382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programa</text:p>
          </table:table-cell>
          <table:table-cell office:value-type="float" office:value="7520" calcext:value-type="float">
            <text:p>7520</text:p>
          </table:table-cell>
          <table:table-cell table:formula="of:=[.B180]/SUM([.$B$2:.$B$1001])" office:value-type="percentage" office:value="0.00133242119180469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nível</text:p>
          </table:table-cell>
          <table:table-cell office:value-type="float" office:value="7474" calcext:value-type="float">
            <text:p>7474</text:p>
          </table:table-cell>
          <table:table-cell table:formula="of:=[.B181]/SUM([.$B$2:.$B$1001])" office:value-type="percentage" office:value="0.00132427074302503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dividendos</text:p>
          </table:table-cell>
          <table:table-cell office:value-type="float" office:value="7466" calcext:value-type="float">
            <text:p>7466</text:p>
          </table:table-cell>
          <table:table-cell table:formula="of:=[.B182]/SUM([.$B$2:.$B$1001])" office:value-type="percentage" office:value="0.00132285327367205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float" office:value="7423" calcext:value-type="float">
            <text:p>7423</text:p>
          </table:table-cell>
          <table:table-cell table:formula="of:=[.B183]/SUM([.$B$2:.$B$1001])" office:value-type="percentage" office:value="0.00131523437589976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desde</text:p>
          </table:table-cell>
          <table:table-cell office:value-type="float" office:value="7379" calcext:value-type="float">
            <text:p>7379</text:p>
          </table:table-cell>
          <table:table-cell table:formula="of:=[.B184]/SUM([.$B$2:.$B$1001])" office:value-type="percentage" office:value="0.00130743829445835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além</text:p>
          </table:table-cell>
          <table:table-cell office:value-type="float" office:value="7375" calcext:value-type="float">
            <text:p>7375</text:p>
          </table:table-cell>
          <table:table-cell table:formula="of:=[.B185]/SUM([.$B$2:.$B$1001])" office:value-type="percentage" office:value="0.00130672955978186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todos</text:p>
          </table:table-cell>
          <table:table-cell office:value-type="float" office:value="7352" calcext:value-type="float">
            <text:p>7352</text:p>
          </table:table-cell>
          <table:table-cell table:formula="of:=[.B186]/SUM([.$B$2:.$B$1001])" office:value-type="percentage" office:value="0.00130265433539203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títulos</text:p>
          </table:table-cell>
          <table:table-cell office:value-type="float" office:value="7329" calcext:value-type="float">
            <text:p>7329</text:p>
          </table:table-cell>
          <table:table-cell table:formula="of:=[.B187]/SUM([.$B$2:.$B$1001])" office:value-type="percentage" office:value="0.0012985791110022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estimativas</text:p>
          </table:table-cell>
          <table:table-cell office:value-type="float" office:value="7233" calcext:value-type="float">
            <text:p>7233</text:p>
          </table:table-cell>
          <table:table-cell table:formula="of:=[.B188]/SUM([.$B$2:.$B$1001])" office:value-type="percentage" office:value="0.0012815694787664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comitê</text:p>
          </table:table-cell>
          <table:table-cell office:value-type="float" office:value="7197" calcext:value-type="float">
            <text:p>7197</text:p>
          </table:table-cell>
          <table:table-cell table:formula="of:=[.B189]/SUM([.$B$2:.$B$1001])" office:value-type="percentage" office:value="0.00127519086667797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pode</text:p>
          </table:table-cell>
          <table:table-cell office:value-type="float" office:value="7186" calcext:value-type="float">
            <text:p>7186</text:p>
          </table:table-cell>
          <table:table-cell table:formula="of:=[.B190]/SUM([.$B$2:.$B$1001])" office:value-type="percentage" office:value="0.00127324184631762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compra</text:p>
          </table:table-cell>
          <table:table-cell office:value-type="float" office:value="7162" calcext:value-type="float">
            <text:p>7162</text:p>
          </table:table-cell>
          <table:table-cell table:formula="of:=[.B191]/SUM([.$B$2:.$B$1001])" office:value-type="percentage" office:value="0.00126898943825867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157" calcext:value-type="float">
            <text:p>7157</text:p>
          </table:table-cell>
          <table:table-cell table:formula="of:=[.B192]/SUM([.$B$2:.$B$1001])" office:value-type="percentage" office:value="0.00126810351991305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longo</text:p>
          </table:table-cell>
          <table:table-cell office:value-type="float" office:value="7154" calcext:value-type="float">
            <text:p>7154</text:p>
          </table:table-cell>
          <table:table-cell table:formula="of:=[.B193]/SUM([.$B$2:.$B$1001])" office:value-type="percentage" office:value="0.00126757196890568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inclui</text:p>
          </table:table-cell>
          <table:table-cell office:value-type="float" office:value="7136" calcext:value-type="float">
            <text:p>7136</text:p>
          </table:table-cell>
          <table:table-cell table:formula="of:=[.B194]/SUM([.$B$2:.$B$1001])" office:value-type="percentage" office:value="0.00126438266286147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principais</text:p>
          </table:table-cell>
          <table:table-cell office:value-type="float" office:value="7115" calcext:value-type="float">
            <text:p>7115</text:p>
          </table:table-cell>
          <table:table-cell table:formula="of:=[.B195]/SUM([.$B$2:.$B$1001])" office:value-type="percentage" office:value="0.00126066180580989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membros</text:p>
          </table:table-cell>
          <table:table-cell office:value-type="float" office:value="7109" calcext:value-type="float">
            <text:p>7109</text:p>
          </table:table-cell>
          <table:table-cell table:formula="of:=[.B196]/SUM([.$B$2:.$B$1001])" office:value-type="percentage" office:value="0.00125959870379515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assets</text:p>
          </table:table-cell>
          <table:table-cell office:value-type="float" office:value="7077" calcext:value-type="float">
            <text:p>7077</text:p>
          </table:table-cell>
          <table:table-cell table:formula="of:=[.B197]/SUM([.$B$2:.$B$1001])" office:value-type="percentage" office:value="0.00125392882638322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atendimento</text:p>
          </table:table-cell>
          <table:table-cell office:value-type="float" office:value="7063" calcext:value-type="float">
            <text:p>7063</text:p>
          </table:table-cell>
          <table:table-cell table:formula="of:=[.B198]/SUM([.$B$2:.$B$1001])" office:value-type="percentage" office:value="0.00125144825501549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estrutura</text:p>
          </table:table-cell>
          <table:table-cell office:value-type="float" office:value="7063" calcext:value-type="float">
            <text:p>7063</text:p>
          </table:table-cell>
          <table:table-cell table:formula="of:=[.B199]/SUM([.$B$2:.$B$1001])" office:value-type="percentage" office:value="0.00125144825501549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6998" calcext:value-type="float">
            <text:p>6998</text:p>
          </table:table-cell>
          <table:table-cell table:formula="of:=[.B200]/SUM([.$B$2:.$B$1001])" office:value-type="percentage" office:value="0.0012399313165225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grupo</text:p>
          </table:table-cell>
          <table:table-cell office:value-type="float" office:value="6979" calcext:value-type="float">
            <text:p>6979</text:p>
          </table:table-cell>
          <table:table-cell table:formula="of:=[.B201]/SUM([.$B$2:.$B$1001])" office:value-type="percentage" office:value="0.00123656482680917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acionista</text:p>
          </table:table-cell>
          <table:table-cell office:value-type="float" office:value="6975" calcext:value-type="float">
            <text:p>6975</text:p>
          </table:table-cell>
          <table:table-cell table:formula="of:=[.B202]/SUM([.$B$2:.$B$1001])" office:value-type="percentage" office:value="0.00123585609213267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nacional</text:p>
          </table:table-cell>
          <table:table-cell office:value-type="float" office:value="6929" calcext:value-type="float">
            <text:p>6929</text:p>
          </table:table-cell>
          <table:table-cell table:formula="of:=[.B203]/SUM([.$B$2:.$B$1001])" office:value-type="percentage" office:value="0.00122770564335302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6928" calcext:value-type="float">
            <text:p>6928</text:p>
          </table:table-cell>
          <table:table-cell table:formula="of:=[.B204]/SUM([.$B$2:.$B$1001])" office:value-type="percentage" office:value="0.00122752845968389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governança</text:p>
          </table:table-cell>
          <table:table-cell office:value-type="float" office:value="6914" calcext:value-type="float">
            <text:p>6914</text:p>
          </table:table-cell>
          <table:table-cell table:formula="of:=[.B205]/SUM([.$B$2:.$B$1001])" office:value-type="percentage" office:value="0.00122504788831617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float" office:value="6894" calcext:value-type="float">
            <text:p>6894</text:p>
          </table:table-cell>
          <table:table-cell table:formula="of:=[.B206]/SUM([.$B$2:.$B$1001])" office:value-type="percentage" office:value="0.00122150421493371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acionistas mercado</text:p>
          </table:table-cell>
          <table:table-cell office:value-type="float" office:value="6890" calcext:value-type="float">
            <text:p>6890</text:p>
          </table:table-cell>
          <table:table-cell table:formula="of:=[.B207]/SUM([.$B$2:.$B$1001])" office:value-type="percentage" office:value="0.00122079548025722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seguros</text:p>
          </table:table-cell>
          <table:table-cell office:value-type="float" office:value="6859" calcext:value-type="float">
            <text:p>6859</text:p>
          </table:table-cell>
          <table:table-cell table:formula="of:=[.B208]/SUM([.$B$2:.$B$1001])" office:value-type="percentage" office:value="0.00121530278651441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recuperação</text:p>
          </table:table-cell>
          <table:table-cell office:value-type="float" office:value="6848" calcext:value-type="float">
            <text:p>6848</text:p>
          </table:table-cell>
          <table:table-cell table:formula="of:=[.B209]/SUM([.$B$2:.$B$1001])" office:value-type="percentage" office:value="0.00121335376615406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anual</text:p>
          </table:table-cell>
          <table:table-cell office:value-type="float" office:value="6842" calcext:value-type="float">
            <text:p>6842</text:p>
          </table:table-cell>
          <table:table-cell table:formula="of:=[.B210]/SUM([.$B$2:.$B$1001])" office:value-type="percentage" office:value="0.00121229066413932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6822" calcext:value-type="float">
            <text:p>6822</text:p>
          </table:table-cell>
          <table:table-cell table:formula="of:=[.B211]/SUM([.$B$2:.$B$1001])" office:value-type="percentage" office:value="0.00120874699075686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aprovar</text:p>
          </table:table-cell>
          <table:table-cell office:value-type="float" office:value="6808" calcext:value-type="float">
            <text:p>6808</text:p>
          </table:table-cell>
          <table:table-cell table:formula="of:=[.B212]/SUM([.$B$2:.$B$1001])" office:value-type="percentage" office:value="0.00120626641938914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financial statements</text:p>
          </table:table-cell>
          <table:table-cell office:value-type="float" office:value="6789" calcext:value-type="float">
            <text:p>6789</text:p>
          </table:table-cell>
          <table:table-cell table:formula="of:=[.B213]/SUM([.$B$2:.$B$1001])" office:value-type="percentage" office:value="0.0012028999296758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petróleo</text:p>
          </table:table-cell>
          <table:table-cell office:value-type="float" office:value="6760" calcext:value-type="float">
            <text:p>6760</text:p>
          </table:table-cell>
          <table:table-cell table:formula="of:=[.B214]/SUM([.$B$2:.$B$1001])" office:value-type="percentage" office:value="0.00119776160327124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quais</text:p>
          </table:table-cell>
          <table:table-cell office:value-type="float" office:value="6750" calcext:value-type="float">
            <text:p>6750</text:p>
          </table:table-cell>
          <table:table-cell table:formula="of:=[.B215]/SUM([.$B$2:.$B$1001])" office:value-type="percentage" office:value="0.00119598976658001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bolsa</text:p>
          </table:table-cell>
          <table:table-cell office:value-type="float" office:value="6740" calcext:value-type="float">
            <text:p>6740</text:p>
          </table:table-cell>
          <table:table-cell table:formula="of:=[.B216]/SUM([.$B$2:.$B$1001])" office:value-type="percentage" office:value="0.00119421792988878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estratégia</text:p>
          </table:table-cell>
          <table:table-cell office:value-type="float" office:value="6720" calcext:value-type="float">
            <text:p>6720</text:p>
          </table:table-cell>
          <table:table-cell table:formula="of:=[.B217]/SUM([.$B$2:.$B$1001])" office:value-type="percentage" office:value="0.00119067425650632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float" office:value="6699" calcext:value-type="float">
            <text:p>6699</text:p>
          </table:table-cell>
          <table:table-cell table:formula="of:=[.B218]/SUM([.$B$2:.$B$1001])" office:value-type="percentage" office:value="0.00118695339945474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reais</text:p>
          </table:table-cell>
          <table:table-cell office:value-type="float" office:value="6688" calcext:value-type="float">
            <text:p>6688</text:p>
          </table:table-cell>
          <table:table-cell table:formula="of:=[.B219]/SUM([.$B$2:.$B$1001])" office:value-type="percentage" office:value="0.00118500437909438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assembleia geral</text:p>
          </table:table-cell>
          <table:table-cell office:value-type="float" office:value="6630" calcext:value-type="float">
            <text:p>6630</text:p>
          </table:table-cell>
          <table:table-cell table:formula="of:=[.B220]/SUM([.$B$2:.$B$1001])" office:value-type="percentage" office:value="0.00117472772628525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consolidated</text:p>
          </table:table-cell>
          <table:table-cell office:value-type="float" office:value="6600" calcext:value-type="float">
            <text:p>6600</text:p>
          </table:table-cell>
          <table:table-cell table:formula="of:=[.B221]/SUM([.$B$2:.$B$1001])" office:value-type="percentage" office:value="0.00116941221621156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negócio</text:p>
          </table:table-cell>
          <table:table-cell office:value-type="float" office:value="6582" calcext:value-type="float">
            <text:p>6582</text:p>
          </table:table-cell>
          <table:table-cell table:formula="of:=[.B222]/SUM([.$B$2:.$B$1001])" office:value-type="percentage" office:value="0.00116622291016735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varejo</text:p>
          </table:table-cell>
          <table:table-cell office:value-type="float" office:value="6567" calcext:value-type="float">
            <text:p>6567</text:p>
          </table:table-cell>
          <table:table-cell table:formula="of:=[.B223]/SUM([.$B$2:.$B$1001])" office:value-type="percentage" office:value="0.0011635651551305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demais</text:p>
          </table:table-cell>
          <table:table-cell office:value-type="float" office:value="6565" calcext:value-type="float">
            <text:p>6565</text:p>
          </table:table-cell>
          <table:table-cell table:formula="of:=[.B224]/SUM([.$B$2:.$B$1001])" office:value-type="percentage" office:value="0.00116321078779226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lojas</text:p>
          </table:table-cell>
          <table:table-cell office:value-type="float" office:value="6534" calcext:value-type="float">
            <text:p>6534</text:p>
          </table:table-cell>
          <table:table-cell table:formula="of:=[.B225]/SUM([.$B$2:.$B$1001])" office:value-type="percentage" office:value="0.00115771809404945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eventos</text:p>
          </table:table-cell>
          <table:table-cell office:value-type="float" office:value="6519" calcext:value-type="float">
            <text:p>6519</text:p>
          </table:table-cell>
          <table:table-cell table:formula="of:=[.B226]/SUM([.$B$2:.$B$1001])" office:value-type="percentage" office:value="0.0011550603390126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divulgação</text:p>
          </table:table-cell>
          <table:table-cell office:value-type="float" office:value="6516" calcext:value-type="float">
            <text:p>6516</text:p>
          </table:table-cell>
          <table:table-cell table:formula="of:=[.B227]/SUM([.$B$2:.$B$1001])" office:value-type="percentage" office:value="0.00115452878800523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dados</text:p>
          </table:table-cell>
          <table:table-cell office:value-type="float" office:value="6514" calcext:value-type="float">
            <text:p>6514</text:p>
          </table:table-cell>
          <table:table-cell table:formula="of:=[.B228]/SUM([.$B$2:.$B$1001])" office:value-type="percentage" office:value="0.00115417442066699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parte</text:p>
          </table:table-cell>
          <table:table-cell office:value-type="float" office:value="6503" calcext:value-type="float">
            <text:p>6503</text:p>
          </table:table-cell>
          <table:table-cell table:formula="of:=[.B229]/SUM([.$B$2:.$B$1001])" office:value-type="percentage" office:value="0.00115222540030663" calcext:value-type="percentage">
            <text:p>0.12%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6470" calcext:value-type="float">
            <text:p>6470</text:p>
          </table:table-cell>
          <table:table-cell table:formula="of:=[.B230]/SUM([.$B$2:.$B$1001])" office:value-type="percentage" office:value="0.00114637833922558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mercado geral</text:p>
          </table:table-cell>
          <table:table-cell office:value-type="float" office:value="6467" calcext:value-type="float">
            <text:p>6467</text:p>
          </table:table-cell>
          <table:table-cell table:formula="of:=[.B231]/SUM([.$B$2:.$B$1001])" office:value-type="percentage" office:value="0.00114584678821821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reserva</text:p>
          </table:table-cell>
          <table:table-cell office:value-type="float" office:value="6461" calcext:value-type="float">
            <text:p>6461</text:p>
          </table:table-cell>
          <table:table-cell table:formula="of:=[.B232]/SUM([.$B$2:.$B$1001])" office:value-type="percentage" office:value="0.00114478368620347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ações preferenciais</text:p>
          </table:table-cell>
          <table:table-cell office:value-type="float" office:value="6436" calcext:value-type="float">
            <text:p>6436</text:p>
          </table:table-cell>
          <table:table-cell table:formula="of:=[.B233]/SUM([.$B$2:.$B$1001])" office:value-type="percentage" office:value="0.0011403540944754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liquidação</text:p>
          </table:table-cell>
          <table:table-cell office:value-type="float" office:value="6434" calcext:value-type="float">
            <text:p>6434</text:p>
          </table:table-cell>
          <table:table-cell table:formula="of:=[.B234]/SUM([.$B$2:.$B$1001])" office:value-type="percentage" office:value="0.00113999972713715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office:value-type="float" office:value="6419" calcext:value-type="float">
            <text:p>6419</text:p>
          </table:table-cell>
          <table:table-cell table:formula="of:=[.B235]/SUM([.$B$2:.$B$1001])" office:value-type="percentage" office:value="0.00113734197210031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diretor relações</text:p>
          </table:table-cell>
          <table:table-cell office:value-type="float" office:value="6417" calcext:value-type="float">
            <text:p>6417</text:p>
          </table:table-cell>
          <table:table-cell table:formula="of:=[.B236]/SUM([.$B$2:.$B$1001])" office:value-type="percentage" office:value="0.00113698760476206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instrução cvm</text:p>
          </table:table-cell>
          <table:table-cell office:value-type="float" office:value="6406" calcext:value-type="float">
            <text:p>6406</text:p>
          </table:table-cell>
          <table:table-cell table:formula="of:=[.B237]/SUM([.$B$2:.$B$1001])" office:value-type="percentage" office:value="0.00113503858440171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renda</text:p>
          </table:table-cell>
          <table:table-cell office:value-type="float" office:value="6338" calcext:value-type="float">
            <text:p>6338</text:p>
          </table:table-cell>
          <table:table-cell table:formula="of:=[.B238]/SUM([.$B$2:.$B$1001])" office:value-type="percentage" office:value="0.00112299009490135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opções</text:p>
          </table:table-cell>
          <table:table-cell office:value-type="float" office:value="6286" calcext:value-type="float">
            <text:p>6286</text:p>
          </table:table-cell>
          <table:table-cell table:formula="of:=[.B239]/SUM([.$B$2:.$B$1001])" office:value-type="percentage" office:value="0.00111377654410695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shareholders</text:p>
          </table:table-cell>
          <table:table-cell office:value-type="float" office:value="6251" calcext:value-type="float">
            <text:p>6251</text:p>
          </table:table-cell>
          <table:table-cell table:formula="of:=[.B240]/SUM([.$B$2:.$B$1001])" office:value-type="percentage" office:value="0.00110757511568765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cnpj nire</text:p>
          </table:table-cell>
          <table:table-cell office:value-type="float" office:value="6231" calcext:value-type="float">
            <text:p>6231</text:p>
          </table:table-cell>
          <table:table-cell table:formula="of:=[.B241]/SUM([.$B$2:.$B$1001])" office:value-type="percentage" office:value="0.00110403144230519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desenvolvimento</text:p>
          </table:table-cell>
          <table:table-cell office:value-type="float" office:value="6203" calcext:value-type="float">
            <text:p>6203</text:p>
          </table:table-cell>
          <table:table-cell table:formula="of:=[.B242]/SUM([.$B$2:.$B$1001])" office:value-type="percentage" office:value="0.00109907029956974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variação</text:p>
          </table:table-cell>
          <table:table-cell office:value-type="float" office:value="6199" calcext:value-type="float">
            <text:p>6199</text:p>
          </table:table-cell>
          <table:table-cell table:formula="of:=[.B243]/SUM([.$B$2:.$B$1001])" office:value-type="percentage" office:value="0.00109836156489325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quaisquer</text:p>
          </table:table-cell>
          <table:table-cell office:value-type="float" office:value="6190" calcext:value-type="float">
            <text:p>6190</text:p>
          </table:table-cell>
          <table:table-cell table:formula="of:=[.B244]/SUM([.$B$2:.$B$1001])" office:value-type="percentage" office:value="0.00109676691187115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sociedade</text:p>
          </table:table-cell>
          <table:table-cell office:value-type="float" office:value="6159" calcext:value-type="float">
            <text:p>6159</text:p>
          </table:table-cell>
          <table:table-cell table:formula="of:=[.B245]/SUM([.$B$2:.$B$1001])" office:value-type="percentage" office:value="0.00109127421812833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novos</text:p>
          </table:table-cell>
          <table:table-cell office:value-type="float" office:value="6152" calcext:value-type="float">
            <text:p>6152</text:p>
          </table:table-cell>
          <table:table-cell table:formula="of:=[.B246]/SUM([.$B$2:.$B$1001])" office:value-type="percentage" office:value="0.00109003393244447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gerais</text:p>
          </table:table-cell>
          <table:table-cell office:value-type="float" office:value="6132" calcext:value-type="float">
            <text:p>6132</text:p>
          </table:table-cell>
          <table:table-cell table:formula="of:=[.B247]/SUM([.$B$2:.$B$1001])" office:value-type="percentage" office:value="0.00108649025906201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diretoria</text:p>
          </table:table-cell>
          <table:table-cell office:value-type="float" office:value="6112" calcext:value-type="float">
            <text:p>6112</text:p>
          </table:table-cell>
          <table:table-cell table:formula="of:=[.B248]/SUM([.$B$2:.$B$1001])" office:value-type="percentage" office:value="0.00108294658567956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nesta</text:p>
          </table:table-cell>
          <table:table-cell office:value-type="float" office:value="6079" calcext:value-type="float">
            <text:p>6079</text:p>
          </table:table-cell>
          <table:table-cell table:formula="of:=[.B249]/SUM([.$B$2:.$B$1001])" office:value-type="percentage" office:value="0.0010770995245985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projetos</text:p>
          </table:table-cell>
          <table:table-cell office:value-type="float" office:value="6057" calcext:value-type="float">
            <text:p>6057</text:p>
          </table:table-cell>
          <table:table-cell table:formula="of:=[.B250]/SUM([.$B$2:.$B$1001])" office:value-type="percentage" office:value="0.00107320148387779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fatores</text:p>
          </table:table-cell>
          <table:table-cell office:value-type="float" office:value="6050" calcext:value-type="float">
            <text:p>6050</text:p>
          </table:table-cell>
          <table:table-cell table:formula="of:=[.B251]/SUM([.$B$2:.$B$1001])" office:value-type="percentage" office:value="0.00107196119819393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demonstrações</text:p>
          </table:table-cell>
          <table:table-cell office:value-type="float" office:value="6039" calcext:value-type="float">
            <text:p>6039</text:p>
          </table:table-cell>
          <table:table-cell table:formula="of:=[.B252]/SUM([.$B$2:.$B$1001])" office:value-type="percentage" office:value="0.00107001217783358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disposto</text:p>
          </table:table-cell>
          <table:table-cell office:value-type="float" office:value="5995" calcext:value-type="float">
            <text:p>5995</text:p>
          </table:table-cell>
          <table:table-cell table:formula="of:=[.B253]/SUM([.$B$2:.$B$1001])" office:value-type="percentage" office:value="0.00106221609639217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deve</text:p>
          </table:table-cell>
          <table:table-cell office:value-type="float" office:value="5953" calcext:value-type="float">
            <text:p>5953</text:p>
          </table:table-cell>
          <table:table-cell table:formula="of:=[.B254]/SUM([.$B$2:.$B$1001])" office:value-type="percentage" office:value="0.001054774382289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segmento</text:p>
          </table:table-cell>
          <table:table-cell office:value-type="float" office:value="5943" calcext:value-type="float">
            <text:p>5943</text:p>
          </table:table-cell>
          <table:table-cell table:formula="of:=[.B255]/SUM([.$B$2:.$B$1001])" office:value-type="percentage" office:value="0.00105300254559777" calcext:value-type="percentage">
            <text:p>0.11%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5909" calcext:value-type="float">
            <text:p>5909</text:p>
          </table:table-cell>
          <table:table-cell table:formula="of:=[.B256]/SUM([.$B$2:.$B$1001])" office:value-type="percentage" office:value="0.00104697830084759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sob</text:p>
          </table:table-cell>
          <table:table-cell office:value-type="float" office:value="5908" calcext:value-type="float">
            <text:p>5908</text:p>
          </table:table-cell>
          <table:table-cell table:formula="of:=[.B257]/SUM([.$B$2:.$B$1001])" office:value-type="percentage" office:value="0.00104680111717847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deverá</text:p>
          </table:table-cell>
          <table:table-cell office:value-type="float" office:value="5893" calcext:value-type="float">
            <text:p>5893</text:p>
          </table:table-cell>
          <table:table-cell table:formula="of:=[.B258]/SUM([.$B$2:.$B$1001])" office:value-type="percentage" office:value="0.00104414336214163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evolução</text:p>
          </table:table-cell>
          <table:table-cell office:value-type="float" office:value="5886" calcext:value-type="float">
            <text:p>5886</text:p>
          </table:table-cell>
          <table:table-cell table:formula="of:=[.B259]/SUM([.$B$2:.$B$1001])" office:value-type="percentage" office:value="0.00104290307645777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mês</text:p>
          </table:table-cell>
          <table:table-cell office:value-type="float" office:value="5882" calcext:value-type="float">
            <text:p>5882</text:p>
          </table:table-cell>
          <table:table-cell table:formula="of:=[.B260]/SUM([.$B$2:.$B$1001])" office:value-type="percentage" office:value="0.00104219434178127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realizada</text:p>
          </table:table-cell>
          <table:table-cell office:value-type="float" office:value="5858" calcext:value-type="float">
            <text:p>5858</text:p>
          </table:table-cell>
          <table:table-cell table:formula="of:=[.B261]/SUM([.$B$2:.$B$1001])" office:value-type="percentage" office:value="0.00103794193372232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sul</text:p>
          </table:table-cell>
          <table:table-cell office:value-type="float" office:value="5856" calcext:value-type="float">
            <text:p>5856</text:p>
          </table:table-cell>
          <table:table-cell table:formula="of:=[.B262]/SUM([.$B$2:.$B$1001])" office:value-type="percentage" office:value="0.00103758756638408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exterior</text:p>
          </table:table-cell>
          <table:table-cell office:value-type="float" office:value="5839" calcext:value-type="float">
            <text:p>5839</text:p>
          </table:table-cell>
          <table:table-cell table:formula="of:=[.B263]/SUM([.$B$2:.$B$1001])" office:value-type="percentage" office:value="0.00103457544400899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alterada</text:p>
          </table:table-cell>
          <table:table-cell office:value-type="float" office:value="5836" calcext:value-type="float">
            <text:p>5836</text:p>
          </table:table-cell>
          <table:table-cell table:formula="of:=[.B264]/SUM([.$B$2:.$B$1001])" office:value-type="percentage" office:value="0.00103404389300162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todas</text:p>
          </table:table-cell>
          <table:table-cell office:value-type="float" office:value="5831" calcext:value-type="float">
            <text:p>5831</text:p>
          </table:table-cell>
          <table:table-cell table:formula="of:=[.B265]/SUM([.$B$2:.$B$1001])" office:value-type="percentage" office:value="0.00103315797465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receita líquida</text:p>
          </table:table-cell>
          <table:table-cell office:value-type="float" office:value="5795" calcext:value-type="float">
            <text:p>5795</text:p>
          </table:table-cell>
          <table:table-cell table:formula="of:=[.B266]/SUM([.$B$2:.$B$1001])" office:value-type="percentage" office:value="0.00102677936256758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informação</text:p>
          </table:table-cell>
          <table:table-cell office:value-type="float" office:value="5782" calcext:value-type="float">
            <text:p>5782</text:p>
          </table:table-cell>
          <table:table-cell table:formula="of:=[.B267]/SUM([.$B$2:.$B$1001])" office:value-type="percentage" office:value="0.00102447597486898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novas</text:p>
          </table:table-cell>
          <table:table-cell office:value-type="float" office:value="5745" calcext:value-type="float">
            <text:p>5745</text:p>
          </table:table-cell>
          <table:table-cell table:formula="of:=[.B268]/SUM([.$B$2:.$B$1001])" office:value-type="percentage" office:value="0.00101792017911143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eficiência</text:p>
          </table:table-cell>
          <table:table-cell office:value-type="float" office:value="5741" calcext:value-type="float">
            <text:p>5741</text:p>
          </table:table-cell>
          <table:table-cell table:formula="of:=[.B269]/SUM([.$B$2:.$B$1001])" office:value-type="percentage" office:value="0.00101721144443494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float" office:value="5692" calcext:value-type="float">
            <text:p>5692</text:p>
          </table:table-cell>
          <table:table-cell table:formula="of:=[.B270]/SUM([.$B$2:.$B$1001])" office:value-type="percentage" office:value="0.00100852944464791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var</text:p>
          </table:table-cell>
          <table:table-cell office:value-type="float" office:value="5683" calcext:value-type="float">
            <text:p>5683</text:p>
          </table:table-cell>
          <table:table-cell table:formula="of:=[.B271]/SUM([.$B$2:.$B$1001])" office:value-type="percentage" office:value="0.0010069347916258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considera</text:p>
          </table:table-cell>
          <table:table-cell office:value-type="float" office:value="5674" calcext:value-type="float">
            <text:p>5674</text:p>
          </table:table-cell>
          <table:table-cell table:formula="of:=[.B272]/SUM([.$B$2:.$B$1001])" office:value-type="percentage" office:value="0.0010053401386037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float" office:value="5665" calcext:value-type="float">
            <text:p>5665</text:p>
          </table:table-cell>
          <table:table-cell table:formula="of:=[.B273]/SUM([.$B$2:.$B$1001])" office:value-type="percentage" office:value="0.00100374548558159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qualidade</text:p>
          </table:table-cell>
          <table:table-cell office:value-type="float" office:value="5658" calcext:value-type="float">
            <text:p>5658</text:p>
          </table:table-cell>
          <table:table-cell table:formula="of:=[.B274]/SUM([.$B$2:.$B$1001])" office:value-type="percentage" office:value="0.00100250519989773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bruta</text:p>
          </table:table-cell>
          <table:table-cell office:value-type="float" office:value="5657" calcext:value-type="float">
            <text:p>5657</text:p>
          </table:table-cell>
          <table:table-cell table:formula="of:=[.B275]/SUM([.$B$2:.$B$1001])" office:value-type="percentage" office:value="0.00100232801622861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início</text:p>
          </table:table-cell>
          <table:table-cell office:value-type="float" office:value="5598" calcext:value-type="float">
            <text:p>5598</text:p>
          </table:table-cell>
          <table:table-cell table:formula="of:=[.B276]/SUM([.$B$2:.$B$1001])" office:value-type="percentage" office:value="0.000991874179750352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objetivo</text:p>
          </table:table-cell>
          <table:table-cell office:value-type="float" office:value="5590" calcext:value-type="float">
            <text:p>5590</text:p>
          </table:table-cell>
          <table:table-cell table:formula="of:=[.B277]/SUM([.$B$2:.$B$1001])" office:value-type="percentage" office:value="0.000990456710397368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capex</text:p>
          </table:table-cell>
          <table:table-cell office:value-type="float" office:value="5586" calcext:value-type="float">
            <text:p>5586</text:p>
          </table:table-cell>
          <table:table-cell table:formula="of:=[.B278]/SUM([.$B$2:.$B$1001])" office:value-type="percentage" office:value="0.00098974797572087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office:value-type="float" office:value="5568" calcext:value-type="float">
            <text:p>5568</text:p>
          </table:table-cell>
          <table:table-cell table:formula="of:=[.B279]/SUM([.$B$2:.$B$1001])" office:value-type="percentage" office:value="0.000986558669676663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atividades</text:p>
          </table:table-cell>
          <table:table-cell office:value-type="float" office:value="5518" calcext:value-type="float">
            <text:p>5518</text:p>
          </table:table-cell>
          <table:table-cell table:formula="of:=[.B280]/SUM([.$B$2:.$B$1001])" office:value-type="percentage" office:value="0.000977699486220515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comissão</text:p>
          </table:table-cell>
          <table:table-cell office:value-type="float" office:value="5494" calcext:value-type="float">
            <text:p>5494</text:p>
          </table:table-cell>
          <table:table-cell table:formula="of:=[.B281]/SUM([.$B$2:.$B$1001])" office:value-type="percentage" office:value="0.000973447078161563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preços</text:p>
          </table:table-cell>
          <table:table-cell office:value-type="float" office:value="5491" calcext:value-type="float">
            <text:p>5491</text:p>
          </table:table-cell>
          <table:table-cell table:formula="of:=[.B282]/SUM([.$B$2:.$B$1001])" office:value-type="percentage" office:value="0.000972915527154195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5486" calcext:value-type="float">
            <text:p>5486</text:p>
          </table:table-cell>
          <table:table-cell table:formula="of:=[.B283]/SUM([.$B$2:.$B$1001])" office:value-type="percentage" office:value="0.00097202960880858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antes</text:p>
          </table:table-cell>
          <table:table-cell office:value-type="float" office:value="5480" calcext:value-type="float">
            <text:p>5480</text:p>
          </table:table-cell>
          <table:table-cell table:formula="of:=[.B284]/SUM([.$B$2:.$B$1001])" office:value-type="percentage" office:value="0.000970966506793842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incluindo</text:p>
          </table:table-cell>
          <table:table-cell office:value-type="float" office:value="5468" calcext:value-type="float">
            <text:p>5468</text:p>
          </table:table-cell>
          <table:table-cell table:formula="of:=[.B285]/SUM([.$B$2:.$B$1001])" office:value-type="percentage" office:value="0.00096884030276436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anterior</text:p>
          </table:table-cell>
          <table:table-cell office:value-type="float" office:value="5463" calcext:value-type="float">
            <text:p>5463</text:p>
          </table:table-cell>
          <table:table-cell table:formula="of:=[.B286]/SUM([.$B$2:.$B$1001])" office:value-type="percentage" office:value="0.000967954384418752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área</text:p>
          </table:table-cell>
          <table:table-cell office:value-type="float" office:value="5460" calcext:value-type="float">
            <text:p>5460</text:p>
          </table:table-cell>
          <table:table-cell table:formula="of:=[.B287]/SUM([.$B$2:.$B$1001])" office:value-type="percentage" office:value="0.000967422833411383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capital social</text:p>
          </table:table-cell>
          <table:table-cell office:value-type="float" office:value="5451" calcext:value-type="float">
            <text:p>5451</text:p>
          </table:table-cell>
          <table:table-cell table:formula="of:=[.B288]/SUM([.$B$2:.$B$1001])" office:value-type="percentage" office:value="0.00096582818038927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transmissão</text:p>
          </table:table-cell>
          <table:table-cell office:value-type="float" office:value="5450" calcext:value-type="float">
            <text:p>5450</text:p>
          </table:table-cell>
          <table:table-cell table:formula="of:=[.B289]/SUM([.$B$2:.$B$1001])" office:value-type="percentage" office:value="0.000965650996720153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instituição</text:p>
          </table:table-cell>
          <table:table-cell office:value-type="float" office:value="5441" calcext:value-type="float">
            <text:p>5441</text:p>
          </table:table-cell>
          <table:table-cell table:formula="of:=[.B290]/SUM([.$B$2:.$B$1001])" office:value-type="percentage" office:value="0.00096405634369804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créditos</text:p>
          </table:table-cell>
          <table:table-cell office:value-type="float" office:value="5417" calcext:value-type="float">
            <text:p>5417</text:p>
          </table:table-cell>
          <table:table-cell table:formula="of:=[.B291]/SUM([.$B$2:.$B$1001])" office:value-type="percentage" office:value="0.000959803935639095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através</text:p>
          </table:table-cell>
          <table:table-cell office:value-type="float" office:value="5395" calcext:value-type="float">
            <text:p>5395</text:p>
          </table:table-cell>
          <table:table-cell table:formula="of:=[.B292]/SUM([.$B$2:.$B$1001])" office:value-type="percentage" office:value="0.00095590589491839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apenas</text:p>
          </table:table-cell>
          <table:table-cell office:value-type="float" office:value="5385" calcext:value-type="float">
            <text:p>5385</text:p>
          </table:table-cell>
          <table:table-cell table:formula="of:=[.B293]/SUM([.$B$2:.$B$1001])" office:value-type="percentage" office:value="0.0009541340582271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destaques</text:p>
          </table:table-cell>
          <table:table-cell office:value-type="float" office:value="5385" calcext:value-type="float">
            <text:p>5385</text:p>
          </table:table-cell>
          <table:table-cell table:formula="of:=[.B294]/SUM([.$B$2:.$B$1001])" office:value-type="percentage" office:value="0.00095413405822716" calcext:value-type="percentage">
            <text:p>0.10%</text:p>
          </table:table-cell>
        </table:table-row>
        <table:table-row table:style-name="ro1">
          <table:table-cell office:value-type="string" calcext:value-type="string">
            <text:p>comercial</text:p>
          </table:table-cell>
          <table:table-cell office:value-type="float" office:value="5356" calcext:value-type="float">
            <text:p>5356</text:p>
          </table:table-cell>
          <table:table-cell table:formula="of:=[.B295]/SUM([.$B$2:.$B$1001])" office:value-type="percentage" office:value="0.000948995731822594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atrimônio</text:p>
          </table:table-cell>
          <table:table-cell office:value-type="float" office:value="5354" calcext:value-type="float">
            <text:p>5354</text:p>
          </table:table-cell>
          <table:table-cell table:formula="of:=[.B296]/SUM([.$B$2:.$B$1001])" office:value-type="percentage" office:value="0.00094864136448434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equity</text:p>
          </table:table-cell>
          <table:table-cell office:value-type="float" office:value="5348" calcext:value-type="float">
            <text:p>5348</text:p>
          </table:table-cell>
          <table:table-cell table:formula="of:=[.B297]/SUM([.$B$2:.$B$1001])" office:value-type="percentage" office:value="0.000947578262469611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operations</text:p>
          </table:table-cell>
          <table:table-cell office:value-type="float" office:value="5330" calcext:value-type="float">
            <text:p>5330</text:p>
          </table:table-cell>
          <table:table-cell table:formula="of:=[.B298]/SUM([.$B$2:.$B$1001])" office:value-type="percentage" office:value="0.000944388956425397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consolidado</text:p>
          </table:table-cell>
          <table:table-cell office:value-type="float" office:value="5322" calcext:value-type="float">
            <text:p>5322</text:p>
          </table:table-cell>
          <table:table-cell table:formula="of:=[.B299]/SUM([.$B$2:.$B$1001])" office:value-type="percentage" office:value="0.000942971487072414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ortfolio</text:p>
          </table:table-cell>
          <table:table-cell office:value-type="float" office:value="5320" calcext:value-type="float">
            <text:p>5320</text:p>
          </table:table-cell>
          <table:table-cell table:formula="of:=[.B300]/SUM([.$B$2:.$B$1001])" office:value-type="percentage" office:value="0.000942617119734168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administradores</text:p>
          </table:table-cell>
          <table:table-cell office:value-type="float" office:value="5314" calcext:value-type="float">
            <text:p>5314</text:p>
          </table:table-cell>
          <table:table-cell table:formula="of:=[.B301]/SUM([.$B$2:.$B$1001])" office:value-type="percentage" office:value="0.0009415540177194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resente</text:p>
          </table:table-cell>
          <table:table-cell office:value-type="float" office:value="5313" calcext:value-type="float">
            <text:p>5313</text:p>
          </table:table-cell>
          <table:table-cell table:formula="of:=[.B302]/SUM([.$B$2:.$B$1001])" office:value-type="percentage" office:value="0.000941376834050307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mercados</text:p>
          </table:table-cell>
          <table:table-cell office:value-type="float" office:value="5306" calcext:value-type="float">
            <text:p>5306</text:p>
          </table:table-cell>
          <table:table-cell table:formula="of:=[.B303]/SUM([.$B$2:.$B$1001])" office:value-type="percentage" office:value="0.000940136548366446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informa</text:p>
          </table:table-cell>
          <table:table-cell office:value-type="float" office:value="5305" calcext:value-type="float">
            <text:p>5305</text:p>
          </table:table-cell>
          <table:table-cell table:formula="of:=[.B304]/SUM([.$B$2:.$B$1001])" office:value-type="percentage" office:value="0.00093995936469732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oderá</text:p>
          </table:table-cell>
          <table:table-cell office:value-type="float" office:value="5302" calcext:value-type="float">
            <text:p>5302</text:p>
          </table:table-cell>
          <table:table-cell table:formula="of:=[.B305]/SUM([.$B$2:.$B$1001])" office:value-type="percentage" office:value="0.000939427813689954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expansão</text:p>
          </table:table-cell>
          <table:table-cell office:value-type="float" office:value="5264" calcext:value-type="float">
            <text:p>5264</text:p>
          </table:table-cell>
          <table:table-cell table:formula="of:=[.B306]/SUM([.$B$2:.$B$1001])" office:value-type="percentage" office:value="0.000932694834263282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membro</text:p>
          </table:table-cell>
          <table:table-cell office:value-type="float" office:value="5256" calcext:value-type="float">
            <text:p>5256</text:p>
          </table:table-cell>
          <table:table-cell table:formula="of:=[.B307]/SUM([.$B$2:.$B$1001])" office:value-type="percentage" office:value="0.000931277364910298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exchange</text:p>
          </table:table-cell>
          <table:table-cell office:value-type="float" office:value="5240" calcext:value-type="float">
            <text:p>5240</text:p>
          </table:table-cell>
          <table:table-cell table:formula="of:=[.B308]/SUM([.$B$2:.$B$1001])" office:value-type="percentage" office:value="0.000928442426204331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5208" calcext:value-type="float">
            <text:p>5208</text:p>
          </table:table-cell>
          <table:table-cell table:formula="of:=[.B309]/SUM([.$B$2:.$B$1001])" office:value-type="percentage" office:value="0.000922772548792396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float" office:value="5197" calcext:value-type="float">
            <text:p>5197</text:p>
          </table:table-cell>
          <table:table-cell table:formula="of:=[.B310]/SUM([.$B$2:.$B$1001])" office:value-type="percentage" office:value="0.00092082352843204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avaliação</text:p>
          </table:table-cell>
          <table:table-cell office:value-type="float" office:value="5183" calcext:value-type="float">
            <text:p>5183</text:p>
          </table:table-cell>
          <table:table-cell table:formula="of:=[.B311]/SUM([.$B$2:.$B$1001])" office:value-type="percentage" office:value="0.000918342957064322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linhas</text:p>
          </table:table-cell>
          <table:table-cell office:value-type="float" office:value="5177" calcext:value-type="float">
            <text:p>5177</text:p>
          </table:table-cell>
          <table:table-cell table:formula="of:=[.B312]/SUM([.$B$2:.$B$1001])" office:value-type="percentage" office:value="0.000917279855049584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5148" calcext:value-type="float">
            <text:p>5148</text:p>
          </table:table-cell>
          <table:table-cell table:formula="of:=[.B313]/SUM([.$B$2:.$B$1001])" office:value-type="percentage" office:value="0.000912141528645018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gás</text:p>
          </table:table-cell>
          <table:table-cell office:value-type="float" office:value="5137" calcext:value-type="float">
            <text:p>5137</text:p>
          </table:table-cell>
          <table:table-cell table:formula="of:=[.B314]/SUM([.$B$2:.$B$1001])" office:value-type="percentage" office:value="0.000910192508284665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últimos</text:p>
          </table:table-cell>
          <table:table-cell office:value-type="float" office:value="5134" calcext:value-type="float">
            <text:p>5134</text:p>
          </table:table-cell>
          <table:table-cell table:formula="of:=[.B315]/SUM([.$B$2:.$B$1001])" office:value-type="percentage" office:value="0.000909660957277297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adicionais</text:p>
          </table:table-cell>
          <table:table-cell office:value-type="float" office:value="5130" calcext:value-type="float">
            <text:p>5130</text:p>
          </table:table-cell>
          <table:table-cell table:formula="of:=[.B316]/SUM([.$B$2:.$B$1001])" office:value-type="percentage" office:value="0.000908952222600805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5124" calcext:value-type="float">
            <text:p>5124</text:p>
          </table:table-cell>
          <table:table-cell table:formula="of:=[.B317]/SUM([.$B$2:.$B$1001])" office:value-type="percentage" office:value="0.000907889120586067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executivo</text:p>
          </table:table-cell>
          <table:table-cell office:value-type="float" office:value="5122" calcext:value-type="float">
            <text:p>5122</text:p>
          </table:table-cell>
          <table:table-cell table:formula="of:=[.B318]/SUM([.$B$2:.$B$1001])" office:value-type="percentage" office:value="0.000907534753247821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loan</text:p>
          </table:table-cell>
          <table:table-cell office:value-type="float" office:value="5122" calcext:value-type="float">
            <text:p>5122</text:p>
          </table:table-cell>
          <table:table-cell table:formula="of:=[.B319]/SUM([.$B$2:.$B$1001])" office:value-type="percentage" office:value="0.000907534753247821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float" office:value="5120" calcext:value-type="float">
            <text:p>5120</text:p>
          </table:table-cell>
          <table:table-cell table:formula="of:=[.B320]/SUM([.$B$2:.$B$1001])" office:value-type="percentage" office:value="0.000907180385909575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latina</text:p>
          </table:table-cell>
          <table:table-cell office:value-type="float" office:value="5114" calcext:value-type="float">
            <text:p>5114</text:p>
          </table:table-cell>
          <table:table-cell table:formula="of:=[.B321]/SUM([.$B$2:.$B$1001])" office:value-type="percentage" office:value="0.000906117283894837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econômico</text:p>
          </table:table-cell>
          <table:table-cell office:value-type="float" office:value="5106" calcext:value-type="float">
            <text:p>5106</text:p>
          </table:table-cell>
          <table:table-cell table:formula="of:=[.B322]/SUM([.$B$2:.$B$1001])" office:value-type="percentage" office:value="0.000904699814541854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saldo</text:p>
          </table:table-cell>
          <table:table-cell office:value-type="float" office:value="5102" calcext:value-type="float">
            <text:p>5102</text:p>
          </table:table-cell>
          <table:table-cell table:formula="of:=[.B323]/SUM([.$B$2:.$B$1001])" office:value-type="percentage" office:value="0.000903991079865362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esclarecimentos</text:p>
          </table:table-cell>
          <table:table-cell office:value-type="float" office:value="5084" calcext:value-type="float">
            <text:p>5084</text:p>
          </table:table-cell>
          <table:table-cell table:formula="of:=[.B324]/SUM([.$B$2:.$B$1001])" office:value-type="percentage" office:value="0.000900801773821148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demanda</text:p>
          </table:table-cell>
          <table:table-cell office:value-type="float" office:value="5079" calcext:value-type="float">
            <text:p>5079</text:p>
          </table:table-cell>
          <table:table-cell table:formula="of:=[.B325]/SUM([.$B$2:.$B$1001])" office:value-type="percentage" office:value="0.00089991585547553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economic</text:p>
          </table:table-cell>
          <table:table-cell office:value-type="float" office:value="5078" calcext:value-type="float">
            <text:p>5078</text:p>
          </table:table-cell>
          <table:table-cell table:formula="of:=[.B326]/SUM([.$B$2:.$B$1001])" office:value-type="percentage" office:value="0.000899738671806411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insurance</text:p>
          </table:table-cell>
          <table:table-cell office:value-type="float" office:value="5074" calcext:value-type="float">
            <text:p>5074</text:p>
          </table:table-cell>
          <table:table-cell table:formula="of:=[.B327]/SUM([.$B$2:.$B$1001])" office:value-type="percentage" office:value="0.00089902993712991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referência</text:p>
          </table:table-cell>
          <table:table-cell office:value-type="float" office:value="5052" calcext:value-type="float">
            <text:p>5052</text:p>
          </table:table-cell>
          <table:table-cell table:formula="of:=[.B328]/SUM([.$B$2:.$B$1001])" office:value-type="percentage" office:value="0.000895131896409214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mudanças</text:p>
          </table:table-cell>
          <table:table-cell office:value-type="float" office:value="5042" calcext:value-type="float">
            <text:p>5042</text:p>
          </table:table-cell>
          <table:table-cell table:formula="of:=[.B329]/SUM([.$B$2:.$B$1001])" office:value-type="percentage" office:value="0.000893360059717984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float" office:value="5024" calcext:value-type="float">
            <text:p>5024</text:p>
          </table:table-cell>
          <table:table-cell table:formula="of:=[.B330]/SUM([.$B$2:.$B$1001])" office:value-type="percentage" office:value="0.00089017075367377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milhões milhões</text:p>
          </table:table-cell>
          <table:table-cell office:value-type="float" office:value="5014" calcext:value-type="float">
            <text:p>5014</text:p>
          </table:table-cell>
          <table:table-cell table:formula="of:=[.B331]/SUM([.$B$2:.$B$1001])" office:value-type="percentage" office:value="0.000888398916982541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segundo</text:p>
          </table:table-cell>
          <table:table-cell office:value-type="float" office:value="5011" calcext:value-type="float">
            <text:p>5011</text:p>
          </table:table-cell>
          <table:table-cell table:formula="of:=[.B332]/SUM([.$B$2:.$B$1001])" office:value-type="percentage" office:value="0.000887867365975172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construção</text:p>
          </table:table-cell>
          <table:table-cell office:value-type="float" office:value="5008" calcext:value-type="float">
            <text:p>5008</text:p>
          </table:table-cell>
          <table:table-cell table:formula="of:=[.B333]/SUM([.$B$2:.$B$1001])" office:value-type="percentage" office:value="0.00088733581496780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modelo</text:p>
          </table:table-cell>
          <table:table-cell office:value-type="float" office:value="4994" calcext:value-type="float">
            <text:p>4994</text:p>
          </table:table-cell>
          <table:table-cell table:formula="of:=[.B334]/SUM([.$B$2:.$B$1001])" office:value-type="percentage" office:value="0.000884855243600082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cidade</text:p>
          </table:table-cell>
          <table:table-cell office:value-type="float" office:value="4971" calcext:value-type="float">
            <text:p>4971</text:p>
          </table:table-cell>
          <table:table-cell table:formula="of:=[.B335]/SUM([.$B$2:.$B$1001])" office:value-type="percentage" office:value="0.00088078001921025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incorporação</text:p>
          </table:table-cell>
          <table:table-cell office:value-type="float" office:value="4959" calcext:value-type="float">
            <text:p>4959</text:p>
          </table:table-cell>
          <table:table-cell table:formula="of:=[.B336]/SUM([.$B$2:.$B$1001])" office:value-type="percentage" office:value="0.000878653815180778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corporativa</text:p>
          </table:table-cell>
          <table:table-cell office:value-type="float" office:value="4955" calcext:value-type="float">
            <text:p>4955</text:p>
          </table:table-cell>
          <table:table-cell table:formula="of:=[.B337]/SUM([.$B$2:.$B$1001])" office:value-type="percentage" office:value="0.000877945080504286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office:value-type="float" office:value="4952" calcext:value-type="float">
            <text:p>4952</text:p>
          </table:table-cell>
          <table:table-cell table:formula="of:=[.B338]/SUM([.$B$2:.$B$1001])" office:value-type="percentage" office:value="0.000877413529496917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osição</text:p>
          </table:table-cell>
          <table:table-cell office:value-type="float" office:value="4932" calcext:value-type="float">
            <text:p>4932</text:p>
          </table:table-cell>
          <table:table-cell table:formula="of:=[.B339]/SUM([.$B$2:.$B$1001])" office:value-type="percentage" office:value="0.000873869856114458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roposta</text:p>
          </table:table-cell>
          <table:table-cell office:value-type="float" office:value="4923" calcext:value-type="float">
            <text:p>4923</text:p>
          </table:table-cell>
          <table:table-cell table:formula="of:=[.B340]/SUM([.$B$2:.$B$1001])" office:value-type="percentage" office:value="0.000872275203092351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consumo</text:p>
          </table:table-cell>
          <table:table-cell office:value-type="float" office:value="4916" calcext:value-type="float">
            <text:p>4916</text:p>
          </table:table-cell>
          <table:table-cell table:formula="of:=[.B341]/SUM([.$B$2:.$B$1001])" office:value-type="percentage" office:value="0.00087103491740849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deste</text:p>
          </table:table-cell>
          <table:table-cell office:value-type="float" office:value="4889" calcext:value-type="float">
            <text:p>4889</text:p>
          </table:table-cell>
          <table:table-cell table:formula="of:=[.B342]/SUM([.$B$2:.$B$1001])" office:value-type="percentage" office:value="0.00086625095834217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seção</text:p>
          </table:table-cell>
          <table:table-cell office:value-type="float" office:value="4884" calcext:value-type="float">
            <text:p>4884</text:p>
          </table:table-cell>
          <table:table-cell table:formula="of:=[.B343]/SUM([.$B$2:.$B$1001])" office:value-type="percentage" office:value="0.000865365039996556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office:value-type="float" office:value="4866" calcext:value-type="float">
            <text:p>4866</text:p>
          </table:table-cell>
          <table:table-cell table:formula="of:=[.B344]/SUM([.$B$2:.$B$1001])" office:value-type="percentage" office:value="0.000862175733952342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rojeto</text:p>
          </table:table-cell>
          <table:table-cell office:value-type="float" office:value="4863" calcext:value-type="float">
            <text:p>4863</text:p>
          </table:table-cell>
          <table:table-cell table:formula="of:=[.B345]/SUM([.$B$2:.$B$1001])" office:value-type="percentage" office:value="0.00086164418294497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essoa</text:p>
          </table:table-cell>
          <table:table-cell office:value-type="float" office:value="4859" calcext:value-type="float">
            <text:p>4859</text:p>
          </table:table-cell>
          <table:table-cell table:formula="of:=[.B346]/SUM([.$B$2:.$B$1001])" office:value-type="percentage" office:value="0.000860935448268481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judicial</text:p>
          </table:table-cell>
          <table:table-cell office:value-type="float" office:value="4845" calcext:value-type="float">
            <text:p>4845</text:p>
          </table:table-cell>
          <table:table-cell table:formula="of:=[.B347]/SUM([.$B$2:.$B$1001])" office:value-type="percentage" office:value="0.00085845487690076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neste</text:p>
          </table:table-cell>
          <table:table-cell office:value-type="float" office:value="4845" calcext:value-type="float">
            <text:p>4845</text:p>
          </table:table-cell>
          <table:table-cell table:formula="of:=[.B348]/SUM([.$B$2:.$B$1001])" office:value-type="percentage" office:value="0.00085845487690076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brasileira</text:p>
          </table:table-cell>
          <table:table-cell office:value-type="float" office:value="4835" calcext:value-type="float">
            <text:p>4835</text:p>
          </table:table-cell>
          <table:table-cell table:formula="of:=[.B349]/SUM([.$B$2:.$B$1001])" office:value-type="percentage" office:value="0.0008566830402095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782" calcext:value-type="float">
            <text:p>4782</text:p>
          </table:table-cell>
          <table:table-cell table:formula="of:=[.B350]/SUM([.$B$2:.$B$1001])" office:value-type="percentage" office:value="0.000847292305746013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próprio</text:p>
          </table:table-cell>
          <table:table-cell office:value-type="float" office:value="4747" calcext:value-type="float">
            <text:p>4747</text:p>
          </table:table-cell>
          <table:table-cell table:formula="of:=[.B351]/SUM([.$B$2:.$B$1001])" office:value-type="percentage" office:value="0.000841090877326709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melhor</text:p>
          </table:table-cell>
          <table:table-cell office:value-type="float" office:value="4742" calcext:value-type="float">
            <text:p>4742</text:p>
          </table:table-cell>
          <table:table-cell table:formula="of:=[.B352]/SUM([.$B$2:.$B$1001])" office:value-type="percentage" office:value="0.00084020495898109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aprovar aprovar</text:p>
          </table:table-cell>
          <table:table-cell office:value-type="float" office:value="4741" calcext:value-type="float">
            <text:p>4741</text:p>
          </table:table-cell>
          <table:table-cell table:formula="of:=[.B353]/SUM([.$B$2:.$B$1001])" office:value-type="percentage" office:value="0.00084002777531197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vista</text:p>
          </table:table-cell>
          <table:table-cell office:value-type="float" office:value="4739" calcext:value-type="float">
            <text:p>4739</text:p>
          </table:table-cell>
          <table:table-cell table:formula="of:=[.B354]/SUM([.$B$2:.$B$1001])" office:value-type="percentage" office:value="0.000839673407973726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vem</text:p>
          </table:table-cell>
          <table:table-cell office:value-type="float" office:value="4729" calcext:value-type="float">
            <text:p>4729</text:p>
          </table:table-cell>
          <table:table-cell table:formula="of:=[.B355]/SUM([.$B$2:.$B$1001])" office:value-type="percentage" office:value="0.000837901571282496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instituições</text:p>
          </table:table-cell>
          <table:table-cell office:value-type="float" office:value="4704" calcext:value-type="float">
            <text:p>4704</text:p>
          </table:table-cell>
          <table:table-cell table:formula="of:=[.B356]/SUM([.$B$2:.$B$1001])" office:value-type="percentage" office:value="0.00083347197955442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financiamento</text:p>
          </table:table-cell>
          <table:table-cell office:value-type="float" office:value="4688" calcext:value-type="float">
            <text:p>4688</text:p>
          </table:table-cell>
          <table:table-cell table:formula="of:=[.B357]/SUM([.$B$2:.$B$1001])" office:value-type="percentage" office:value="0.00083063704084845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4677" calcext:value-type="float">
            <text:p>4677</text:p>
          </table:table-cell>
          <table:table-cell table:formula="of:=[.B358]/SUM([.$B$2:.$B$1001])" office:value-type="percentage" office:value="0.00082868802048810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ompanhias</text:p>
          </table:table-cell>
          <table:table-cell office:value-type="float" office:value="4653" calcext:value-type="float">
            <text:p>4653</text:p>
          </table:table-cell>
          <table:table-cell table:formula="of:=[.B359]/SUM([.$B$2:.$B$1001])" office:value-type="percentage" office:value="0.000824435612429151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seguintes</text:p>
          </table:table-cell>
          <table:table-cell office:value-type="float" office:value="4642" calcext:value-type="float">
            <text:p>4642</text:p>
          </table:table-cell>
          <table:table-cell table:formula="of:=[.B360]/SUM([.$B$2:.$B$1001])" office:value-type="percentage" office:value="0.000822486592068798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veículos</text:p>
          </table:table-cell>
          <table:table-cell office:value-type="float" office:value="4641" calcext:value-type="float">
            <text:p>4641</text:p>
          </table:table-cell>
          <table:table-cell table:formula="of:=[.B361]/SUM([.$B$2:.$B$1001])" office:value-type="percentage" office:value="0.00082230940839967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unidades</text:p>
          </table:table-cell>
          <table:table-cell office:value-type="float" office:value="4634" calcext:value-type="float">
            <text:p>4634</text:p>
          </table:table-cell>
          <table:table-cell table:formula="of:=[.B362]/SUM([.$B$2:.$B$1001])" office:value-type="percentage" office:value="0.00082106912271581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oncessão</text:p>
          </table:table-cell>
          <table:table-cell office:value-type="float" office:value="4632" calcext:value-type="float">
            <text:p>4632</text:p>
          </table:table-cell>
          <table:table-cell table:formula="of:=[.B363]/SUM([.$B$2:.$B$1001])" office:value-type="percentage" office:value="0.000820714755377569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estados</text:p>
          </table:table-cell>
          <table:table-cell office:value-type="float" office:value="4629" calcext:value-type="float">
            <text:p>4629</text:p>
          </table:table-cell>
          <table:table-cell table:formula="of:=[.B364]/SUM([.$B$2:.$B$1001])" office:value-type="percentage" office:value="0.000820183204370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4624" calcext:value-type="float">
            <text:p>4624</text:p>
          </table:table-cell>
          <table:table-cell table:formula="of:=[.B365]/SUM([.$B$2:.$B$1001])" office:value-type="percentage" office:value="0.00081929728602458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pedido</text:p>
          </table:table-cell>
          <table:table-cell office:value-type="float" office:value="4624" calcext:value-type="float">
            <text:p>4624</text:p>
          </table:table-cell>
          <table:table-cell table:formula="of:=[.B366]/SUM([.$B$2:.$B$1001])" office:value-type="percentage" office:value="0.00081929728602458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incertezas</text:p>
          </table:table-cell>
          <table:table-cell office:value-type="float" office:value="4621" calcext:value-type="float">
            <text:p>4621</text:p>
          </table:table-cell>
          <table:table-cell table:formula="of:=[.B367]/SUM([.$B$2:.$B$1001])" office:value-type="percentage" office:value="0.000818765735017216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omissão valores</text:p>
          </table:table-cell>
          <table:table-cell office:value-type="float" office:value="4609" calcext:value-type="float">
            <text:p>4609</text:p>
          </table:table-cell>
          <table:table-cell table:formula="of:=[.B368]/SUM([.$B$2:.$B$1001])" office:value-type="percentage" office:value="0.000816639530987741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float" office:value="4578" calcext:value-type="float">
            <text:p>4578</text:p>
          </table:table-cell>
          <table:table-cell table:formula="of:=[.B369]/SUM([.$B$2:.$B$1001])" office:value-type="percentage" office:value="0.000811146837244929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dívida líquida</text:p>
          </table:table-cell>
          <table:table-cell office:value-type="float" office:value="4572" calcext:value-type="float">
            <text:p>4572</text:p>
          </table:table-cell>
          <table:table-cell table:formula="of:=[.B370]/SUM([.$B$2:.$B$1001])" office:value-type="percentage" office:value="0.000810083735230191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float" office:value="4561" calcext:value-type="float">
            <text:p>4561</text:p>
          </table:table-cell>
          <table:table-cell table:formula="of:=[.B371]/SUM([.$B$2:.$B$1001])" office:value-type="percentage" office:value="0.000808134714869838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país</text:p>
          </table:table-cell>
          <table:table-cell office:value-type="float" office:value="4534" calcext:value-type="float">
            <text:p>4534</text:p>
          </table:table-cell>
          <table:table-cell table:formula="of:=[.B372]/SUM([.$B$2:.$B$1001])" office:value-type="percentage" office:value="0.000803350755803518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4528" calcext:value-type="float">
            <text:p>4528</text:p>
          </table:table-cell>
          <table:table-cell table:formula="of:=[.B373]/SUM([.$B$2:.$B$1001])" office:value-type="percentage" office:value="0.00080228765378878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float" office:value="4526" calcext:value-type="float">
            <text:p>4526</text:p>
          </table:table-cell>
          <table:table-cell table:formula="of:=[.B374]/SUM([.$B$2:.$B$1001])" office:value-type="percentage" office:value="0.000801933286450534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finanças</text:p>
          </table:table-cell>
          <table:table-cell office:value-type="float" office:value="4525" calcext:value-type="float">
            <text:p>4525</text:p>
          </table:table-cell>
          <table:table-cell table:formula="of:=[.B375]/SUM([.$B$2:.$B$1001])" office:value-type="percentage" office:value="0.00080175610278141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nyse</text:p>
          </table:table-cell>
          <table:table-cell office:value-type="float" office:value="4524" calcext:value-type="float">
            <text:p>4524</text:p>
          </table:table-cell>
          <table:table-cell table:formula="of:=[.B376]/SUM([.$B$2:.$B$1001])" office:value-type="percentage" office:value="0.000801578919112288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4523" calcext:value-type="float">
            <text:p>4523</text:p>
          </table:table-cell>
          <table:table-cell table:formula="of:=[.B377]/SUM([.$B$2:.$B$1001])" office:value-type="percentage" office:value="0.00080140173544316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provisão</text:p>
          </table:table-cell>
          <table:table-cell office:value-type="float" office:value="4519" calcext:value-type="float">
            <text:p>4519</text:p>
          </table:table-cell>
          <table:table-cell table:formula="of:=[.B378]/SUM([.$B$2:.$B$1001])" office:value-type="percentage" office:value="0.000800693000766674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increase</text:p>
          </table:table-cell>
          <table:table-cell office:value-type="float" office:value="4501" calcext:value-type="float">
            <text:p>4501</text:p>
          </table:table-cell>
          <table:table-cell table:formula="of:=[.B379]/SUM([.$B$2:.$B$1001])" office:value-type="percentage" office:value="0.00079750369472246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montante</text:p>
          </table:table-cell>
          <table:table-cell office:value-type="float" office:value="4496" calcext:value-type="float">
            <text:p>4496</text:p>
          </table:table-cell>
          <table:table-cell table:formula="of:=[.B380]/SUM([.$B$2:.$B$1001])" office:value-type="percentage" office:value="0.000796617776376846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onta</text:p>
          </table:table-cell>
          <table:table-cell office:value-type="float" office:value="4487" calcext:value-type="float">
            <text:p>4487</text:p>
          </table:table-cell>
          <table:table-cell table:formula="of:=[.B381]/SUM([.$B$2:.$B$1001])" office:value-type="percentage" office:value="0.000795023123354739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nota</text:p>
          </table:table-cell>
          <table:table-cell office:value-type="float" office:value="4467" calcext:value-type="float">
            <text:p>4467</text:p>
          </table:table-cell>
          <table:table-cell table:formula="of:=[.B382]/SUM([.$B$2:.$B$1001])" office:value-type="percentage" office:value="0.00079147944997228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aprovação</text:p>
          </table:table-cell>
          <table:table-cell office:value-type="float" office:value="4465" calcext:value-type="float">
            <text:p>4465</text:p>
          </table:table-cell>
          <table:table-cell table:formula="of:=[.B383]/SUM([.$B$2:.$B$1001])" office:value-type="percentage" office:value="0.000791125082634034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liquidez</text:p>
          </table:table-cell>
          <table:table-cell office:value-type="float" office:value="4458" calcext:value-type="float">
            <text:p>4458</text:p>
          </table:table-cell>
          <table:table-cell table:formula="of:=[.B384]/SUM([.$B$2:.$B$1001])" office:value-type="percentage" office:value="0.000789884796950173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direitos</text:p>
          </table:table-cell>
          <table:table-cell office:value-type="float" office:value="4456" calcext:value-type="float">
            <text:p>4456</text:p>
          </table:table-cell>
          <table:table-cell table:formula="of:=[.B385]/SUM([.$B$2:.$B$1001])" office:value-type="percentage" office:value="0.000789530429611927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três</text:p>
          </table:table-cell>
          <table:table-cell office:value-type="float" office:value="4443" calcext:value-type="float">
            <text:p>4443</text:p>
          </table:table-cell>
          <table:table-cell table:formula="of:=[.B386]/SUM([.$B$2:.$B$1001])" office:value-type="percentage" office:value="0.000787227041913328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voto</text:p>
          </table:table-cell>
          <table:table-cell office:value-type="float" office:value="4408" calcext:value-type="float">
            <text:p>4408</text:p>
          </table:table-cell>
          <table:table-cell table:formula="of:=[.B387]/SUM([.$B$2:.$B$1001])" office:value-type="percentage" office:value="0.00078102561349402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ontábeis</text:p>
          </table:table-cell>
          <table:table-cell office:value-type="float" office:value="4406" calcext:value-type="float">
            <text:p>4406</text:p>
          </table:table-cell>
          <table:table-cell table:formula="of:=[.B388]/SUM([.$B$2:.$B$1001])" office:value-type="percentage" office:value="0.000780671246155779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manutenção</text:p>
          </table:table-cell>
          <table:table-cell office:value-type="float" office:value="4395" calcext:value-type="float">
            <text:p>4395</text:p>
          </table:table-cell>
          <table:table-cell table:formula="of:=[.B389]/SUM([.$B$2:.$B$1001])" office:value-type="percentage" office:value="0.000778722225795426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ofício</text:p>
          </table:table-cell>
          <table:table-cell office:value-type="float" office:value="4394" calcext:value-type="float">
            <text:p>4394</text:p>
          </table:table-cell>
          <table:table-cell table:formula="of:=[.B390]/SUM([.$B$2:.$B$1001])" office:value-type="percentage" office:value="0.000778545042126303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aqui</text:p>
          </table:table-cell>
          <table:table-cell office:value-type="float" office:value="4388" calcext:value-type="float">
            <text:p>4388</text:p>
          </table:table-cell>
          <table:table-cell table:formula="of:=[.B391]/SUM([.$B$2:.$B$1001])" office:value-type="percentage" office:value="0.00077748194011156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taxas</text:p>
          </table:table-cell>
          <table:table-cell office:value-type="float" office:value="4374" calcext:value-type="float">
            <text:p>4374</text:p>
          </table:table-cell>
          <table:table-cell table:formula="of:=[.B392]/SUM([.$B$2:.$B$1001])" office:value-type="percentage" office:value="0.000775001368743844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float" office:value="4369" calcext:value-type="float">
            <text:p>4369</text:p>
          </table:table-cell>
          <table:table-cell table:formula="of:=[.B393]/SUM([.$B$2:.$B$1001])" office:value-type="percentage" office:value="0.000774115450398229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notas</text:p>
          </table:table-cell>
          <table:table-cell office:value-type="float" office:value="4364" calcext:value-type="float">
            <text:p>4364</text:p>
          </table:table-cell>
          <table:table-cell table:formula="of:=[.B394]/SUM([.$B$2:.$B$1001])" office:value-type="percentage" office:value="0.000773229532052614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foco</text:p>
          </table:table-cell>
          <table:table-cell office:value-type="float" office:value="4358" calcext:value-type="float">
            <text:p>4358</text:p>
          </table:table-cell>
          <table:table-cell table:formula="of:=[.B395]/SUM([.$B$2:.$B$1001])" office:value-type="percentage" office:value="0.000772166430037877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ltda</text:p>
          </table:table-cell>
          <table:table-cell office:value-type="float" office:value="4358" calcext:value-type="float">
            <text:p>4358</text:p>
          </table:table-cell>
          <table:table-cell table:formula="of:=[.B396]/SUM([.$B$2:.$B$1001])" office:value-type="percentage" office:value="0.000772166430037877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4353" calcext:value-type="float">
            <text:p>4353</text:p>
          </table:table-cell>
          <table:table-cell table:formula="of:=[.B397]/SUM([.$B$2:.$B$1001])" office:value-type="percentage" office:value="0.00077128051169226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arteira crédito</text:p>
          </table:table-cell>
          <table:table-cell office:value-type="float" office:value="4352" calcext:value-type="float">
            <text:p>4352</text:p>
          </table:table-cell>
          <table:table-cell table:formula="of:=[.B398]/SUM([.$B$2:.$B$1001])" office:value-type="percentage" office:value="0.000771103328023139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internacional</text:p>
          </table:table-cell>
          <table:table-cell office:value-type="float" office:value="4348" calcext:value-type="float">
            <text:p>4348</text:p>
          </table:table-cell>
          <table:table-cell table:formula="of:=[.B399]/SUM([.$B$2:.$B$1001])" office:value-type="percentage" office:value="0.000770394593346647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umprimento</text:p>
          </table:table-cell>
          <table:table-cell office:value-type="float" office:value="4332" calcext:value-type="float">
            <text:p>4332</text:p>
          </table:table-cell>
          <table:table-cell table:formula="of:=[.B400]/SUM([.$B$2:.$B$1001])" office:value-type="percentage" office:value="0.000767559654640679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registro</text:p>
          </table:table-cell>
          <table:table-cell office:value-type="float" office:value="4324" calcext:value-type="float">
            <text:p>4324</text:p>
          </table:table-cell>
          <table:table-cell table:formula="of:=[.B401]/SUM([.$B$2:.$B$1001])" office:value-type="percentage" office:value="0.000766142185287696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omunica</text:p>
          </table:table-cell>
          <table:table-cell office:value-type="float" office:value="4322" calcext:value-type="float">
            <text:p>4322</text:p>
          </table:table-cell>
          <table:table-cell table:formula="of:=[.B402]/SUM([.$B$2:.$B$1001])" office:value-type="percentage" office:value="0.0007657878179494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mínimo</text:p>
          </table:table-cell>
          <table:table-cell office:value-type="float" office:value="4322" calcext:value-type="float">
            <text:p>4322</text:p>
          </table:table-cell>
          <table:table-cell table:formula="of:=[.B403]/SUM([.$B$2:.$B$1001])" office:value-type="percentage" office:value="0.0007657878179494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tal</text:p>
          </table:table-cell>
          <table:table-cell office:value-type="float" office:value="4319" calcext:value-type="float">
            <text:p>4319</text:p>
          </table:table-cell>
          <table:table-cell table:formula="of:=[.B404]/SUM([.$B$2:.$B$1001])" office:value-type="percentage" office:value="0.000765256266942081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liente</text:p>
          </table:table-cell>
          <table:table-cell office:value-type="float" office:value="4300" calcext:value-type="float">
            <text:p>4300</text:p>
          </table:table-cell>
          <table:table-cell table:formula="of:=[.B405]/SUM([.$B$2:.$B$1001])" office:value-type="percentage" office:value="0.000761889777228745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efeitos</text:p>
          </table:table-cell>
          <table:table-cell office:value-type="float" office:value="4282" calcext:value-type="float">
            <text:p>4282</text:p>
          </table:table-cell>
          <table:table-cell table:formula="of:=[.B406]/SUM([.$B$2:.$B$1001])" office:value-type="percentage" office:value="0.000758700471184531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atuais</text:p>
          </table:table-cell>
          <table:table-cell office:value-type="float" office:value="4270" calcext:value-type="float">
            <text:p>4270</text:p>
          </table:table-cell>
          <table:table-cell table:formula="of:=[.B407]/SUM([.$B$2:.$B$1001])" office:value-type="percentage" office:value="0.000756574267155056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lasse</text:p>
          </table:table-cell>
          <table:table-cell office:value-type="float" office:value="4265" calcext:value-type="float">
            <text:p>4265</text:p>
          </table:table-cell>
          <table:table-cell table:formula="of:=[.B408]/SUM([.$B$2:.$B$1001])" office:value-type="percentage" office:value="0.000755688348809441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longo prazo</text:p>
          </table:table-cell>
          <table:table-cell office:value-type="float" office:value="4264" calcext:value-type="float">
            <text:p>4264</text:p>
          </table:table-cell>
          <table:table-cell table:formula="of:=[.B409]/SUM([.$B$2:.$B$1001])" office:value-type="percentage" office:value="0.000755511165140318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4252" calcext:value-type="float">
            <text:p>4252</text:p>
          </table:table-cell>
          <table:table-cell table:formula="of:=[.B410]/SUM([.$B$2:.$B$1001])" office:value-type="percentage" office:value="0.000753384961110842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consolidated financial</text:p>
          </table:table-cell>
          <table:table-cell office:value-type="float" office:value="4242" calcext:value-type="float">
            <text:p>4242</text:p>
          </table:table-cell>
          <table:table-cell table:formula="of:=[.B411]/SUM([.$B$2:.$B$1001])" office:value-type="percentage" office:value="0.000751613124419613" calcext:value-type="percentage">
            <text:p>0.08%</text:p>
          </table:table-cell>
        </table:table-row>
        <table:table-row table:style-name="ro1">
          <table:table-cell office:value-type="string" calcext:value-type="string">
            <text:p>durante</text:p>
          </table:table-cell>
          <table:table-cell office:value-type="float" office:value="4231" calcext:value-type="float">
            <text:p>4231</text:p>
          </table:table-cell>
          <table:table-cell table:formula="of:=[.B412]/SUM([.$B$2:.$B$1001])" office:value-type="percentage" office:value="0.0007496641040592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tendo</text:p>
          </table:table-cell>
          <table:table-cell office:value-type="float" office:value="4220" calcext:value-type="float">
            <text:p>4220</text:p>
          </table:table-cell>
          <table:table-cell table:formula="of:=[.B413]/SUM([.$B$2:.$B$1001])" office:value-type="percentage" office:value="0.00074771508369890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ocumentos</text:p>
          </table:table-cell>
          <table:table-cell office:value-type="float" office:value="4217" calcext:value-type="float">
            <text:p>4217</text:p>
          </table:table-cell>
          <table:table-cell table:formula="of:=[.B414]/SUM([.$B$2:.$B$1001])" office:value-type="percentage" office:value="0.00074718353269153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mérica latina</text:p>
          </table:table-cell>
          <table:table-cell office:value-type="float" office:value="4216" calcext:value-type="float">
            <text:p>4216</text:p>
          </table:table-cell>
          <table:table-cell table:formula="of:=[.B415]/SUM([.$B$2:.$B$1001])" office:value-type="percentage" office:value="0.00074700634902241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exclusivamente</text:p>
          </table:table-cell>
          <table:table-cell office:value-type="float" office:value="4208" calcext:value-type="float">
            <text:p>4208</text:p>
          </table:table-cell>
          <table:table-cell table:formula="of:=[.B416]/SUM([.$B$2:.$B$1001])" office:value-type="percentage" office:value="0.00074558887966943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subscrição</text:p>
          </table:table-cell>
          <table:table-cell office:value-type="float" office:value="4204" calcext:value-type="float">
            <text:p>4204</text:p>
          </table:table-cell>
          <table:table-cell table:formula="of:=[.B417]/SUM([.$B$2:.$B$1001])" office:value-type="percentage" office:value="0.00074488014499294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vencimento</text:p>
          </table:table-cell>
          <table:table-cell office:value-type="float" office:value="4201" calcext:value-type="float">
            <text:p>4201</text:p>
          </table:table-cell>
          <table:table-cell table:formula="of:=[.B418]/SUM([.$B$2:.$B$1001])" office:value-type="percentage" office:value="0.00074434859398557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opção</text:p>
          </table:table-cell>
          <table:table-cell office:value-type="float" office:value="4200" calcext:value-type="float">
            <text:p>4200</text:p>
          </table:table-cell>
          <table:table-cell table:formula="of:=[.B419]/SUM([.$B$2:.$B$1001])" office:value-type="percentage" office:value="0.00074417141031644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sustentabilidade</text:p>
          </table:table-cell>
          <table:table-cell office:value-type="float" office:value="4188" calcext:value-type="float">
            <text:p>4188</text:p>
          </table:table-cell>
          <table:table-cell table:formula="of:=[.B420]/SUM([.$B$2:.$B$1001])" office:value-type="percentage" office:value="0.00074204520628697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rede</text:p>
          </table:table-cell>
          <table:table-cell office:value-type="float" office:value="4181" calcext:value-type="float">
            <text:p>4181</text:p>
          </table:table-cell>
          <table:table-cell table:formula="of:=[.B421]/SUM([.$B$2:.$B$1001])" office:value-type="percentage" office:value="0.00074080492060311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instrumentos</text:p>
          </table:table-cell>
          <table:table-cell office:value-type="float" office:value="4178" calcext:value-type="float">
            <text:p>4178</text:p>
          </table:table-cell>
          <table:table-cell table:formula="of:=[.B422]/SUM([.$B$2:.$B$1001])" office:value-type="percentage" office:value="0.00074027336959574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ocumento</text:p>
          </table:table-cell>
          <table:table-cell office:value-type="float" office:value="4176" calcext:value-type="float">
            <text:p>4176</text:p>
          </table:table-cell>
          <table:table-cell table:formula="of:=[.B423]/SUM([.$B$2:.$B$1001])" office:value-type="percentage" office:value="0.000739919002257497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éreas</text:p>
          </table:table-cell>
          <table:table-cell office:value-type="float" office:value="4175" calcext:value-type="float">
            <text:p>4175</text:p>
          </table:table-cell>
          <table:table-cell table:formula="of:=[.B424]/SUM([.$B$2:.$B$1001])" office:value-type="percentage" office:value="0.000739741818588374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capitalização</text:p>
          </table:table-cell>
          <table:table-cell office:value-type="float" office:value="4172" calcext:value-type="float">
            <text:p>4172</text:p>
          </table:table-cell>
          <table:table-cell table:formula="of:=[.B425]/SUM([.$B$2:.$B$1001])" office:value-type="percentage" office:value="0.00073921026758100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uso</text:p>
          </table:table-cell>
          <table:table-cell office:value-type="float" office:value="4155" calcext:value-type="float">
            <text:p>4155</text:p>
          </table:table-cell>
          <table:table-cell table:formula="of:=[.B426]/SUM([.$B$2:.$B$1001])" office:value-type="percentage" office:value="0.00073619814520591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holding</text:p>
          </table:table-cell>
          <table:table-cell office:value-type="float" office:value="4143" calcext:value-type="float">
            <text:p>4143</text:p>
          </table:table-cell>
          <table:table-cell table:formula="of:=[.B427]/SUM([.$B$2:.$B$1001])" office:value-type="percentage" office:value="0.00073407194117643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elétrica</text:p>
          </table:table-cell>
          <table:table-cell office:value-type="float" office:value="4122" calcext:value-type="float">
            <text:p>4122</text:p>
          </table:table-cell>
          <table:table-cell table:formula="of:=[.B428]/SUM([.$B$2:.$B$1001])" office:value-type="percentage" office:value="0.000730351084124857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110" calcext:value-type="float">
            <text:p>4110</text:p>
          </table:table-cell>
          <table:table-cell table:formula="of:=[.B429]/SUM([.$B$2:.$B$1001])" office:value-type="percentage" office:value="0.00072822488009538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ecisão</text:p>
          </table:table-cell>
          <table:table-cell office:value-type="float" office:value="4103" calcext:value-type="float">
            <text:p>4103</text:p>
          </table:table-cell>
          <table:table-cell table:formula="of:=[.B430]/SUM([.$B$2:.$B$1001])" office:value-type="percentage" office:value="0.00072698459441152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cesso</text:p>
          </table:table-cell>
          <table:table-cell office:value-type="float" office:value="4102" calcext:value-type="float">
            <text:p>4102</text:p>
          </table:table-cell>
          <table:table-cell table:formula="of:=[.B431]/SUM([.$B$2:.$B$1001])" office:value-type="percentage" office:value="0.00072680741074239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relatório</text:p>
          </table:table-cell>
          <table:table-cell office:value-type="float" office:value="4101" calcext:value-type="float">
            <text:p>4101</text:p>
          </table:table-cell>
          <table:table-cell table:formula="of:=[.B432]/SUM([.$B$2:.$B$1001])" office:value-type="percentage" office:value="0.00072663022707327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companies</text:p>
          </table:table-cell>
          <table:table-cell office:value-type="float" office:value="4098" calcext:value-type="float">
            <text:p>4098</text:p>
          </table:table-cell>
          <table:table-cell table:formula="of:=[.B433]/SUM([.$B$2:.$B$1001])" office:value-type="percentage" office:value="0.00072609867606590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tivo</text:p>
          </table:table-cell>
          <table:table-cell office:value-type="float" office:value="4091" calcext:value-type="float">
            <text:p>4091</text:p>
          </table:table-cell>
          <table:table-cell table:formula="of:=[.B434]/SUM([.$B$2:.$B$1001])" office:value-type="percentage" office:value="0.00072485839038204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billion</text:p>
          </table:table-cell>
          <table:table-cell office:value-type="float" office:value="4081" calcext:value-type="float">
            <text:p>4081</text:p>
          </table:table-cell>
          <table:table-cell table:formula="of:=[.B435]/SUM([.$B$2:.$B$1001])" office:value-type="percentage" office:value="0.00072308655369081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fluxo</text:p>
          </table:table-cell>
          <table:table-cell office:value-type="float" office:value="4066" calcext:value-type="float">
            <text:p>4066</text:p>
          </table:table-cell>
          <table:table-cell table:formula="of:=[.B436]/SUM([.$B$2:.$B$1001])" office:value-type="percentage" office:value="0.00072042879865397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erivativos</text:p>
          </table:table-cell>
          <table:table-cell office:value-type="float" office:value="4057" calcext:value-type="float">
            <text:p>4057</text:p>
          </table:table-cell>
          <table:table-cell table:formula="of:=[.B437]/SUM([.$B$2:.$B$1001])" office:value-type="percentage" office:value="0.000718834145631864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4055" calcext:value-type="float">
            <text:p>4055</text:p>
          </table:table-cell>
          <table:table-cell table:formula="of:=[.B438]/SUM([.$B$2:.$B$1001])" office:value-type="percentage" office:value="0.00071847977829361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4031" calcext:value-type="float">
            <text:p>4031</text:p>
          </table:table-cell>
          <table:table-cell table:formula="of:=[.B439]/SUM([.$B$2:.$B$1001])" office:value-type="percentage" office:value="0.000714227370234667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realização</text:p>
          </table:table-cell>
          <table:table-cell office:value-type="float" office:value="4026" calcext:value-type="float">
            <text:p>4026</text:p>
          </table:table-cell>
          <table:table-cell table:formula="of:=[.B440]/SUM([.$B$2:.$B$1001])" office:value-type="percentage" office:value="0.00071334145188905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revidência</text:p>
          </table:table-cell>
          <table:table-cell office:value-type="float" office:value="4018" calcext:value-type="float">
            <text:p>4018</text:p>
          </table:table-cell>
          <table:table-cell table:formula="of:=[.B441]/SUM([.$B$2:.$B$1001])" office:value-type="percentage" office:value="0.00071192398253606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essoal</text:p>
          </table:table-cell>
          <table:table-cell office:value-type="float" office:value="4009" calcext:value-type="float">
            <text:p>4009</text:p>
          </table:table-cell>
          <table:table-cell table:formula="of:=[.B442]/SUM([.$B$2:.$B$1001])" office:value-type="percentage" office:value="0.00071032932951396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garantia</text:p>
          </table:table-cell>
          <table:table-cell office:value-type="float" office:value="4002" calcext:value-type="float">
            <text:p>4002</text:p>
          </table:table-cell>
          <table:table-cell table:formula="of:=[.B443]/SUM([.$B$2:.$B$1001])" office:value-type="percentage" office:value="0.00070908904383010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futuras</text:p>
          </table:table-cell>
          <table:table-cell office:value-type="float" office:value="3998" calcext:value-type="float">
            <text:p>3998</text:p>
          </table:table-cell>
          <table:table-cell table:formula="of:=[.B444]/SUM([.$B$2:.$B$1001])" office:value-type="percentage" office:value="0.0007083803091536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linha</text:p>
          </table:table-cell>
          <table:table-cell office:value-type="float" office:value="3990" calcext:value-type="float">
            <text:p>3990</text:p>
          </table:table-cell>
          <table:table-cell table:formula="of:=[.B445]/SUM([.$B$2:.$B$1001])" office:value-type="percentage" office:value="0.00070696283980062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3989" calcext:value-type="float">
            <text:p>3989</text:p>
          </table:table-cell>
          <table:table-cell table:formula="of:=[.B446]/SUM([.$B$2:.$B$1001])" office:value-type="percentage" office:value="0.00070678565613150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riscos incertezas</text:p>
          </table:table-cell>
          <table:table-cell office:value-type="float" office:value="3984" calcext:value-type="float">
            <text:p>3984</text:p>
          </table:table-cell>
          <table:table-cell table:formula="of:=[.B447]/SUM([.$B$2:.$B$1001])" office:value-type="percentage" office:value="0.00070589973778588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conforme alterada</text:p>
          </table:table-cell>
          <table:table-cell office:value-type="float" office:value="3983" calcext:value-type="float">
            <text:p>3983</text:p>
          </table:table-cell>
          <table:table-cell table:formula="of:=[.B448]/SUM([.$B$2:.$B$1001])" office:value-type="percentage" office:value="0.00070572255411676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3975" calcext:value-type="float">
            <text:p>3975</text:p>
          </table:table-cell>
          <table:table-cell table:formula="of:=[.B449]/SUM([.$B$2:.$B$1001])" office:value-type="percentage" office:value="0.00070430508476378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erdas</text:p>
          </table:table-cell>
          <table:table-cell office:value-type="float" office:value="3966" calcext:value-type="float">
            <text:p>3966</text:p>
          </table:table-cell>
          <table:table-cell table:formula="of:=[.B450]/SUM([.$B$2:.$B$1001])" office:value-type="percentage" office:value="0.00070271043174167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serem</text:p>
          </table:table-cell>
          <table:table-cell office:value-type="float" office:value="3966" calcext:value-type="float">
            <text:p>3966</text:p>
          </table:table-cell>
          <table:table-cell table:formula="of:=[.B451]/SUM([.$B$2:.$B$1001])" office:value-type="percentage" office:value="0.00070271043174167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bilhão</text:p>
          </table:table-cell>
          <table:table-cell office:value-type="float" office:value="3961" calcext:value-type="float">
            <text:p>3961</text:p>
          </table:table-cell>
          <table:table-cell table:formula="of:=[.B452]/SUM([.$B$2:.$B$1001])" office:value-type="percentage" office:value="0.0007018245133960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sociedades</text:p>
          </table:table-cell>
          <table:table-cell office:value-type="float" office:value="3959" calcext:value-type="float">
            <text:p>3959</text:p>
          </table:table-cell>
          <table:table-cell table:formula="of:=[.B453]/SUM([.$B$2:.$B$1001])" office:value-type="percentage" office:value="0.000701470146057814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float" office:value="3955" calcext:value-type="float">
            <text:p>3955</text:p>
          </table:table-cell>
          <table:table-cell table:formula="of:=[.B454]/SUM([.$B$2:.$B$1001])" office:value-type="percentage" office:value="0.00070076141138132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considerando</text:p>
          </table:table-cell>
          <table:table-cell office:value-type="float" office:value="3947" calcext:value-type="float">
            <text:p>3947</text:p>
          </table:table-cell>
          <table:table-cell table:formula="of:=[.B455]/SUM([.$B$2:.$B$1001])" office:value-type="percentage" office:value="0.00069934394202833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ortanto</text:p>
          </table:table-cell>
          <table:table-cell office:value-type="float" office:value="3940" calcext:value-type="float">
            <text:p>3940</text:p>
          </table:table-cell>
          <table:table-cell table:formula="of:=[.B456]/SUM([.$B$2:.$B$1001])" office:value-type="percentage" office:value="0.00069810365634447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úblico</text:p>
          </table:table-cell>
          <table:table-cell office:value-type="float" office:value="3940" calcext:value-type="float">
            <text:p>3940</text:p>
          </table:table-cell>
          <table:table-cell table:formula="of:=[.B457]/SUM([.$B$2:.$B$1001])" office:value-type="percentage" office:value="0.00069810365634447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notícia</text:p>
          </table:table-cell>
          <table:table-cell office:value-type="float" office:value="3920" calcext:value-type="float">
            <text:p>3920</text:p>
          </table:table-cell>
          <table:table-cell table:formula="of:=[.B458]/SUM([.$B$2:.$B$1001])" office:value-type="percentage" office:value="0.00069455998296201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reunião</text:p>
          </table:table-cell>
          <table:table-cell office:value-type="float" office:value="3919" calcext:value-type="float">
            <text:p>3919</text:p>
          </table:table-cell>
          <table:table-cell table:formula="of:=[.B459]/SUM([.$B$2:.$B$1001])" office:value-type="percentage" office:value="0.00069438279929289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ordinária</text:p>
          </table:table-cell>
          <table:table-cell office:value-type="float" office:value="3914" calcext:value-type="float">
            <text:p>3914</text:p>
          </table:table-cell>
          <table:table-cell table:formula="of:=[.B460]/SUM([.$B$2:.$B$1001])" office:value-type="percentage" office:value="0.00069349688094728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office:value-type="float" office:value="3905" calcext:value-type="float">
            <text:p>3905</text:p>
          </table:table-cell>
          <table:table-cell table:formula="of:=[.B461]/SUM([.$B$2:.$B$1001])" office:value-type="percentage" office:value="0.000691902227925174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float" office:value="3900" calcext:value-type="float">
            <text:p>3900</text:p>
          </table:table-cell>
          <table:table-cell table:formula="of:=[.B462]/SUM([.$B$2:.$B$1001])" office:value-type="percentage" office:value="0.00069101630957955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float" office:value="3897" calcext:value-type="float">
            <text:p>3897</text:p>
          </table:table-cell>
          <table:table-cell table:formula="of:=[.B463]/SUM([.$B$2:.$B$1001])" office:value-type="percentage" office:value="0.0006904847585721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economia</text:p>
          </table:table-cell>
          <table:table-cell office:value-type="float" office:value="3888" calcext:value-type="float">
            <text:p>3888</text:p>
          </table:table-cell>
          <table:table-cell table:formula="of:=[.B464]/SUM([.$B$2:.$B$1001])" office:value-type="percentage" office:value="0.000688890105550084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conjunto</text:p>
          </table:table-cell>
          <table:table-cell office:value-type="float" office:value="3887" calcext:value-type="float">
            <text:p>3887</text:p>
          </table:table-cell>
          <table:table-cell table:formula="of:=[.B465]/SUM([.$B$2:.$B$1001])" office:value-type="percentage" office:value="0.00068871292188096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proximadamente</text:p>
          </table:table-cell>
          <table:table-cell office:value-type="float" office:value="3885" calcext:value-type="float">
            <text:p>3885</text:p>
          </table:table-cell>
          <table:table-cell table:formula="of:=[.B466]/SUM([.$B$2:.$B$1001])" office:value-type="percentage" office:value="0.00068835855454271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futuro</text:p>
          </table:table-cell>
          <table:table-cell office:value-type="float" office:value="3866" calcext:value-type="float">
            <text:p>3866</text:p>
          </table:table-cell>
          <table:table-cell table:formula="of:=[.B467]/SUM([.$B$2:.$B$1001])" office:value-type="percentage" office:value="0.00068499206482937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maiores</text:p>
          </table:table-cell>
          <table:table-cell office:value-type="float" office:value="3865" calcext:value-type="float">
            <text:p>3865</text:p>
          </table:table-cell>
          <table:table-cell table:formula="of:=[.B468]/SUM([.$B$2:.$B$1001])" office:value-type="percentage" office:value="0.00068481488116025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controladas</text:p>
          </table:table-cell>
          <table:table-cell office:value-type="float" office:value="3864" calcext:value-type="float">
            <text:p>3864</text:p>
          </table:table-cell>
          <table:table-cell table:formula="of:=[.B469]/SUM([.$B$2:.$B$1001])" office:value-type="percentage" office:value="0.00068463769749113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float" office:value="3862" calcext:value-type="float">
            <text:p>3862</text:p>
          </table:table-cell>
          <table:table-cell table:formula="of:=[.B470]/SUM([.$B$2:.$B$1001])" office:value-type="percentage" office:value="0.000684283330152887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bonds</text:p>
          </table:table-cell>
          <table:table-cell office:value-type="float" office:value="3861" calcext:value-type="float">
            <text:p>3861</text:p>
          </table:table-cell>
          <table:table-cell table:formula="of:=[.B471]/SUM([.$B$2:.$B$1001])" office:value-type="percentage" office:value="0.00068410614648376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ois</text:p>
          </table:table-cell>
          <table:table-cell office:value-type="float" office:value="3859" calcext:value-type="float">
            <text:p>3859</text:p>
          </table:table-cell>
          <table:table-cell table:formula="of:=[.B472]/SUM([.$B$2:.$B$1001])" office:value-type="percentage" office:value="0.00068375177914551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nálise</text:p>
          </table:table-cell>
          <table:table-cell office:value-type="float" office:value="3856" calcext:value-type="float">
            <text:p>3856</text:p>
          </table:table-cell>
          <table:table-cell table:formula="of:=[.B473]/SUM([.$B$2:.$B$1001])" office:value-type="percentage" office:value="0.00068322022813814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business</text:p>
          </table:table-cell>
          <table:table-cell office:value-type="float" office:value="3843" calcext:value-type="float">
            <text:p>3843</text:p>
          </table:table-cell>
          <table:table-cell table:formula="of:=[.B474]/SUM([.$B$2:.$B$1001])" office:value-type="percentage" office:value="0.00068091684043955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obrigações</text:p>
          </table:table-cell>
          <table:table-cell office:value-type="float" office:value="3835" calcext:value-type="float">
            <text:p>3835</text:p>
          </table:table-cell>
          <table:table-cell table:formula="of:=[.B475]/SUM([.$B$2:.$B$1001])" office:value-type="percentage" office:value="0.000679499371086567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rincipalmente</text:p>
          </table:table-cell>
          <table:table-cell office:value-type="float" office:value="3830" calcext:value-type="float">
            <text:p>3830</text:p>
          </table:table-cell>
          <table:table-cell table:formula="of:=[.B476]/SUM([.$B$2:.$B$1001])" office:value-type="percentage" office:value="0.00067861345274095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3820" calcext:value-type="float">
            <text:p>3820</text:p>
          </table:table-cell>
          <table:table-cell table:formula="of:=[.B477]/SUM([.$B$2:.$B$1001])" office:value-type="percentage" office:value="0.00067684161604972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garantias</text:p>
          </table:table-cell>
          <table:table-cell office:value-type="float" office:value="3810" calcext:value-type="float">
            <text:p>3810</text:p>
          </table:table-cell>
          <table:table-cell table:formula="of:=[.B478]/SUM([.$B$2:.$B$1001])" office:value-type="percentage" office:value="0.00067506977935849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composição</text:p>
          </table:table-cell>
          <table:table-cell office:value-type="float" office:value="3791" calcext:value-type="float">
            <text:p>3791</text:p>
          </table:table-cell>
          <table:table-cell table:formula="of:=[.B479]/SUM([.$B$2:.$B$1001])" office:value-type="percentage" office:value="0.00067170328964515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brazilian</text:p>
          </table:table-cell>
          <table:table-cell office:value-type="float" office:value="3781" calcext:value-type="float">
            <text:p>3781</text:p>
          </table:table-cell>
          <table:table-cell table:formula="of:=[.B480]/SUM([.$B$2:.$B$1001])" office:value-type="percentage" office:value="0.00066993145295392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rocessos</text:p>
          </table:table-cell>
          <table:table-cell office:value-type="float" office:value="3778" calcext:value-type="float">
            <text:p>3778</text:p>
          </table:table-cell>
          <table:table-cell table:formula="of:=[.B481]/SUM([.$B$2:.$B$1001])" office:value-type="percentage" office:value="0.00066939990194655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efeito</text:p>
          </table:table-cell>
          <table:table-cell office:value-type="float" office:value="3765" calcext:value-type="float">
            <text:p>3765</text:p>
          </table:table-cell>
          <table:table-cell table:formula="of:=[.B482]/SUM([.$B$2:.$B$1001])" office:value-type="percentage" office:value="0.00066709651424795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ssim</text:p>
          </table:table-cell>
          <table:table-cell office:value-type="float" office:value="3764" calcext:value-type="float">
            <text:p>3764</text:p>
          </table:table-cell>
          <table:table-cell table:formula="of:=[.B483]/SUM([.$B$2:.$B$1001])" office:value-type="percentage" office:value="0.00066691933057883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nesta data</text:p>
          </table:table-cell>
          <table:table-cell office:value-type="float" office:value="3754" calcext:value-type="float">
            <text:p>3754</text:p>
          </table:table-cell>
          <table:table-cell table:formula="of:=[.B484]/SUM([.$B$2:.$B$1001])" office:value-type="percentage" office:value="0.00066514749388760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3751" calcext:value-type="float">
            <text:p>3751</text:p>
          </table:table-cell>
          <table:table-cell table:formula="of:=[.B485]/SUM([.$B$2:.$B$1001])" office:value-type="percentage" office:value="0.000664615942880237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evido</text:p>
          </table:table-cell>
          <table:table-cell office:value-type="float" office:value="3750" calcext:value-type="float">
            <text:p>3750</text:p>
          </table:table-cell>
          <table:table-cell table:formula="of:=[.B486]/SUM([.$B$2:.$B$1001])" office:value-type="percentage" office:value="0.000664438759211114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3749" calcext:value-type="float">
            <text:p>3749</text:p>
          </table:table-cell>
          <table:table-cell table:formula="of:=[.B487]/SUM([.$B$2:.$B$1001])" office:value-type="percentage" office:value="0.000664261575541992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3748" calcext:value-type="float">
            <text:p>3748</text:p>
          </table:table-cell>
          <table:table-cell table:formula="of:=[.B488]/SUM([.$B$2:.$B$1001])" office:value-type="percentage" office:value="0.00066408439187286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estatuto</text:p>
          </table:table-cell>
          <table:table-cell office:value-type="float" office:value="3747" calcext:value-type="float">
            <text:p>3747</text:p>
          </table:table-cell>
          <table:table-cell table:formula="of:=[.B489]/SUM([.$B$2:.$B$1001])" office:value-type="percentage" office:value="0.00066390720820374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float" office:value="3746" calcext:value-type="float">
            <text:p>3746</text:p>
          </table:table-cell>
          <table:table-cell table:formula="of:=[.B490]/SUM([.$B$2:.$B$1001])" office:value-type="percentage" office:value="0.00066373002453462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nte</text:p>
          </table:table-cell>
          <table:table-cell office:value-type="float" office:value="3742" calcext:value-type="float">
            <text:p>3742</text:p>
          </table:table-cell>
          <table:table-cell table:formula="of:=[.B491]/SUM([.$B$2:.$B$1001])" office:value-type="percentage" office:value="0.00066302128985813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cento</text:p>
          </table:table-cell>
          <table:table-cell office:value-type="float" office:value="3732" calcext:value-type="float">
            <text:p>3732</text:p>
          </table:table-cell>
          <table:table-cell table:formula="of:=[.B492]/SUM([.$B$2:.$B$1001])" office:value-type="percentage" office:value="0.000661249453166901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lanos</text:p>
          </table:table-cell>
          <table:table-cell office:value-type="float" office:value="3731" calcext:value-type="float">
            <text:p>3731</text:p>
          </table:table-cell>
          <table:table-cell table:formula="of:=[.B493]/SUM([.$B$2:.$B$1001])" office:value-type="percentage" office:value="0.00066107226949777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float" office:value="3719" calcext:value-type="float">
            <text:p>3719</text:p>
          </table:table-cell>
          <table:table-cell table:formula="of:=[.B494]/SUM([.$B$2:.$B$1001])" office:value-type="percentage" office:value="0.000658946065468303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patrimônio líquido</text:p>
          </table:table-cell>
          <table:table-cell office:value-type="float" office:value="3714" calcext:value-type="float">
            <text:p>3714</text:p>
          </table:table-cell>
          <table:table-cell table:formula="of:=[.B495]/SUM([.$B$2:.$B$1001])" office:value-type="percentage" office:value="0.00065806014712268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debt</text:p>
          </table:table-cell>
          <table:table-cell office:value-type="float" office:value="3704" calcext:value-type="float">
            <text:p>3704</text:p>
          </table:table-cell>
          <table:table-cell table:formula="of:=[.B496]/SUM([.$B$2:.$B$1001])" office:value-type="percentage" office:value="0.00065628831043145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impacto</text:p>
          </table:table-cell>
          <table:table-cell office:value-type="float" office:value="3701" calcext:value-type="float">
            <text:p>3701</text:p>
          </table:table-cell>
          <table:table-cell table:formula="of:=[.B497]/SUM([.$B$2:.$B$1001])" office:value-type="percentage" office:value="0.00065575675942408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vicepresidente</text:p>
          </table:table-cell>
          <table:table-cell office:value-type="float" office:value="3701" calcext:value-type="float">
            <text:p>3701</text:p>
          </table:table-cell>
          <table:table-cell table:formula="of:=[.B498]/SUM([.$B$2:.$B$1001])" office:value-type="percentage" office:value="0.000655756759424089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gerenciamento</text:p>
          </table:table-cell>
          <table:table-cell office:value-type="float" office:value="3697" calcext:value-type="float">
            <text:p>3697</text:p>
          </table:table-cell>
          <table:table-cell table:formula="of:=[.B499]/SUM([.$B$2:.$B$1001])" office:value-type="percentage" office:value="0.000655048024747597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3693" calcext:value-type="float">
            <text:p>3693</text:p>
          </table:table-cell>
          <table:table-cell table:formula="of:=[.B500]/SUM([.$B$2:.$B$1001])" office:value-type="percentage" office:value="0.000654339290071106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atual</text:p>
          </table:table-cell>
          <table:table-cell office:value-type="float" office:value="3687" calcext:value-type="float">
            <text:p>3687</text:p>
          </table:table-cell>
          <table:table-cell table:formula="of:=[.B501]/SUM([.$B$2:.$B$1001])" office:value-type="percentage" office:value="0.000653276188056368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float" office:value="3670" calcext:value-type="float">
            <text:p>3670</text:p>
          </table:table-cell>
          <table:table-cell table:formula="of:=[.B502]/SUM([.$B$2:.$B$1001])" office:value-type="percentage" office:value="0.000650264065681277" calcext:value-type="percentage">
            <text:p>0.07%</text:p>
          </table:table-cell>
        </table:table-row>
        <table:table-row table:style-name="ro1">
          <table:table-cell office:value-type="string" calcext:value-type="string">
            <text:p>unidos</text:p>
          </table:table-cell>
          <table:table-cell office:value-type="float" office:value="3663" calcext:value-type="float">
            <text:p>3663</text:p>
          </table:table-cell>
          <table:table-cell table:formula="of:=[.B503]/SUM([.$B$2:.$B$1001])" office:value-type="percentage" office:value="0.00064902377999741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rua</text:p>
          </table:table-cell>
          <table:table-cell office:value-type="float" office:value="3661" calcext:value-type="float">
            <text:p>3661</text:p>
          </table:table-cell>
          <table:table-cell table:formula="of:=[.B504]/SUM([.$B$2:.$B$1001])" office:value-type="percentage" office:value="0.00064866941265917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formar</text:p>
          </table:table-cell>
          <table:table-cell office:value-type="float" office:value="3654" calcext:value-type="float">
            <text:p>3654</text:p>
          </table:table-cell>
          <table:table-cell table:formula="of:=[.B505]/SUM([.$B$2:.$B$1001])" office:value-type="percentage" office:value="0.0006474291269753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missor</text:p>
          </table:table-cell>
          <table:table-cell office:value-type="float" office:value="3639" calcext:value-type="float">
            <text:p>3639</text:p>
          </table:table-cell>
          <table:table-cell table:formula="of:=[.B506]/SUM([.$B$2:.$B$1001])" office:value-type="percentage" office:value="0.00064477137193846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3639" calcext:value-type="float">
            <text:p>3639</text:p>
          </table:table-cell>
          <table:table-cell table:formula="of:=[.B507]/SUM([.$B$2:.$B$1001])" office:value-type="percentage" office:value="0.00064477137193846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inanceiro relações</text:p>
          </table:table-cell>
          <table:table-cell office:value-type="float" office:value="3632" calcext:value-type="float">
            <text:p>3632</text:p>
          </table:table-cell>
          <table:table-cell table:formula="of:=[.B508]/SUM([.$B$2:.$B$1001])" office:value-type="percentage" office:value="0.00064353108625460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undos</text:p>
          </table:table-cell>
          <table:table-cell office:value-type="float" office:value="3626" calcext:value-type="float">
            <text:p>3626</text:p>
          </table:table-cell>
          <table:table-cell table:formula="of:=[.B509]/SUM([.$B$2:.$B$1001])" office:value-type="percentage" office:value="0.00064246798423986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recorrente</text:p>
          </table:table-cell>
          <table:table-cell office:value-type="float" office:value="3620" calcext:value-type="float">
            <text:p>3620</text:p>
          </table:table-cell>
          <table:table-cell table:formula="of:=[.B510]/SUM([.$B$2:.$B$1001])" office:value-type="percentage" office:value="0.00064140488222512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divulgado</text:p>
          </table:table-cell>
          <table:table-cell office:value-type="float" office:value="3618" calcext:value-type="float">
            <text:p>3618</text:p>
          </table:table-cell>
          <table:table-cell table:formula="of:=[.B511]/SUM([.$B$2:.$B$1001])" office:value-type="percentage" office:value="0.000641050514886883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derão</text:p>
          </table:table-cell>
          <table:table-cell office:value-type="float" office:value="3616" calcext:value-type="float">
            <text:p>3616</text:p>
          </table:table-cell>
          <table:table-cell table:formula="of:=[.B512]/SUM([.$B$2:.$B$1001])" office:value-type="percentage" office:value="0.00064069614754863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demonstrações financeiras</text:p>
          </table:table-cell>
          <table:table-cell office:value-type="float" office:value="3614" calcext:value-type="float">
            <text:p>3614</text:p>
          </table:table-cell>
          <table:table-cell table:formula="of:=[.B513]/SUM([.$B$2:.$B$1001])" office:value-type="percentage" office:value="0.00064034178021039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dústria</text:p>
          </table:table-cell>
          <table:table-cell office:value-type="float" office:value="3600" calcext:value-type="float">
            <text:p>3600</text:p>
          </table:table-cell>
          <table:table-cell table:formula="of:=[.B514]/SUM([.$B$2:.$B$1001])" office:value-type="percentage" office:value="0.0006378612088426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lítica</text:p>
          </table:table-cell>
          <table:table-cell office:value-type="float" office:value="3595" calcext:value-type="float">
            <text:p>3595</text:p>
          </table:table-cell>
          <table:table-cell table:formula="of:=[.B515]/SUM([.$B$2:.$B$1001])" office:value-type="percentage" office:value="0.00063697529049705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ndividamento</text:p>
          </table:table-cell>
          <table:table-cell office:value-type="float" office:value="3593" calcext:value-type="float">
            <text:p>3593</text:p>
          </table:table-cell>
          <table:table-cell table:formula="of:=[.B516]/SUM([.$B$2:.$B$1001])" office:value-type="percentage" office:value="0.00063662092315880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xtraordinária</text:p>
          </table:table-cell>
          <table:table-cell office:value-type="float" office:value="3592" calcext:value-type="float">
            <text:p>3592</text:p>
          </table:table-cell>
          <table:table-cell table:formula="of:=[.B517]/SUM([.$B$2:.$B$1001])" office:value-type="percentage" office:value="0.00063644373948968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cargo</text:p>
          </table:table-cell>
          <table:table-cell office:value-type="float" office:value="3572" calcext:value-type="float">
            <text:p>3572</text:p>
          </table:table-cell>
          <table:table-cell table:formula="of:=[.B518]/SUM([.$B$2:.$B$1001])" office:value-type="percentage" office:value="0.00063290006610722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loans</text:p>
          </table:table-cell>
          <table:table-cell office:value-type="float" office:value="3565" calcext:value-type="float">
            <text:p>3565</text:p>
          </table:table-cell>
          <table:table-cell table:formula="of:=[.B519]/SUM([.$B$2:.$B$1001])" office:value-type="percentage" office:value="0.00063165978042336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3561" calcext:value-type="float">
            <text:p>3561</text:p>
          </table:table-cell>
          <table:table-cell table:formula="of:=[.B520]/SUM([.$B$2:.$B$1001])" office:value-type="percentage" office:value="0.00063095104574687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clusive</text:p>
          </table:table-cell>
          <table:table-cell office:value-type="float" office:value="3549" calcext:value-type="float">
            <text:p>3549</text:p>
          </table:table-cell>
          <table:table-cell table:formula="of:=[.B521]/SUM([.$B$2:.$B$1001])" office:value-type="percentage" office:value="0.00062882484171739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rto</text:p>
          </table:table-cell>
          <table:table-cell office:value-type="float" office:value="3549" calcext:value-type="float">
            <text:p>3549</text:p>
          </table:table-cell>
          <table:table-cell table:formula="of:=[.B522]/SUM([.$B$2:.$B$1001])" office:value-type="percentage" office:value="0.00062882484171739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visão</text:p>
          </table:table-cell>
          <table:table-cell office:value-type="float" office:value="3545" calcext:value-type="float">
            <text:p>3545</text:p>
          </table:table-cell>
          <table:table-cell table:formula="of:=[.B523]/SUM([.$B$2:.$B$1001])" office:value-type="percentage" office:value="0.00062811610704090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margem ebitda</text:p>
          </table:table-cell>
          <table:table-cell office:value-type="float" office:value="3539" calcext:value-type="float">
            <text:p>3539</text:p>
          </table:table-cell>
          <table:table-cell table:formula="of:=[.B524]/SUM([.$B$2:.$B$1001])" office:value-type="percentage" office:value="0.00062705300502616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cinco</text:p>
          </table:table-cell>
          <table:table-cell office:value-type="float" office:value="3538" calcext:value-type="float">
            <text:p>3538</text:p>
          </table:table-cell>
          <table:table-cell table:formula="of:=[.B525]/SUM([.$B$2:.$B$1001])" office:value-type="percentage" office:value="0.00062687582135704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âmbito</text:p>
          </table:table-cell>
          <table:table-cell office:value-type="float" office:value="3527" calcext:value-type="float">
            <text:p>3527</text:p>
          </table:table-cell>
          <table:table-cell table:formula="of:=[.B526]/SUM([.$B$2:.$B$1001])" office:value-type="percentage" office:value="0.00062492680099669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rimeiro</text:p>
          </table:table-cell>
          <table:table-cell office:value-type="float" office:value="3526" calcext:value-type="float">
            <text:p>3526</text:p>
          </table:table-cell>
          <table:table-cell table:formula="of:=[.B527]/SUM([.$B$2:.$B$1001])" office:value-type="percentage" office:value="0.00062474961732757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etróleo brasileiro</text:p>
          </table:table-cell>
          <table:table-cell office:value-type="float" office:value="3519" calcext:value-type="float">
            <text:p>3519</text:p>
          </table:table-cell>
          <table:table-cell table:formula="of:=[.B528]/SUM([.$B$2:.$B$1001])" office:value-type="percentage" office:value="0.0006235093316437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3516" calcext:value-type="float">
            <text:p>3516</text:p>
          </table:table-cell>
          <table:table-cell table:formula="of:=[.B529]/SUM([.$B$2:.$B$1001])" office:value-type="percentage" office:value="0.00062297778063634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wkh</text:p>
          </table:table-cell>
          <table:table-cell office:value-type="float" office:value="3509" calcext:value-type="float">
            <text:p>3509</text:p>
          </table:table-cell>
          <table:table-cell table:formula="of:=[.B530]/SUM([.$B$2:.$B$1001])" office:value-type="percentage" office:value="0.0006217374949524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ráticas</text:p>
          </table:table-cell>
          <table:table-cell office:value-type="float" office:value="3498" calcext:value-type="float">
            <text:p>3498</text:p>
          </table:table-cell>
          <table:table-cell table:formula="of:=[.B531]/SUM([.$B$2:.$B$1001])" office:value-type="percentage" office:value="0.00061978847459212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ension</text:p>
          </table:table-cell>
          <table:table-cell office:value-type="float" office:value="3497" calcext:value-type="float">
            <text:p>3497</text:p>
          </table:table-cell>
          <table:table-cell table:formula="of:=[.B532]/SUM([.$B$2:.$B$1001])" office:value-type="percentage" office:value="0.00061961129092300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nergia elétrica</text:p>
          </table:table-cell>
          <table:table-cell office:value-type="float" office:value="3486" calcext:value-type="float">
            <text:p>3486</text:p>
          </table:table-cell>
          <table:table-cell table:formula="of:=[.B533]/SUM([.$B$2:.$B$1001])" office:value-type="percentage" office:value="0.00061766227056265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disponíveis</text:p>
          </table:table-cell>
          <table:table-cell office:value-type="float" office:value="3481" calcext:value-type="float">
            <text:p>3481</text:p>
          </table:table-cell>
          <table:table-cell table:formula="of:=[.B534]/SUM([.$B$2:.$B$1001])" office:value-type="percentage" office:value="0.00061677635221703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bacen</text:p>
          </table:table-cell>
          <table:table-cell office:value-type="float" office:value="3476" calcext:value-type="float">
            <text:p>3476</text:p>
          </table:table-cell>
          <table:table-cell table:formula="of:=[.B535]/SUM([.$B$2:.$B$1001])" office:value-type="percentage" office:value="0.00061589043387142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câmbio</text:p>
          </table:table-cell>
          <table:table-cell office:value-type="float" office:value="3471" calcext:value-type="float">
            <text:p>3471</text:p>
          </table:table-cell>
          <table:table-cell table:formula="of:=[.B536]/SUM([.$B$2:.$B$1001])" office:value-type="percentage" office:value="0.00061500451552580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relacionados</text:p>
          </table:table-cell>
          <table:table-cell office:value-type="float" office:value="3470" calcext:value-type="float">
            <text:p>3470</text:p>
          </table:table-cell>
          <table:table-cell table:formula="of:=[.B537]/SUM([.$B$2:.$B$1001])" office:value-type="percentage" office:value="0.00061482733185668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bitda ajustado</text:p>
          </table:table-cell>
          <table:table-cell office:value-type="float" office:value="3469" calcext:value-type="float">
            <text:p>3469</text:p>
          </table:table-cell>
          <table:table-cell table:formula="of:=[.B538]/SUM([.$B$2:.$B$1001])" office:value-type="percentage" office:value="0.00061465014818756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stimativas projeções</text:p>
          </table:table-cell>
          <table:table-cell office:value-type="float" office:value="3461" calcext:value-type="float">
            <text:p>3461</text:p>
          </table:table-cell>
          <table:table-cell table:formula="of:=[.B539]/SUM([.$B$2:.$B$1001])" office:value-type="percentage" office:value="0.00061323267883457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float" office:value="3460" calcext:value-type="float">
            <text:p>3460</text:p>
          </table:table-cell>
          <table:table-cell table:formula="of:=[.B540]/SUM([.$B$2:.$B$1001])" office:value-type="percentage" office:value="0.00061305549516545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tividade</text:p>
          </table:table-cell>
          <table:table-cell office:value-type="float" office:value="3453" calcext:value-type="float">
            <text:p>3453</text:p>
          </table:table-cell>
          <table:table-cell table:formula="of:=[.B541]/SUM([.$B$2:.$B$1001])" office:value-type="percentage" office:value="0.00061181520948159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vestidor</text:p>
          </table:table-cell>
          <table:table-cell office:value-type="float" office:value="3452" calcext:value-type="float">
            <text:p>3452</text:p>
          </table:table-cell>
          <table:table-cell table:formula="of:=[.B542]/SUM([.$B$2:.$B$1001])" office:value-type="percentage" office:value="0.00061163802581247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nominal</text:p>
          </table:table-cell>
          <table:table-cell office:value-type="float" office:value="3444" calcext:value-type="float">
            <text:p>3444</text:p>
          </table:table-cell>
          <table:table-cell table:formula="of:=[.B543]/SUM([.$B$2:.$B$1001])" office:value-type="percentage" office:value="0.00061022055645948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tencial</text:p>
          </table:table-cell>
          <table:table-cell office:value-type="float" office:value="3442" calcext:value-type="float">
            <text:p>3442</text:p>
          </table:table-cell>
          <table:table-cell table:formula="of:=[.B544]/SUM([.$B$2:.$B$1001])" office:value-type="percentage" office:value="0.00060986618912124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bolsa valores</text:p>
          </table:table-cell>
          <table:table-cell office:value-type="float" office:value="3439" calcext:value-type="float">
            <text:p>3439</text:p>
          </table:table-cell>
          <table:table-cell table:formula="of:=[.B545]/SUM([.$B$2:.$B$1001])" office:value-type="percentage" office:value="0.000609334638113873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menor</text:p>
          </table:table-cell>
          <table:table-cell office:value-type="float" office:value="3438" calcext:value-type="float">
            <text:p>3438</text:p>
          </table:table-cell>
          <table:table-cell table:formula="of:=[.B546]/SUM([.$B$2:.$B$1001])" office:value-type="percentage" office:value="0.0006091574544447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operating</text:p>
          </table:table-cell>
          <table:table-cell office:value-type="float" office:value="3425" calcext:value-type="float">
            <text:p>3425</text:p>
          </table:table-cell>
          <table:table-cell table:formula="of:=[.B547]/SUM([.$B$2:.$B$1001])" office:value-type="percentage" office:value="0.00060685406674615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relevantes</text:p>
          </table:table-cell>
          <table:table-cell office:value-type="float" office:value="3418" calcext:value-type="float">
            <text:p>3418</text:p>
          </table:table-cell>
          <table:table-cell table:formula="of:=[.B548]/SUM([.$B$2:.$B$1001])" office:value-type="percentage" office:value="0.00060561378106229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3416" calcext:value-type="float">
            <text:p>3416</text:p>
          </table:table-cell>
          <table:table-cell table:formula="of:=[.B549]/SUM([.$B$2:.$B$1001])" office:value-type="percentage" office:value="0.00060525941372404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3402" calcext:value-type="float">
            <text:p>3402</text:p>
          </table:table-cell>
          <table:table-cell table:formula="of:=[.B550]/SUM([.$B$2:.$B$1001])" office:value-type="percentage" office:value="0.000602778842356323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ssui</text:p>
          </table:table-cell>
          <table:table-cell office:value-type="float" office:value="3394" calcext:value-type="float">
            <text:p>3394</text:p>
          </table:table-cell>
          <table:table-cell table:formula="of:=[.B551]/SUM([.$B$2:.$B$1001])" office:value-type="percentage" office:value="0.00060136137300333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uditoria</text:p>
          </table:table-cell>
          <table:table-cell office:value-type="float" office:value="3380" calcext:value-type="float">
            <text:p>3380</text:p>
          </table:table-cell>
          <table:table-cell table:formula="of:=[.B552]/SUM([.$B$2:.$B$1001])" office:value-type="percentage" office:value="0.00059888080163561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conomic financial</text:p>
          </table:table-cell>
          <table:table-cell office:value-type="float" office:value="3373" calcext:value-type="float">
            <text:p>3373</text:p>
          </table:table-cell>
          <table:table-cell table:formula="of:=[.B553]/SUM([.$B$2:.$B$1001])" office:value-type="percentage" office:value="0.00059764051595175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3370" calcext:value-type="float">
            <text:p>3370</text:p>
          </table:table-cell>
          <table:table-cell table:formula="of:=[.B554]/SUM([.$B$2:.$B$1001])" office:value-type="percentage" office:value="0.00059710896494438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vestments</text:p>
          </table:table-cell>
          <table:table-cell office:value-type="float" office:value="3367" calcext:value-type="float">
            <text:p>3367</text:p>
          </table:table-cell>
          <table:table-cell table:formula="of:=[.B555]/SUM([.$B$2:.$B$1001])" office:value-type="percentage" office:value="0.00059657741393701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dessa</text:p>
          </table:table-cell>
          <table:table-cell office:value-type="float" office:value="3365" calcext:value-type="float">
            <text:p>3365</text:p>
          </table:table-cell>
          <table:table-cell table:formula="of:=[.B556]/SUM([.$B$2:.$B$1001])" office:value-type="percentage" office:value="0.000596223046598773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rtfólio</text:p>
          </table:table-cell>
          <table:table-cell office:value-type="float" office:value="3365" calcext:value-type="float">
            <text:p>3365</text:p>
          </table:table-cell>
          <table:table-cell table:formula="of:=[.B557]/SUM([.$B$2:.$B$1001])" office:value-type="percentage" office:value="0.000596223046598773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saúde</text:p>
          </table:table-cell>
          <table:table-cell office:value-type="float" office:value="3364" calcext:value-type="float">
            <text:p>3364</text:p>
          </table:table-cell>
          <table:table-cell table:formula="of:=[.B558]/SUM([.$B$2:.$B$1001])" office:value-type="percentage" office:value="0.00059604586292965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float" office:value="3364" calcext:value-type="float">
            <text:p>3364</text:p>
          </table:table-cell>
          <table:table-cell table:formula="of:=[.B559]/SUM([.$B$2:.$B$1001])" office:value-type="percentage" office:value="0.00059604586292965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vez</text:p>
          </table:table-cell>
          <table:table-cell office:value-type="float" office:value="3361" calcext:value-type="float">
            <text:p>3361</text:p>
          </table:table-cell>
          <table:table-cell table:formula="of:=[.B560]/SUM([.$B$2:.$B$1001])" office:value-type="percentage" office:value="0.00059551431192228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3355" calcext:value-type="float">
            <text:p>3355</text:p>
          </table:table-cell>
          <table:table-cell table:formula="of:=[.B561]/SUM([.$B$2:.$B$1001])" office:value-type="percentage" office:value="0.00059445120990754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3352" calcext:value-type="float">
            <text:p>3352</text:p>
          </table:table-cell>
          <table:table-cell table:formula="of:=[.B562]/SUM([.$B$2:.$B$1001])" office:value-type="percentage" office:value="0.00059391965890017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flação</text:p>
          </table:table-cell>
          <table:table-cell office:value-type="float" office:value="3349" calcext:value-type="float">
            <text:p>3349</text:p>
          </table:table-cell>
          <table:table-cell table:formula="of:=[.B563]/SUM([.$B$2:.$B$1001])" office:value-type="percentage" office:value="0.00059338810789280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dependente</text:p>
          </table:table-cell>
          <table:table-cell office:value-type="float" office:value="3342" calcext:value-type="float">
            <text:p>3342</text:p>
          </table:table-cell>
          <table:table-cell table:formula="of:=[.B564]/SUM([.$B$2:.$B$1001])" office:value-type="percentage" office:value="0.00059214782220894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gências</text:p>
          </table:table-cell>
          <table:table-cell office:value-type="float" office:value="3341" calcext:value-type="float">
            <text:p>3341</text:p>
          </table:table-cell>
          <table:table-cell table:formula="of:=[.B565]/SUM([.$B$2:.$B$1001])" office:value-type="percentage" office:value="0.00059197063853982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ntos</text:p>
          </table:table-cell>
          <table:table-cell office:value-type="float" office:value="3341" calcext:value-type="float">
            <text:p>3341</text:p>
          </table:table-cell>
          <table:table-cell table:formula="of:=[.B566]/SUM([.$B$2:.$B$1001])" office:value-type="percentage" office:value="0.00059197063853982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respeito</text:p>
          </table:table-cell>
          <table:table-cell office:value-type="float" office:value="3339" calcext:value-type="float">
            <text:p>3339</text:p>
          </table:table-cell>
          <table:table-cell table:formula="of:=[.B567]/SUM([.$B$2:.$B$1001])" office:value-type="percentage" office:value="0.00059161627120157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contidas</text:p>
          </table:table-cell>
          <table:table-cell office:value-type="float" office:value="3333" calcext:value-type="float">
            <text:p>3333</text:p>
          </table:table-cell>
          <table:table-cell table:formula="of:=[.B568]/SUM([.$B$2:.$B$1001])" office:value-type="percentage" office:value="0.00059055316918683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telecom</text:p>
          </table:table-cell>
          <table:table-cell office:value-type="float" office:value="3332" calcext:value-type="float">
            <text:p>3332</text:p>
          </table:table-cell>
          <table:table-cell table:formula="of:=[.B569]/SUM([.$B$2:.$B$1001])" office:value-type="percentage" office:value="0.00059037598551771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bovespa</text:p>
          </table:table-cell>
          <table:table-cell office:value-type="float" office:value="3329" calcext:value-type="float">
            <text:p>3329</text:p>
          </table:table-cell>
          <table:table-cell table:formula="of:=[.B570]/SUM([.$B$2:.$B$1001])" office:value-type="percentage" office:value="0.00058984443451034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ins</text:p>
          </table:table-cell>
          <table:table-cell office:value-type="float" office:value="3329" calcext:value-type="float">
            <text:p>3329</text:p>
          </table:table-cell>
          <table:table-cell table:formula="of:=[.B571]/SUM([.$B$2:.$B$1001])" office:value-type="percentage" office:value="0.00058984443451034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margem financeira</text:p>
          </table:table-cell>
          <table:table-cell office:value-type="float" office:value="3323" calcext:value-type="float">
            <text:p>3323</text:p>
          </table:table-cell>
          <table:table-cell table:formula="of:=[.B572]/SUM([.$B$2:.$B$1001])" office:value-type="percentage" office:value="0.00058878133249560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mposto</text:p>
          </table:table-cell>
          <table:table-cell office:value-type="float" office:value="3303" calcext:value-type="float">
            <text:p>3303</text:p>
          </table:table-cell>
          <table:table-cell table:formula="of:=[.B573]/SUM([.$B$2:.$B$1001])" office:value-type="percentage" office:value="0.0005852376591131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capitais</text:p>
          </table:table-cell>
          <table:table-cell office:value-type="float" office:value="3296" calcext:value-type="float">
            <text:p>3296</text:p>
          </table:table-cell>
          <table:table-cell table:formula="of:=[.B574]/SUM([.$B$2:.$B$1001])" office:value-type="percentage" office:value="0.00058399737342928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ua</text:p>
          </table:table-cell>
          <table:table-cell office:value-type="float" office:value="3294" calcext:value-type="float">
            <text:p>3294</text:p>
          </table:table-cell>
          <table:table-cell table:formula="of:=[.B575]/SUM([.$B$2:.$B$1001])" office:value-type="percentage" office:value="0.000583643006091043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cionária</text:p>
          </table:table-cell>
          <table:table-cell office:value-type="float" office:value="3293" calcext:value-type="float">
            <text:p>3293</text:p>
          </table:table-cell>
          <table:table-cell table:formula="of:=[.B576]/SUM([.$B$2:.$B$1001])" office:value-type="percentage" office:value="0.0005834658224219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solicitação</text:p>
          </table:table-cell>
          <table:table-cell office:value-type="float" office:value="3292" calcext:value-type="float">
            <text:p>3292</text:p>
          </table:table-cell>
          <table:table-cell table:formula="of:=[.B577]/SUM([.$B$2:.$B$1001])" office:value-type="percentage" office:value="0.00058328863875279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ederal</text:p>
          </table:table-cell>
          <table:table-cell office:value-type="float" office:value="3291" calcext:value-type="float">
            <text:p>3291</text:p>
          </table:table-cell>
          <table:table-cell table:formula="of:=[.B578]/SUM([.$B$2:.$B$1001])" office:value-type="percentage" office:value="0.00058311145508367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ib</text:p>
          </table:table-cell>
          <table:table-cell office:value-type="float" office:value="3285" calcext:value-type="float">
            <text:p>3285</text:p>
          </table:table-cell>
          <table:table-cell table:formula="of:=[.B579]/SUM([.$B$2:.$B$1001])" office:value-type="percentage" office:value="0.00058204835306893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justes</text:p>
          </table:table-cell>
          <table:table-cell office:value-type="float" office:value="3282" calcext:value-type="float">
            <text:p>3282</text:p>
          </table:table-cell>
          <table:table-cell table:formula="of:=[.B580]/SUM([.$B$2:.$B$1001])" office:value-type="percentage" office:value="0.00058151680206156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lteração</text:p>
          </table:table-cell>
          <table:table-cell office:value-type="float" office:value="3282" calcext:value-type="float">
            <text:p>3282</text:p>
          </table:table-cell>
          <table:table-cell table:formula="of:=[.B581]/SUM([.$B$2:.$B$1001])" office:value-type="percentage" office:value="0.00058151680206156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celulose</text:p>
          </table:table-cell>
          <table:table-cell office:value-type="float" office:value="3272" calcext:value-type="float">
            <text:p>3272</text:p>
          </table:table-cell>
          <table:table-cell table:formula="of:=[.B582]/SUM([.$B$2:.$B$1001])" office:value-type="percentage" office:value="0.00057974496537033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tecnologia</text:p>
          </table:table-cell>
          <table:table-cell office:value-type="float" office:value="3268" calcext:value-type="float">
            <text:p>3268</text:p>
          </table:table-cell>
          <table:table-cell table:formula="of:=[.B583]/SUM([.$B$2:.$B$1001])" office:value-type="percentage" office:value="0.00057903623069384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diretor financeiro</text:p>
          </table:table-cell>
          <table:table-cell office:value-type="float" office:value="3268" calcext:value-type="float">
            <text:p>3268</text:p>
          </table:table-cell>
          <table:table-cell table:formula="of:=[.B584]/SUM([.$B$2:.$B$1001])" office:value-type="percentage" office:value="0.00057903623069384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mpréstimos</text:p>
          </table:table-cell>
          <table:table-cell office:value-type="float" office:value="3260" calcext:value-type="float">
            <text:p>3260</text:p>
          </table:table-cell>
          <table:table-cell table:formula="of:=[.B585]/SUM([.$B$2:.$B$1001])" office:value-type="percentage" office:value="0.00057761876134086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ísica</text:p>
          </table:table-cell>
          <table:table-cell office:value-type="float" office:value="3256" calcext:value-type="float">
            <text:p>3256</text:p>
          </table:table-cell>
          <table:table-cell table:formula="of:=[.B586]/SUM([.$B$2:.$B$1001])" office:value-type="percentage" office:value="0.0005769100266643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float" office:value="3245" calcext:value-type="float">
            <text:p>3245</text:p>
          </table:table-cell>
          <table:table-cell table:formula="of:=[.B587]/SUM([.$B$2:.$B$1001])" office:value-type="percentage" office:value="0.00057496100630401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bovespa</text:p>
          </table:table-cell>
          <table:table-cell office:value-type="float" office:value="3244" calcext:value-type="float">
            <text:p>3244</text:p>
          </table:table-cell>
          <table:table-cell table:formula="of:=[.B588]/SUM([.$B$2:.$B$1001])" office:value-type="percentage" office:value="0.00057478382263489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atrimonial</text:p>
          </table:table-cell>
          <table:table-cell office:value-type="float" office:value="3242" calcext:value-type="float">
            <text:p>3242</text:p>
          </table:table-cell>
          <table:table-cell table:formula="of:=[.B589]/SUM([.$B$2:.$B$1001])" office:value-type="percentage" office:value="0.00057442945529664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neel</text:p>
          </table:table-cell>
          <table:table-cell office:value-type="float" office:value="3241" calcext:value-type="float">
            <text:p>3241</text:p>
          </table:table-cell>
          <table:table-cell table:formula="of:=[.B590]/SUM([.$B$2:.$B$1001])" office:value-type="percentage" office:value="0.00057425227162752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governança corporativa</text:p>
          </table:table-cell>
          <table:table-cell office:value-type="float" office:value="3229" calcext:value-type="float">
            <text:p>3229</text:p>
          </table:table-cell>
          <table:table-cell table:formula="of:=[.B591]/SUM([.$B$2:.$B$1001])" office:value-type="percentage" office:value="0.0005721260675980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toneladas</text:p>
          </table:table-cell>
          <table:table-cell office:value-type="float" office:value="3226" calcext:value-type="float">
            <text:p>3226</text:p>
          </table:table-cell>
          <table:table-cell table:formula="of:=[.B592]/SUM([.$B$2:.$B$1001])" office:value-type="percentage" office:value="0.00057159451659068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revisto</text:p>
          </table:table-cell>
          <table:table-cell office:value-type="float" office:value="3224" calcext:value-type="float">
            <text:p>3224</text:p>
          </table:table-cell>
          <table:table-cell table:formula="of:=[.B593]/SUM([.$B$2:.$B$1001])" office:value-type="percentage" office:value="0.00057124014925243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unção</text:p>
          </table:table-cell>
          <table:table-cell office:value-type="float" office:value="3216" calcext:value-type="float">
            <text:p>3216</text:p>
          </table:table-cell>
          <table:table-cell table:formula="of:=[.B594]/SUM([.$B$2:.$B$1001])" office:value-type="percentage" office:value="0.000569822679899452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orte</text:p>
          </table:table-cell>
          <table:table-cell office:value-type="float" office:value="3210" calcext:value-type="float">
            <text:p>3210</text:p>
          </table:table-cell>
          <table:table-cell table:formula="of:=[.B595]/SUM([.$B$2:.$B$1001])" office:value-type="percentage" office:value="0.00056875957788471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reservas</text:p>
          </table:table-cell>
          <table:table-cell office:value-type="float" office:value="3209" calcext:value-type="float">
            <text:p>3209</text:p>
          </table:table-cell>
          <table:table-cell table:formula="of:=[.B596]/SUM([.$B$2:.$B$1001])" office:value-type="percentage" office:value="0.000568582394215591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float" office:value="3202" calcext:value-type="float">
            <text:p>3202</text:p>
          </table:table-cell>
          <table:table-cell table:formula="of:=[.B597]/SUM([.$B$2:.$B$1001])" office:value-type="percentage" office:value="0.00056734210853173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dicadores</text:p>
          </table:table-cell>
          <table:table-cell office:value-type="float" office:value="3201" calcext:value-type="float">
            <text:p>3201</text:p>
          </table:table-cell>
          <table:table-cell table:formula="of:=[.B598]/SUM([.$B$2:.$B$1001])" office:value-type="percentage" office:value="0.000567164924862607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float" office:value="3181" calcext:value-type="float">
            <text:p>3181</text:p>
          </table:table-cell>
          <table:table-cell table:formula="of:=[.B599]/SUM([.$B$2:.$B$1001])" office:value-type="percentage" office:value="0.00056362125148014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ciclo</text:p>
          </table:table-cell>
          <table:table-cell office:value-type="float" office:value="3181" calcext:value-type="float">
            <text:p>3181</text:p>
          </table:table-cell>
          <table:table-cell table:formula="of:=[.B600]/SUM([.$B$2:.$B$1001])" office:value-type="percentage" office:value="0.00056362125148014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inancial analysis</text:p>
          </table:table-cell>
          <table:table-cell office:value-type="float" office:value="3181" calcext:value-type="float">
            <text:p>3181</text:p>
          </table:table-cell>
          <table:table-cell table:formula="of:=[.B601]/SUM([.$B$2:.$B$1001])" office:value-type="percentage" office:value="0.00056362125148014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junto</text:p>
          </table:table-cell>
          <table:table-cell office:value-type="float" office:value="3178" calcext:value-type="float">
            <text:p>3178</text:p>
          </table:table-cell>
          <table:table-cell table:formula="of:=[.B602]/SUM([.$B$2:.$B$1001])" office:value-type="percentage" office:value="0.00056308970047277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cartões</text:p>
          </table:table-cell>
          <table:table-cell office:value-type="float" office:value="3170" calcext:value-type="float">
            <text:p>3170</text:p>
          </table:table-cell>
          <table:table-cell table:formula="of:=[.B603]/SUM([.$B$2:.$B$1001])" office:value-type="percentage" office:value="0.000561672231119795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erspectivas</text:p>
          </table:table-cell>
          <table:table-cell office:value-type="float" office:value="3169" calcext:value-type="float">
            <text:p>3169</text:p>
          </table:table-cell>
          <table:table-cell table:formula="of:=[.B604]/SUM([.$B$2:.$B$1001])" office:value-type="percentage" office:value="0.000561495047450673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auditors</text:p>
          </table:table-cell>
          <table:table-cell office:value-type="float" office:value="3141" calcext:value-type="float">
            <text:p>3141</text:p>
          </table:table-cell>
          <table:table-cell table:formula="of:=[.B605]/SUM([.$B$2:.$B$1001])" office:value-type="percentage" office:value="0.00055653390471522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xposição</text:p>
          </table:table-cell>
          <table:table-cell office:value-type="float" office:value="3139" calcext:value-type="float">
            <text:p>3139</text:p>
          </table:table-cell>
          <table:table-cell table:formula="of:=[.B606]/SUM([.$B$2:.$B$1001])" office:value-type="percentage" office:value="0.00055617953737698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fim</text:p>
          </table:table-cell>
          <table:table-cell office:value-type="float" office:value="3134" calcext:value-type="float">
            <text:p>3134</text:p>
          </table:table-cell>
          <table:table-cell table:formula="of:=[.B607]/SUM([.$B$2:.$B$1001])" office:value-type="percentage" office:value="0.00055529361903136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sobre capital</text:p>
          </table:table-cell>
          <table:table-cell office:value-type="float" office:value="3134" calcext:value-type="float">
            <text:p>3134</text:p>
          </table:table-cell>
          <table:table-cell table:formula="of:=[.B608]/SUM([.$B$2:.$B$1001])" office:value-type="percentage" office:value="0.000555293619031369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3132" calcext:value-type="float">
            <text:p>3132</text:p>
          </table:table-cell>
          <table:table-cell table:formula="of:=[.B609]/SUM([.$B$2:.$B$1001])" office:value-type="percentage" office:value="0.000554939251693123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float" office:value="3131" calcext:value-type="float">
            <text:p>3131</text:p>
          </table:table-cell>
          <table:table-cell table:formula="of:=[.B610]/SUM([.$B$2:.$B$1001])" office:value-type="percentage" office:value="0.00055476206802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float" office:value="3129" calcext:value-type="float">
            <text:p>3129</text:p>
          </table:table-cell>
          <table:table-cell table:formula="of:=[.B611]/SUM([.$B$2:.$B$1001])" office:value-type="percentage" office:value="0.00055440770068575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incluem</text:p>
          </table:table-cell>
          <table:table-cell office:value-type="float" office:value="3129" calcext:value-type="float">
            <text:p>3129</text:p>
          </table:table-cell>
          <table:table-cell table:formula="of:=[.B612]/SUM([.$B$2:.$B$1001])" office:value-type="percentage" office:value="0.000554407700685754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oportunidades</text:p>
          </table:table-cell>
          <table:table-cell office:value-type="float" office:value="3106" calcext:value-type="float">
            <text:p>3106</text:p>
          </table:table-cell>
          <table:table-cell table:formula="of:=[.B613]/SUM([.$B$2:.$B$1001])" office:value-type="percentage" office:value="0.000550332476295926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emitidas</text:p>
          </table:table-cell>
          <table:table-cell office:value-type="float" office:value="3102" calcext:value-type="float">
            <text:p>3102</text:p>
          </table:table-cell>
          <table:table-cell table:formula="of:=[.B614]/SUM([.$B$2:.$B$1001])" office:value-type="percentage" office:value="0.00054962374161943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fluxo caixa</text:p>
          </table:table-cell>
          <table:table-cell office:value-type="float" office:value="3101" calcext:value-type="float">
            <text:p>3101</text:p>
          </table:table-cell>
          <table:table-cell table:formula="of:=[.B615]/SUM([.$B$2:.$B$1001])" office:value-type="percentage" office:value="0.00054944655795031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nter</text:p>
          </table:table-cell>
          <table:table-cell office:value-type="float" office:value="3100" calcext:value-type="float">
            <text:p>3100</text:p>
          </table:table-cell>
          <table:table-cell table:formula="of:=[.B616]/SUM([.$B$2:.$B$1001])" office:value-type="percentage" office:value="0.00054926937428118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azão</text:p>
          </table:table-cell>
          <table:table-cell office:value-type="float" office:value="3100" calcext:value-type="float">
            <text:p>3100</text:p>
          </table:table-cell>
          <table:table-cell table:formula="of:=[.B617]/SUM([.$B$2:.$B$1001])" office:value-type="percentage" office:value="0.00054926937428118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float" office:value="3099" calcext:value-type="float">
            <text:p>3099</text:p>
          </table:table-cell>
          <table:table-cell table:formula="of:=[.B618]/SUM([.$B$2:.$B$1001])" office:value-type="percentage" office:value="0.00054909219061206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balanço</text:p>
          </table:table-cell>
          <table:table-cell office:value-type="float" office:value="3098" calcext:value-type="float">
            <text:p>3098</text:p>
          </table:table-cell>
          <table:table-cell table:formula="of:=[.B619]/SUM([.$B$2:.$B$1001])" office:value-type="percentage" office:value="0.00054891500694294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lans</text:p>
          </table:table-cell>
          <table:table-cell office:value-type="float" office:value="3096" calcext:value-type="float">
            <text:p>3096</text:p>
          </table:table-cell>
          <table:table-cell table:formula="of:=[.B620]/SUM([.$B$2:.$B$1001])" office:value-type="percentage" office:value="0.00054856063960469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office:value-type="float" office:value="3092" calcext:value-type="float">
            <text:p>3092</text:p>
          </table:table-cell>
          <table:table-cell table:formula="of:=[.B621]/SUM([.$B$2:.$B$1001])" office:value-type="percentage" office:value="0.00054785190492820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grandes</text:p>
          </table:table-cell>
          <table:table-cell office:value-type="float" office:value="3088" calcext:value-type="float">
            <text:p>3088</text:p>
          </table:table-cell>
          <table:table-cell table:formula="of:=[.B622]/SUM([.$B$2:.$B$1001])" office:value-type="percentage" office:value="0.00054714317025171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artão</text:p>
          </table:table-cell>
          <table:table-cell office:value-type="float" office:value="3086" calcext:value-type="float">
            <text:p>3086</text:p>
          </table:table-cell>
          <table:table-cell table:formula="of:=[.B623]/SUM([.$B$2:.$B$1001])" office:value-type="percentage" office:value="0.00054678880291346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evistos</text:p>
          </table:table-cell>
          <table:table-cell office:value-type="float" office:value="3086" calcext:value-type="float">
            <text:p>3086</text:p>
          </table:table-cell>
          <table:table-cell table:formula="of:=[.B624]/SUM([.$B$2:.$B$1001])" office:value-type="percentage" office:value="0.00054678880291346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3082" calcext:value-type="float">
            <text:p>3082</text:p>
          </table:table-cell>
          <table:table-cell table:formula="of:=[.B625]/SUM([.$B$2:.$B$1001])" office:value-type="percentage" office:value="0.00054608006823697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enário</text:p>
          </table:table-cell>
          <table:table-cell office:value-type="float" office:value="3078" calcext:value-type="float">
            <text:p>3078</text:p>
          </table:table-cell>
          <table:table-cell table:formula="of:=[.B626]/SUM([.$B$2:.$B$1001])" office:value-type="percentage" office:value="0.00054537133356048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esta</text:p>
          </table:table-cell>
          <table:table-cell office:value-type="float" office:value="3077" calcext:value-type="float">
            <text:p>3077</text:p>
          </table:table-cell>
          <table:table-cell table:formula="of:=[.B627]/SUM([.$B$2:.$B$1001])" office:value-type="percentage" office:value="0.0005451941498913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3074" calcext:value-type="float">
            <text:p>3074</text:p>
          </table:table-cell>
          <table:table-cell table:formula="of:=[.B628]/SUM([.$B$2:.$B$1001])" office:value-type="percentage" office:value="0.00054466259888399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evisões</text:p>
          </table:table-cell>
          <table:table-cell office:value-type="float" office:value="3068" calcext:value-type="float">
            <text:p>3068</text:p>
          </table:table-cell>
          <table:table-cell table:formula="of:=[.B629]/SUM([.$B$2:.$B$1001])" office:value-type="percentage" office:value="0.00054359949686925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merciais</text:p>
          </table:table-cell>
          <table:table-cell office:value-type="float" office:value="3063" calcext:value-type="float">
            <text:p>3063</text:p>
          </table:table-cell>
          <table:table-cell table:formula="of:=[.B630]/SUM([.$B$2:.$B$1001])" office:value-type="percentage" office:value="0.00054271357852363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mundo</text:p>
          </table:table-cell>
          <table:table-cell office:value-type="float" office:value="3060" calcext:value-type="float">
            <text:p>3060</text:p>
          </table:table-cell>
          <table:table-cell table:formula="of:=[.B631]/SUM([.$B$2:.$B$1001])" office:value-type="percentage" office:value="0.00054218202751626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objeto</text:p>
          </table:table-cell>
          <table:table-cell office:value-type="float" office:value="3060" calcext:value-type="float">
            <text:p>3060</text:p>
          </table:table-cell>
          <table:table-cell table:formula="of:=[.B632]/SUM([.$B$2:.$B$1001])" office:value-type="percentage" office:value="0.00054218202751626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inhas aéreas</text:p>
          </table:table-cell>
          <table:table-cell office:value-type="float" office:value="3058" calcext:value-type="float">
            <text:p>3058</text:p>
          </table:table-cell>
          <table:table-cell table:formula="of:=[.B633]/SUM([.$B$2:.$B$1001])" office:value-type="percentage" office:value="0.00054182766017802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imeira</text:p>
          </table:table-cell>
          <table:table-cell office:value-type="float" office:value="3051" calcext:value-type="float">
            <text:p>3051</text:p>
          </table:table-cell>
          <table:table-cell table:formula="of:=[.B634]/SUM([.$B$2:.$B$1001])" office:value-type="percentage" office:value="0.00054058737449416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float" office:value="3048" calcext:value-type="float">
            <text:p>3048</text:p>
          </table:table-cell>
          <table:table-cell table:formula="of:=[.B635]/SUM([.$B$2:.$B$1001])" office:value-type="percentage" office:value="0.00054005582348679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mediante</text:p>
          </table:table-cell>
          <table:table-cell office:value-type="float" office:value="3041" calcext:value-type="float">
            <text:p>3041</text:p>
          </table:table-cell>
          <table:table-cell table:formula="of:=[.B636]/SUM([.$B$2:.$B$1001])" office:value-type="percentage" office:value="0.00053881553780293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3036" calcext:value-type="float">
            <text:p>3036</text:p>
          </table:table-cell>
          <table:table-cell table:formula="of:=[.B637]/SUM([.$B$2:.$B$1001])" office:value-type="percentage" office:value="0.00053792961945731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djusted</text:p>
          </table:table-cell>
          <table:table-cell office:value-type="float" office:value="3030" calcext:value-type="float">
            <text:p>3030</text:p>
          </table:table-cell>
          <table:table-cell table:formula="of:=[.B638]/SUM([.$B$2:.$B$1001])" office:value-type="percentage" office:value="0.00053686651744258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ntas</text:p>
          </table:table-cell>
          <table:table-cell office:value-type="float" office:value="3026" calcext:value-type="float">
            <text:p>3026</text:p>
          </table:table-cell>
          <table:table-cell table:formula="of:=[.B639]/SUM([.$B$2:.$B$1001])" office:value-type="percentage" office:value="0.00053615778276608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3026" calcext:value-type="float">
            <text:p>3026</text:p>
          </table:table-cell>
          <table:table-cell table:formula="of:=[.B640]/SUM([.$B$2:.$B$1001])" office:value-type="percentage" office:value="0.00053615778276608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genda</text:p>
          </table:table-cell>
          <table:table-cell office:value-type="float" office:value="3023" calcext:value-type="float">
            <text:p>3023</text:p>
          </table:table-cell>
          <table:table-cell table:formula="of:=[.B641]/SUM([.$B$2:.$B$1001])" office:value-type="percentage" office:value="0.0005356262317587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berta cnpj</text:p>
          </table:table-cell>
          <table:table-cell office:value-type="float" office:value="3018" calcext:value-type="float">
            <text:p>3018</text:p>
          </table:table-cell>
          <table:table-cell table:formula="of:=[.B642]/SUM([.$B$2:.$B$1001])" office:value-type="percentage" office:value="0.00053474031341310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érie</text:p>
          </table:table-cell>
          <table:table-cell office:value-type="float" office:value="3016" calcext:value-type="float">
            <text:p>3016</text:p>
          </table:table-cell>
          <table:table-cell table:formula="of:=[.B643]/SUM([.$B$2:.$B$1001])" office:value-type="percentage" office:value="0.00053438594607485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nselho fiscal</text:p>
          </table:table-cell>
          <table:table-cell office:value-type="float" office:value="3014" calcext:value-type="float">
            <text:p>3014</text:p>
          </table:table-cell>
          <table:table-cell table:formula="of:=[.B644]/SUM([.$B$2:.$B$1001])" office:value-type="percentage" office:value="0.00053403157873661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lienação</text:p>
          </table:table-cell>
          <table:table-cell office:value-type="float" office:value="3013" calcext:value-type="float">
            <text:p>3013</text:p>
          </table:table-cell>
          <table:table-cell table:formula="of:=[.B645]/SUM([.$B$2:.$B$1001])" office:value-type="percentage" office:value="0.0005338543950674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lations</text:p>
          </table:table-cell>
          <table:table-cell office:value-type="float" office:value="3009" calcext:value-type="float">
            <text:p>3009</text:p>
          </table:table-cell>
          <table:table-cell table:formula="of:=[.B646]/SUM([.$B$2:.$B$1001])" office:value-type="percentage" office:value="0.00053314566039099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adimplência</text:p>
          </table:table-cell>
          <table:table-cell office:value-type="float" office:value="2998" calcext:value-type="float">
            <text:p>2998</text:p>
          </table:table-cell>
          <table:table-cell table:formula="of:=[.B647]/SUM([.$B$2:.$B$1001])" office:value-type="percentage" office:value="0.00053119664003064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ternacionais</text:p>
          </table:table-cell>
          <table:table-cell office:value-type="float" office:value="2998" calcext:value-type="float">
            <text:p>2998</text:p>
          </table:table-cell>
          <table:table-cell table:formula="of:=[.B648]/SUM([.$B$2:.$B$1001])" office:value-type="percentage" office:value="0.00053119664003064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agamentos</text:p>
          </table:table-cell>
          <table:table-cell office:value-type="float" office:value="2998" calcext:value-type="float">
            <text:p>2998</text:p>
          </table:table-cell>
          <table:table-cell table:formula="of:=[.B649]/SUM([.$B$2:.$B$1001])" office:value-type="percentage" office:value="0.00053119664003064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float" office:value="2996" calcext:value-type="float">
            <text:p>2996</text:p>
          </table:table-cell>
          <table:table-cell table:formula="of:=[.B650]/SUM([.$B$2:.$B$1001])" office:value-type="percentage" office:value="0.000530842272692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ferentes</text:p>
          </table:table-cell>
          <table:table-cell office:value-type="float" office:value="2994" calcext:value-type="float">
            <text:p>2994</text:p>
          </table:table-cell>
          <table:table-cell table:formula="of:=[.B651]/SUM([.$B$2:.$B$1001])" office:value-type="percentage" office:value="0.00053048790535415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tens</text:p>
          </table:table-cell>
          <table:table-cell office:value-type="float" office:value="2992" calcext:value-type="float">
            <text:p>2992</text:p>
          </table:table-cell>
          <table:table-cell table:formula="of:=[.B652]/SUM([.$B$2:.$B$1001])" office:value-type="percentage" office:value="0.00053013353801590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qg</text:p>
          </table:table-cell>
          <table:table-cell office:value-type="float" office:value="2991" calcext:value-type="float">
            <text:p>2991</text:p>
          </table:table-cell>
          <table:table-cell table:formula="of:=[.B653]/SUM([.$B$2:.$B$1001])" office:value-type="percentage" office:value="0.00052995635434678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float" office:value="2991" calcext:value-type="float">
            <text:p>2991</text:p>
          </table:table-cell>
          <table:table-cell table:formula="of:=[.B654]/SUM([.$B$2:.$B$1001])" office:value-type="percentage" office:value="0.00052995635434678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2987" calcext:value-type="float">
            <text:p>2987</text:p>
          </table:table-cell>
          <table:table-cell table:formula="of:=[.B655]/SUM([.$B$2:.$B$1001])" office:value-type="percentage" office:value="0.00052924761967029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eilão</text:p>
          </table:table-cell>
          <table:table-cell office:value-type="float" office:value="2987" calcext:value-type="float">
            <text:p>2987</text:p>
          </table:table-cell>
          <table:table-cell table:formula="of:=[.B656]/SUM([.$B$2:.$B$1001])" office:value-type="percentage" office:value="0.00052924761967029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mortização</text:p>
          </table:table-cell>
          <table:table-cell office:value-type="float" office:value="2973" calcext:value-type="float">
            <text:p>2973</text:p>
          </table:table-cell>
          <table:table-cell table:formula="of:=[.B657]/SUM([.$B$2:.$B$1001])" office:value-type="percentage" office:value="0.00052676704830257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alizadas</text:p>
          </table:table-cell>
          <table:table-cell office:value-type="float" office:value="2971" calcext:value-type="float">
            <text:p>2971</text:p>
          </table:table-cell>
          <table:table-cell table:formula="of:=[.B658]/SUM([.$B$2:.$B$1001])" office:value-type="percentage" office:value="0.00052641268096432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apital próprio</text:p>
          </table:table-cell>
          <table:table-cell office:value-type="float" office:value="2970" calcext:value-type="float">
            <text:p>2970</text:p>
          </table:table-cell>
          <table:table-cell table:formula="of:=[.B659]/SUM([.$B$2:.$B$1001])" office:value-type="percentage" office:value="0.00052623549729520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juros sobre</text:p>
          </table:table-cell>
          <table:table-cell office:value-type="float" office:value="2969" calcext:value-type="float">
            <text:p>2969</text:p>
          </table:table-cell>
          <table:table-cell table:formula="of:=[.B660]/SUM([.$B$2:.$B$1001])" office:value-type="percentage" office:value="0.0005260583136260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mercadorias</text:p>
          </table:table-cell>
          <table:table-cell office:value-type="float" office:value="2968" calcext:value-type="float">
            <text:p>2968</text:p>
          </table:table-cell>
          <table:table-cell table:formula="of:=[.B661]/SUM([.$B$2:.$B$1001])" office:value-type="percentage" office:value="0.00052588112995695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xperiência</text:p>
          </table:table-cell>
          <table:table-cell office:value-type="float" office:value="2964" calcext:value-type="float">
            <text:p>2964</text:p>
          </table:table-cell>
          <table:table-cell table:formula="of:=[.B662]/SUM([.$B$2:.$B$1001])" office:value-type="percentage" office:value="0.00052517239528046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arcela</text:p>
          </table:table-cell>
          <table:table-cell office:value-type="float" office:value="2963" calcext:value-type="float">
            <text:p>2963</text:p>
          </table:table-cell>
          <table:table-cell table:formula="of:=[.B663]/SUM([.$B$2:.$B$1001])" office:value-type="percentage" office:value="0.00052499521161134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osses</text:p>
          </table:table-cell>
          <table:table-cell office:value-type="float" office:value="2959" calcext:value-type="float">
            <text:p>2959</text:p>
          </table:table-cell>
          <table:table-cell table:formula="of:=[.B664]/SUM([.$B$2:.$B$1001])" office:value-type="percentage" office:value="0.0005242864769348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lacionadas</text:p>
          </table:table-cell>
          <table:table-cell office:value-type="float" office:value="2958" calcext:value-type="float">
            <text:p>2958</text:p>
          </table:table-cell>
          <table:table-cell table:formula="of:=[.B665]/SUM([.$B$2:.$B$1001])" office:value-type="percentage" office:value="0.00052410929326572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gras</text:p>
          </table:table-cell>
          <table:table-cell office:value-type="float" office:value="2957" calcext:value-type="float">
            <text:p>2957</text:p>
          </table:table-cell>
          <table:table-cell table:formula="of:=[.B666]/SUM([.$B$2:.$B$1001])" office:value-type="percentage" office:value="0.00052393210959660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riação</text:p>
          </table:table-cell>
          <table:table-cell office:value-type="float" office:value="2955" calcext:value-type="float">
            <text:p>2955</text:p>
          </table:table-cell>
          <table:table-cell table:formula="of:=[.B667]/SUM([.$B$2:.$B$1001])" office:value-type="percentage" office:value="0.00052357774225835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unidade</text:p>
          </table:table-cell>
          <table:table-cell office:value-type="float" office:value="2952" calcext:value-type="float">
            <text:p>2952</text:p>
          </table:table-cell>
          <table:table-cell table:formula="of:=[.B668]/SUM([.$B$2:.$B$1001])" office:value-type="percentage" office:value="0.00052304619125098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stitucionais</text:p>
          </table:table-cell>
          <table:table-cell office:value-type="float" office:value="2939" calcext:value-type="float">
            <text:p>2939</text:p>
          </table:table-cell>
          <table:table-cell table:formula="of:=[.B669]/SUM([.$B$2:.$B$1001])" office:value-type="percentage" office:value="0.00052074280355239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funds</text:p>
          </table:table-cell>
          <table:table-cell office:value-type="float" office:value="2937" calcext:value-type="float">
            <text:p>2937</text:p>
          </table:table-cell>
          <table:table-cell table:formula="of:=[.B670]/SUM([.$B$2:.$B$1001])" office:value-type="percentage" office:value="0.00052038843621414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ido</text:p>
          </table:table-cell>
          <table:table-cell office:value-type="float" office:value="2930" calcext:value-type="float">
            <text:p>2930</text:p>
          </table:table-cell>
          <table:table-cell table:formula="of:=[.B671]/SUM([.$B$2:.$B$1001])" office:value-type="percentage" office:value="0.00051914815053028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ções emissão</text:p>
          </table:table-cell>
          <table:table-cell office:value-type="float" office:value="2929" calcext:value-type="float">
            <text:p>2929</text:p>
          </table:table-cell>
          <table:table-cell table:formula="of:=[.B672]/SUM([.$B$2:.$B$1001])" office:value-type="percentage" office:value="0.00051897096686116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office:value-type="float" office:value="2926" calcext:value-type="float">
            <text:p>2926</text:p>
          </table:table-cell>
          <table:table-cell table:formula="of:=[.B673]/SUM([.$B$2:.$B$1001])" office:value-type="percentage" office:value="0.00051843941585379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alizados</text:p>
          </table:table-cell>
          <table:table-cell office:value-type="float" office:value="2925" calcext:value-type="float">
            <text:p>2925</text:p>
          </table:table-cell>
          <table:table-cell table:formula="of:=[.B674]/SUM([.$B$2:.$B$1001])" office:value-type="percentage" office:value="0.00051826223218466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924" calcext:value-type="float">
            <text:p>2924</text:p>
          </table:table-cell>
          <table:table-cell table:formula="of:=[.B675]/SUM([.$B$2:.$B$1001])" office:value-type="percentage" office:value="0.00051808504851554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epósitos</text:p>
          </table:table-cell>
          <table:table-cell office:value-type="float" office:value="2922" calcext:value-type="float">
            <text:p>2922</text:p>
          </table:table-cell>
          <table:table-cell table:formula="of:=[.B676]/SUM([.$B$2:.$B$1001])" office:value-type="percentage" office:value="0.000517730681177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vestor</text:p>
          </table:table-cell>
          <table:table-cell office:value-type="float" office:value="2920" calcext:value-type="float">
            <text:p>2920</text:p>
          </table:table-cell>
          <table:table-cell table:formula="of:=[.B677]/SUM([.$B$2:.$B$1001])" office:value-type="percentage" office:value="0.00051737631383905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entro</text:p>
          </table:table-cell>
          <table:table-cell office:value-type="float" office:value="2918" calcext:value-type="float">
            <text:p>2918</text:p>
          </table:table-cell>
          <table:table-cell table:formula="of:=[.B678]/SUM([.$B$2:.$B$1001])" office:value-type="percentage" office:value="0.00051702194650080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mercialização</text:p>
          </table:table-cell>
          <table:table-cell office:value-type="float" office:value="2915" calcext:value-type="float">
            <text:p>2915</text:p>
          </table:table-cell>
          <table:table-cell table:formula="of:=[.B679]/SUM([.$B$2:.$B$1001])" office:value-type="percentage" office:value="0.0005164903954934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gerente</text:p>
          </table:table-cell>
          <table:table-cell office:value-type="float" office:value="2915" calcext:value-type="float">
            <text:p>2915</text:p>
          </table:table-cell>
          <table:table-cell table:formula="of:=[.B680]/SUM([.$B$2:.$B$1001])" office:value-type="percentage" office:value="0.0005164903954934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hoje</text:p>
          </table:table-cell>
          <table:table-cell office:value-type="float" office:value="2915" calcext:value-type="float">
            <text:p>2915</text:p>
          </table:table-cell>
          <table:table-cell table:formula="of:=[.B681]/SUM([.$B$2:.$B$1001])" office:value-type="percentage" office:value="0.0005164903954934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mpromisso</text:p>
          </table:table-cell>
          <table:table-cell office:value-type="float" office:value="2910" calcext:value-type="float">
            <text:p>2910</text:p>
          </table:table-cell>
          <table:table-cell table:formula="of:=[.B682]/SUM([.$B$2:.$B$1001])" office:value-type="percentage" office:value="0.00051560447714782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áreas</text:p>
          </table:table-cell>
          <table:table-cell office:value-type="float" office:value="2909" calcext:value-type="float">
            <text:p>2909</text:p>
          </table:table-cell>
          <table:table-cell table:formula="of:=[.B683]/SUM([.$B$2:.$B$1001])" office:value-type="percentage" office:value="0.00051542729347870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cuperação judicial</text:p>
          </table:table-cell>
          <table:table-cell office:value-type="float" office:value="2907" calcext:value-type="float">
            <text:p>2907</text:p>
          </table:table-cell>
          <table:table-cell table:formula="of:=[.B684]/SUM([.$B$2:.$B$1001])" office:value-type="percentage" office:value="0.00051507292614045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imite</text:p>
          </table:table-cell>
          <table:table-cell office:value-type="float" office:value="2906" calcext:value-type="float">
            <text:p>2906</text:p>
          </table:table-cell>
          <table:table-cell table:formula="of:=[.B685]/SUM([.$B$2:.$B$1001])" office:value-type="percentage" office:value="0.00051489574247133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statuto social</text:p>
          </table:table-cell>
          <table:table-cell office:value-type="float" office:value="2906" calcext:value-type="float">
            <text:p>2906</text:p>
          </table:table-cell>
          <table:table-cell table:formula="of:=[.B686]/SUM([.$B$2:.$B$1001])" office:value-type="percentage" office:value="0.00051489574247133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sultados futuros</text:p>
          </table:table-cell>
          <table:table-cell office:value-type="float" office:value="2905" calcext:value-type="float">
            <text:p>2905</text:p>
          </table:table-cell>
          <table:table-cell table:formula="of:=[.B687]/SUM([.$B$2:.$B$1001])" office:value-type="percentage" office:value="0.0005147185588022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float" office:value="2900" calcext:value-type="float">
            <text:p>2900</text:p>
          </table:table-cell>
          <table:table-cell table:formula="of:=[.B688]/SUM([.$B$2:.$B$1001])" office:value-type="percentage" office:value="0.00051383264045659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let</text:p>
          </table:table-cell>
          <table:table-cell office:value-type="float" office:value="2887" calcext:value-type="float">
            <text:p>2887</text:p>
          </table:table-cell>
          <table:table-cell table:formula="of:=[.B689]/SUM([.$B$2:.$B$1001])" office:value-type="percentage" office:value="0.00051152925275799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urto</text:p>
          </table:table-cell>
          <table:table-cell office:value-type="float" office:value="2883" calcext:value-type="float">
            <text:p>2883</text:p>
          </table:table-cell>
          <table:table-cell table:formula="of:=[.B690]/SUM([.$B$2:.$B$1001])" office:value-type="percentage" office:value="0.00051082051808150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ovision</text:p>
          </table:table-cell>
          <table:table-cell office:value-type="float" office:value="2881" calcext:value-type="float">
            <text:p>2881</text:p>
          </table:table-cell>
          <table:table-cell table:formula="of:=[.B691]/SUM([.$B$2:.$B$1001])" office:value-type="percentage" office:value="0.00051046615074325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lataforma</text:p>
          </table:table-cell>
          <table:table-cell office:value-type="float" office:value="2879" calcext:value-type="float">
            <text:p>2879</text:p>
          </table:table-cell>
          <table:table-cell table:formula="of:=[.B692]/SUM([.$B$2:.$B$1001])" office:value-type="percentage" office:value="0.00051011178340501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êm</text:p>
          </table:table-cell>
          <table:table-cell office:value-type="float" office:value="2872" calcext:value-type="float">
            <text:p>2872</text:p>
          </table:table-cell>
          <table:table-cell table:formula="of:=[.B693]/SUM([.$B$2:.$B$1001])" office:value-type="percentage" office:value="0.00050887149772115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viso</text:p>
          </table:table-cell>
          <table:table-cell office:value-type="float" office:value="2868" calcext:value-type="float">
            <text:p>2868</text:p>
          </table:table-cell>
          <table:table-cell table:formula="of:=[.B694]/SUM([.$B$2:.$B$1001])" office:value-type="percentage" office:value="0.0005081627630446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iabilities</text:p>
          </table:table-cell>
          <table:table-cell office:value-type="float" office:value="2865" calcext:value-type="float">
            <text:p>2865</text:p>
          </table:table-cell>
          <table:table-cell table:formula="of:=[.B695]/SUM([.$B$2:.$B$1001])" office:value-type="percentage" office:value="0.00050763121203729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dministrativas</text:p>
          </table:table-cell>
          <table:table-cell office:value-type="float" office:value="2860" calcext:value-type="float">
            <text:p>2860</text:p>
          </table:table-cell>
          <table:table-cell table:formula="of:=[.B696]/SUM([.$B$2:.$B$1001])" office:value-type="percentage" office:value="0.00050674529369167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nclusão</text:p>
          </table:table-cell>
          <table:table-cell office:value-type="float" office:value="2855" calcext:value-type="float">
            <text:p>2855</text:p>
          </table:table-cell>
          <table:table-cell table:formula="of:=[.B697]/SUM([.$B$2:.$B$1001])" office:value-type="percentage" office:value="0.00050585937534606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office:value-type="float" office:value="2855" calcext:value-type="float">
            <text:p>2855</text:p>
          </table:table-cell>
          <table:table-cell table:formula="of:=[.B698]/SUM([.$B$2:.$B$1001])" office:value-type="percentage" office:value="0.00050585937534606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fundo</text:p>
          </table:table-cell>
          <table:table-cell office:value-type="float" office:value="2851" calcext:value-type="float">
            <text:p>2851</text:p>
          </table:table-cell>
          <table:table-cell table:formula="of:=[.B699]/SUM([.$B$2:.$B$1001])" office:value-type="percentage" office:value="0.0005051506406695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lterações</text:p>
          </table:table-cell>
          <table:table-cell office:value-type="float" office:value="2850" calcext:value-type="float">
            <text:p>2850</text:p>
          </table:table-cell>
          <table:table-cell table:formula="of:=[.B700]/SUM([.$B$2:.$B$1001])" office:value-type="percentage" office:value="0.00050497345700044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spera</text:p>
          </table:table-cell>
          <table:table-cell office:value-type="float" office:value="2844" calcext:value-type="float">
            <text:p>2844</text:p>
          </table:table-cell>
          <table:table-cell table:formula="of:=[.B701]/SUM([.$B$2:.$B$1001])" office:value-type="percentage" office:value="0.00050391035498570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mpostos</text:p>
          </table:table-cell>
          <table:table-cell office:value-type="float" office:value="2842" calcext:value-type="float">
            <text:p>2842</text:p>
          </table:table-cell>
          <table:table-cell table:formula="of:=[.B702]/SUM([.$B$2:.$B$1001])" office:value-type="percentage" office:value="0.00050355598764746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moeda</text:p>
          </table:table-cell>
          <table:table-cell office:value-type="float" office:value="2842" calcext:value-type="float">
            <text:p>2842</text:p>
          </table:table-cell>
          <table:table-cell table:formula="of:=[.B703]/SUM([.$B$2:.$B$1001])" office:value-type="percentage" office:value="0.00050355598764746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fatos</text:p>
          </table:table-cell>
          <table:table-cell office:value-type="float" office:value="2839" calcext:value-type="float">
            <text:p>2839</text:p>
          </table:table-cell>
          <table:table-cell table:formula="of:=[.B704]/SUM([.$B$2:.$B$1001])" office:value-type="percentage" office:value="0.00050302443664009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melhores</text:p>
          </table:table-cell>
          <table:table-cell office:value-type="float" office:value="2838" calcext:value-type="float">
            <text:p>2838</text:p>
          </table:table-cell>
          <table:table-cell table:formula="of:=[.B705]/SUM([.$B$2:.$B$1001])" office:value-type="percentage" office:value="0.00050284725297097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laboradores</text:p>
          </table:table-cell>
          <table:table-cell office:value-type="float" office:value="2836" calcext:value-type="float">
            <text:p>2836</text:p>
          </table:table-cell>
          <table:table-cell table:formula="of:=[.B706]/SUM([.$B$2:.$B$1001])" office:value-type="percentage" office:value="0.00050249288563272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ordenadores</text:p>
          </table:table-cell>
          <table:table-cell office:value-type="float" office:value="2832" calcext:value-type="float">
            <text:p>2832</text:p>
          </table:table-cell>
          <table:table-cell table:formula="of:=[.B707]/SUM([.$B$2:.$B$1001])" office:value-type="percentage" office:value="0.00050178415095623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olíticas</text:p>
          </table:table-cell>
          <table:table-cell office:value-type="float" office:value="2832" calcext:value-type="float">
            <text:p>2832</text:p>
          </table:table-cell>
          <table:table-cell table:formula="of:=[.B708]/SUM([.$B$2:.$B$1001])" office:value-type="percentage" office:value="0.00050178415095623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quanto</text:p>
          </table:table-cell>
          <table:table-cell office:value-type="float" office:value="2831" calcext:value-type="float">
            <text:p>2831</text:p>
          </table:table-cell>
          <table:table-cell table:formula="of:=[.B709]/SUM([.$B$2:.$B$1001])" office:value-type="percentage" office:value="0.00050160696728711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etende</text:p>
          </table:table-cell>
          <table:table-cell office:value-type="float" office:value="2830" calcext:value-type="float">
            <text:p>2830</text:p>
          </table:table-cell>
          <table:table-cell table:formula="of:=[.B710]/SUM([.$B$2:.$B$1001])" office:value-type="percentage" office:value="0.00050142978361798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alizado</text:p>
          </table:table-cell>
          <table:table-cell office:value-type="float" office:value="2829" calcext:value-type="float">
            <text:p>2829</text:p>
          </table:table-cell>
          <table:table-cell table:formula="of:=[.B711]/SUM([.$B$2:.$B$1001])" office:value-type="percentage" office:value="0.00050125259994886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estação</text:p>
          </table:table-cell>
          <table:table-cell office:value-type="float" office:value="2828" calcext:value-type="float">
            <text:p>2828</text:p>
          </table:table-cell>
          <table:table-cell table:formula="of:=[.B712]/SUM([.$B$2:.$B$1001])" office:value-type="percentage" office:value="0.00050107541627974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ioritária</text:p>
          </table:table-cell>
          <table:table-cell office:value-type="float" office:value="2818" calcext:value-type="float">
            <text:p>2818</text:p>
          </table:table-cell>
          <table:table-cell table:formula="of:=[.B713]/SUM([.$B$2:.$B$1001])" office:value-type="percentage" office:value="0.00049930357958851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ransações</text:p>
          </table:table-cell>
          <table:table-cell office:value-type="float" office:value="2814" calcext:value-type="float">
            <text:p>2814</text:p>
          </table:table-cell>
          <table:table-cell table:formula="of:=[.B714]/SUM([.$B$2:.$B$1001])" office:value-type="percentage" office:value="0.0004985948449120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nvolvem</text:p>
          </table:table-cell>
          <table:table-cell office:value-type="float" office:value="2812" calcext:value-type="float">
            <text:p>2812</text:p>
          </table:table-cell>
          <table:table-cell table:formula="of:=[.B715]/SUM([.$B$2:.$B$1001])" office:value-type="percentage" office:value="0.00049824047757377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ntroladores</text:p>
          </table:table-cell>
          <table:table-cell office:value-type="float" office:value="2811" calcext:value-type="float">
            <text:p>2811</text:p>
          </table:table-cell>
          <table:table-cell table:formula="of:=[.B716]/SUM([.$B$2:.$B$1001])" office:value-type="percentage" office:value="0.00049806329390465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nexo</text:p>
          </table:table-cell>
          <table:table-cell office:value-type="float" office:value="2809" calcext:value-type="float">
            <text:p>2809</text:p>
          </table:table-cell>
          <table:table-cell table:formula="of:=[.B717]/SUM([.$B$2:.$B$1001])" office:value-type="percentage" office:value="0.00049770892656640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xceto</text:p>
          </table:table-cell>
          <table:table-cell office:value-type="float" office:value="2807" calcext:value-type="float">
            <text:p>2807</text:p>
          </table:table-cell>
          <table:table-cell table:formula="of:=[.B718]/SUM([.$B$2:.$B$1001])" office:value-type="percentage" office:value="0.0004973545592281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ódigo</text:p>
          </table:table-cell>
          <table:table-cell office:value-type="float" office:value="2804" calcext:value-type="float">
            <text:p>2804</text:p>
          </table:table-cell>
          <table:table-cell table:formula="of:=[.B719]/SUM([.$B$2:.$B$1001])" office:value-type="percentage" office:value="0.00049682300822079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locação</text:p>
          </table:table-cell>
          <table:table-cell office:value-type="float" office:value="2804" calcext:value-type="float">
            <text:p>2804</text:p>
          </table:table-cell>
          <table:table-cell table:formula="of:=[.B720]/SUM([.$B$2:.$B$1001])" office:value-type="percentage" office:value="0.00049682300822079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pca</text:p>
          </table:table-cell>
          <table:table-cell office:value-type="float" office:value="2803" calcext:value-type="float">
            <text:p>2803</text:p>
          </table:table-cell>
          <table:table-cell table:formula="of:=[.B721]/SUM([.$B$2:.$B$1001])" office:value-type="percentage" office:value="0.00049664582455166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gência</text:p>
          </table:table-cell>
          <table:table-cell office:value-type="float" office:value="2802" calcext:value-type="float">
            <text:p>2802</text:p>
          </table:table-cell>
          <table:table-cell table:formula="of:=[.B722]/SUM([.$B$2:.$B$1001])" office:value-type="percentage" office:value="0.00049646864088254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float" office:value="2801" calcext:value-type="float">
            <text:p>2801</text:p>
          </table:table-cell>
          <table:table-cell table:formula="of:=[.B723]/SUM([.$B$2:.$B$1001])" office:value-type="percentage" office:value="0.00049629145721342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float" office:value="2800" calcext:value-type="float">
            <text:p>2800</text:p>
          </table:table-cell>
          <table:table-cell table:formula="of:=[.B724]/SUM([.$B$2:.$B$1001])" office:value-type="percentage" office:value="0.00049611427354429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float" office:value="2795" calcext:value-type="float">
            <text:p>2795</text:p>
          </table:table-cell>
          <table:table-cell table:formula="of:=[.B725]/SUM([.$B$2:.$B$1001])" office:value-type="percentage" office:value="0.00049522835519868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stitucional</text:p>
          </table:table-cell>
          <table:table-cell office:value-type="float" office:value="2793" calcext:value-type="float">
            <text:p>2793</text:p>
          </table:table-cell>
          <table:table-cell table:formula="of:=[.B726]/SUM([.$B$2:.$B$1001])" office:value-type="percentage" office:value="0.00049487398786043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2791" calcext:value-type="float">
            <text:p>2791</text:p>
          </table:table-cell>
          <table:table-cell table:formula="of:=[.B727]/SUM([.$B$2:.$B$1001])" office:value-type="percentage" office:value="0.00049451962052219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ujeitas</text:p>
          </table:table-cell>
          <table:table-cell office:value-type="float" office:value="2791" calcext:value-type="float">
            <text:p>2791</text:p>
          </table:table-cell>
          <table:table-cell table:formula="of:=[.B728]/SUM([.$B$2:.$B$1001])" office:value-type="percentage" office:value="0.00049451962052219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erviço</text:p>
          </table:table-cell>
          <table:table-cell office:value-type="float" office:value="2790" calcext:value-type="float">
            <text:p>2790</text:p>
          </table:table-cell>
          <table:table-cell table:formula="of:=[.B729]/SUM([.$B$2:.$B$1001])" office:value-type="percentage" office:value="0.00049434243685306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ecorrentes</text:p>
          </table:table-cell>
          <table:table-cell office:value-type="float" office:value="2786" calcext:value-type="float">
            <text:p>2786</text:p>
          </table:table-cell>
          <table:table-cell table:formula="of:=[.B730]/SUM([.$B$2:.$B$1001])" office:value-type="percentage" office:value="0.00049363370217657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hedge</text:p>
          </table:table-cell>
          <table:table-cell office:value-type="float" office:value="2786" calcext:value-type="float">
            <text:p>2786</text:p>
          </table:table-cell>
          <table:table-cell table:formula="of:=[.B731]/SUM([.$B$2:.$B$1001])" office:value-type="percentage" office:value="0.00049363370217657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xercício social</text:p>
          </table:table-cell>
          <table:table-cell office:value-type="float" office:value="2783" calcext:value-type="float">
            <text:p>2783</text:p>
          </table:table-cell>
          <table:table-cell table:formula="of:=[.B732]/SUM([.$B$2:.$B$1001])" office:value-type="percentage" office:value="0.00049310215116920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solução</text:p>
          </table:table-cell>
          <table:table-cell office:value-type="float" office:value="2777" calcext:value-type="float">
            <text:p>2777</text:p>
          </table:table-cell>
          <table:table-cell table:formula="of:=[.B733]/SUM([.$B$2:.$B$1001])" office:value-type="percentage" office:value="0.00049203904915447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articipantes</text:p>
          </table:table-cell>
          <table:table-cell office:value-type="float" office:value="2769" calcext:value-type="float">
            <text:p>2769</text:p>
          </table:table-cell>
          <table:table-cell table:formula="of:=[.B734]/SUM([.$B$2:.$B$1001])" office:value-type="percentage" office:value="0.00049062157980148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765" calcext:value-type="float">
            <text:p>2765</text:p>
          </table:table-cell>
          <table:table-cell table:formula="of:=[.B735]/SUM([.$B$2:.$B$1001])" office:value-type="percentage" office:value="0.00048991284512499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dentificar</text:p>
          </table:table-cell>
          <table:table-cell office:value-type="float" office:value="2763" calcext:value-type="float">
            <text:p>2763</text:p>
          </table:table-cell>
          <table:table-cell table:formula="of:=[.B736]/SUM([.$B$2:.$B$1001])" office:value-type="percentage" office:value="0.00048955847778674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ivre</text:p>
          </table:table-cell>
          <table:table-cell office:value-type="float" office:value="2761" calcext:value-type="float">
            <text:p>2761</text:p>
          </table:table-cell>
          <table:table-cell table:formula="of:=[.B737]/SUM([.$B$2:.$B$1001])" office:value-type="percentage" office:value="0.00048920411044850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mobiliário</text:p>
          </table:table-cell>
          <table:table-cell office:value-type="float" office:value="2754" calcext:value-type="float">
            <text:p>2754</text:p>
          </table:table-cell>
          <table:table-cell table:formula="of:=[.B738]/SUM([.$B$2:.$B$1001])" office:value-type="percentage" office:value="0.00048796382476464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2753" calcext:value-type="float">
            <text:p>2753</text:p>
          </table:table-cell>
          <table:table-cell table:formula="of:=[.B739]/SUM([.$B$2:.$B$1001])" office:value-type="percentage" office:value="0.0004877866410955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dependent auditors</text:p>
          </table:table-cell>
          <table:table-cell office:value-type="float" office:value="2752" calcext:value-type="float">
            <text:p>2752</text:p>
          </table:table-cell>
          <table:table-cell table:formula="of:=[.B740]/SUM([.$B$2:.$B$1001])" office:value-type="percentage" office:value="0.00048760945742639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ap</text:p>
          </table:table-cell>
          <table:table-cell office:value-type="float" office:value="2751" calcext:value-type="float">
            <text:p>2751</text:p>
          </table:table-cell>
          <table:table-cell table:formula="of:=[.B741]/SUM([.$B$2:.$B$1001])" office:value-type="percentage" office:value="0.00048743227375727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ventos futuros</text:p>
          </table:table-cell>
          <table:table-cell office:value-type="float" office:value="2749" calcext:value-type="float">
            <text:p>2749</text:p>
          </table:table-cell>
          <table:table-cell table:formula="of:=[.B742]/SUM([.$B$2:.$B$1001])" office:value-type="percentage" office:value="0.00048707790641902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ode conter</text:p>
          </table:table-cell>
          <table:table-cell office:value-type="float" office:value="2749" calcext:value-type="float">
            <text:p>2749</text:p>
          </table:table-cell>
          <table:table-cell table:formula="of:=[.B743]/SUM([.$B$2:.$B$1001])" office:value-type="percentage" office:value="0.00048707790641902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cva</text:p>
          </table:table-cell>
          <table:table-cell office:value-type="float" office:value="2745" calcext:value-type="float">
            <text:p>2745</text:p>
          </table:table-cell>
          <table:table-cell table:formula="of:=[.B744]/SUM([.$B$2:.$B$1001])" office:value-type="percentage" office:value="0.00048636917174253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esouraria</text:p>
          </table:table-cell>
          <table:table-cell office:value-type="float" office:value="2737" calcext:value-type="float">
            <text:p>2737</text:p>
          </table:table-cell>
          <table:table-cell table:formula="of:=[.B745]/SUM([.$B$2:.$B$1001])" office:value-type="percentage" office:value="0.00048495170238955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visão</text:p>
          </table:table-cell>
          <table:table-cell office:value-type="float" office:value="2730" calcext:value-type="float">
            <text:p>2730</text:p>
          </table:table-cell>
          <table:table-cell table:formula="of:=[.B746]/SUM([.$B$2:.$B$1001])" office:value-type="percentage" office:value="0.00048371141670569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ovisões</text:p>
          </table:table-cell>
          <table:table-cell office:value-type="float" office:value="2726" calcext:value-type="float">
            <text:p>2726</text:p>
          </table:table-cell>
          <table:table-cell table:formula="of:=[.B747]/SUM([.$B$2:.$B$1001])" office:value-type="percentage" office:value="0.00048300268202919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ntribuição</text:p>
          </table:table-cell>
          <table:table-cell office:value-type="float" office:value="2724" calcext:value-type="float">
            <text:p>2724</text:p>
          </table:table-cell>
          <table:table-cell table:formula="of:=[.B748]/SUM([.$B$2:.$B$1001])" office:value-type="percentage" office:value="0.00048264831469095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float" office:value="2724" calcext:value-type="float">
            <text:p>2724</text:p>
          </table:table-cell>
          <table:table-cell table:formula="of:=[.B749]/SUM([.$B$2:.$B$1001])" office:value-type="percentage" office:value="0.00048264831469095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ransação</text:p>
          </table:table-cell>
          <table:table-cell office:value-type="float" office:value="2720" calcext:value-type="float">
            <text:p>2720</text:p>
          </table:table-cell>
          <table:table-cell table:formula="of:=[.B750]/SUM([.$B$2:.$B$1001])" office:value-type="percentage" office:value="0.00048193958001446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plicável</text:p>
          </table:table-cell>
          <table:table-cell office:value-type="float" office:value="2710" calcext:value-type="float">
            <text:p>2710</text:p>
          </table:table-cell>
          <table:table-cell table:formula="of:=[.B751]/SUM([.$B$2:.$B$1001])" office:value-type="percentage" office:value="0.00048016774332323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ubsidiárias</text:p>
          </table:table-cell>
          <table:table-cell office:value-type="float" office:value="2710" calcext:value-type="float">
            <text:p>2710</text:p>
          </table:table-cell>
          <table:table-cell table:formula="of:=[.B752]/SUM([.$B$2:.$B$1001])" office:value-type="percentage" office:value="0.00048016774332323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imilares</text:p>
          </table:table-cell>
          <table:table-cell office:value-type="float" office:value="2708" calcext:value-type="float">
            <text:p>2708</text:p>
          </table:table-cell>
          <table:table-cell table:formula="of:=[.B753]/SUM([.$B$2:.$B$1001])" office:value-type="percentage" office:value="0.00047981337598498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giro</text:p>
          </table:table-cell>
          <table:table-cell office:value-type="float" office:value="2707" calcext:value-type="float">
            <text:p>2707</text:p>
          </table:table-cell>
          <table:table-cell table:formula="of:=[.B754]/SUM([.$B$2:.$B$1001])" office:value-type="percentage" office:value="0.00047963619231586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office:value-type="float" office:value="2705" calcext:value-type="float">
            <text:p>2705</text:p>
          </table:table-cell>
          <table:table-cell table:formula="of:=[.B755]/SUM([.$B$2:.$B$1001])" office:value-type="percentage" office:value="0.00047928182497761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gente</text:p>
          </table:table-cell>
          <table:table-cell office:value-type="float" office:value="2704" calcext:value-type="float">
            <text:p>2704</text:p>
          </table:table-cell>
          <table:table-cell table:formula="of:=[.B756]/SUM([.$B$2:.$B$1001])" office:value-type="percentage" office:value="0.00047910464130849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ogística</text:p>
          </table:table-cell>
          <table:table-cell office:value-type="float" office:value="2703" calcext:value-type="float">
            <text:p>2703</text:p>
          </table:table-cell>
          <table:table-cell table:formula="of:=[.B757]/SUM([.$B$2:.$B$1001])" office:value-type="percentage" office:value="0.00047892745763937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stado paulo</text:p>
          </table:table-cell>
          <table:table-cell office:value-type="float" office:value="2703" calcext:value-type="float">
            <text:p>2703</text:p>
          </table:table-cell>
          <table:table-cell table:formula="of:=[.B758]/SUM([.$B$2:.$B$1001])" office:value-type="percentage" office:value="0.00047892745763937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ospecto</text:p>
          </table:table-cell>
          <table:table-cell office:value-type="float" office:value="2701" calcext:value-type="float">
            <text:p>2701</text:p>
          </table:table-cell>
          <table:table-cell table:formula="of:=[.B759]/SUM([.$B$2:.$B$1001])" office:value-type="percentage" office:value="0.00047857309030112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ocietária</text:p>
          </table:table-cell>
          <table:table-cell office:value-type="float" office:value="2698" calcext:value-type="float">
            <text:p>2698</text:p>
          </table:table-cell>
          <table:table-cell table:formula="of:=[.B760]/SUM([.$B$2:.$B$1001])" office:value-type="percentage" office:value="0.00047804153929375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efinido</text:p>
          </table:table-cell>
          <table:table-cell office:value-type="float" office:value="2695" calcext:value-type="float">
            <text:p>2695</text:p>
          </table:table-cell>
          <table:table-cell table:formula="of:=[.B761]/SUM([.$B$2:.$B$1001])" office:value-type="percentage" office:value="0.00047750998828638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ejuízo</text:p>
          </table:table-cell>
          <table:table-cell office:value-type="float" office:value="2691" calcext:value-type="float">
            <text:p>2691</text:p>
          </table:table-cell>
          <table:table-cell table:formula="of:=[.B762]/SUM([.$B$2:.$B$1001])" office:value-type="percentage" office:value="0.00047680125360989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dicional</text:p>
          </table:table-cell>
          <table:table-cell office:value-type="float" office:value="2688" calcext:value-type="float">
            <text:p>2688</text:p>
          </table:table-cell>
          <table:table-cell table:formula="of:=[.B763]/SUM([.$B$2:.$B$1001])" office:value-type="percentage" office:value="0.00047626970260252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taúsa</text:p>
          </table:table-cell>
          <table:table-cell office:value-type="float" office:value="2685" calcext:value-type="float">
            <text:p>2685</text:p>
          </table:table-cell>
          <table:table-cell table:formula="of:=[.B764]/SUM([.$B$2:.$B$1001])" office:value-type="percentage" office:value="0.00047573815159515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ocedimentos</text:p>
          </table:table-cell>
          <table:table-cell office:value-type="float" office:value="2684" calcext:value-type="float">
            <text:p>2684</text:p>
          </table:table-cell>
          <table:table-cell table:formula="of:=[.B765]/SUM([.$B$2:.$B$1001])" office:value-type="percentage" office:value="0.00047556096792603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di</text:p>
          </table:table-cell>
          <table:table-cell office:value-type="float" office:value="2670" calcext:value-type="float">
            <text:p>2670</text:p>
          </table:table-cell>
          <table:table-cell table:formula="of:=[.B766]/SUM([.$B$2:.$B$1001])" office:value-type="percentage" office:value="0.00047308039655831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credita</text:p>
          </table:table-cell>
          <table:table-cell office:value-type="float" office:value="2668" calcext:value-type="float">
            <text:p>2668</text:p>
          </table:table-cell>
          <table:table-cell table:formula="of:=[.B767]/SUM([.$B$2:.$B$1001])" office:value-type="percentage" office:value="0.00047272602922006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ferente</text:p>
          </table:table-cell>
          <table:table-cell office:value-type="float" office:value="2668" calcext:value-type="float">
            <text:p>2668</text:p>
          </table:table-cell>
          <table:table-cell table:formula="of:=[.B768]/SUM([.$B$2:.$B$1001])" office:value-type="percentage" office:value="0.00047272602922006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ntra</text:p>
          </table:table-cell>
          <table:table-cell office:value-type="float" office:value="2660" calcext:value-type="float">
            <text:p>2660</text:p>
          </table:table-cell>
          <table:table-cell table:formula="of:=[.B769]/SUM([.$B$2:.$B$1001])" office:value-type="percentage" office:value="0.00047130855986708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onformidade</text:p>
          </table:table-cell>
          <table:table-cell office:value-type="float" office:value="2653" calcext:value-type="float">
            <text:p>2653</text:p>
          </table:table-cell>
          <table:table-cell table:formula="of:=[.B770]/SUM([.$B$2:.$B$1001])" office:value-type="percentage" office:value="0.00047006827418322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652" calcext:value-type="float">
            <text:p>2652</text:p>
          </table:table-cell>
          <table:table-cell table:formula="of:=[.B771]/SUM([.$B$2:.$B$1001])" office:value-type="percentage" office:value="0.000469891090514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cerca</text:p>
          </table:table-cell>
          <table:table-cell office:value-type="float" office:value="2651" calcext:value-type="float">
            <text:p>2651</text:p>
          </table:table-cell>
          <table:table-cell table:formula="of:=[.B772]/SUM([.$B$2:.$B$1001])" office:value-type="percentage" office:value="0.00046971390684497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espesa</text:p>
          </table:table-cell>
          <table:table-cell office:value-type="float" office:value="2641" calcext:value-type="float">
            <text:p>2641</text:p>
          </table:table-cell>
          <table:table-cell table:formula="of:=[.B773]/SUM([.$B$2:.$B$1001])" office:value-type="percentage" office:value="0.00046794207015374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óleo</text:p>
          </table:table-cell>
          <table:table-cell office:value-type="float" office:value="2641" calcext:value-type="float">
            <text:p>2641</text:p>
          </table:table-cell>
          <table:table-cell table:formula="of:=[.B774]/SUM([.$B$2:.$B$1001])" office:value-type="percentage" office:value="0.00046794207015374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2638" calcext:value-type="float">
            <text:p>2638</text:p>
          </table:table-cell>
          <table:table-cell table:formula="of:=[.B775]/SUM([.$B$2:.$B$1001])" office:value-type="percentage" office:value="0.00046741051914637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2635" calcext:value-type="float">
            <text:p>2635</text:p>
          </table:table-cell>
          <table:table-cell table:formula="of:=[.B776]/SUM([.$B$2:.$B$1001])" office:value-type="percentage" office:value="0.0004668789681390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tuação</text:p>
          </table:table-cell>
          <table:table-cell office:value-type="float" office:value="2626" calcext:value-type="float">
            <text:p>2626</text:p>
          </table:table-cell>
          <table:table-cell table:formula="of:=[.B777]/SUM([.$B$2:.$B$1001])" office:value-type="percentage" office:value="0.00046528431511690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dependentes</text:p>
          </table:table-cell>
          <table:table-cell office:value-type="float" office:value="2618" calcext:value-type="float">
            <text:p>2618</text:p>
          </table:table-cell>
          <table:table-cell table:formula="of:=[.B778]/SUM([.$B$2:.$B$1001])" office:value-type="percentage" office:value="0.00046386684576391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otal ações</text:p>
          </table:table-cell>
          <table:table-cell office:value-type="float" office:value="2618" calcext:value-type="float">
            <text:p>2618</text:p>
          </table:table-cell>
          <table:table-cell table:formula="of:=[.B779]/SUM([.$B$2:.$B$1001])" office:value-type="percentage" office:value="0.00046386684576391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bruto</text:p>
          </table:table-cell>
          <table:table-cell office:value-type="float" office:value="2613" calcext:value-type="float">
            <text:p>2613</text:p>
          </table:table-cell>
          <table:table-cell table:formula="of:=[.B780]/SUM([.$B$2:.$B$1001])" office:value-type="percentage" office:value="0.00046298092741830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rocedimento</text:p>
          </table:table-cell>
          <table:table-cell office:value-type="float" office:value="2613" calcext:value-type="float">
            <text:p>2613</text:p>
          </table:table-cell>
          <table:table-cell table:formula="of:=[.B781]/SUM([.$B$2:.$B$1001])" office:value-type="percentage" office:value="0.00046298092741830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ráfego</text:p>
          </table:table-cell>
          <table:table-cell office:value-type="float" office:value="2609" calcext:value-type="float">
            <text:p>2609</text:p>
          </table:table-cell>
          <table:table-cell table:formula="of:=[.B782]/SUM([.$B$2:.$B$1001])" office:value-type="percentage" office:value="0.00046227219274181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volumes</text:p>
          </table:table-cell>
          <table:table-cell office:value-type="float" office:value="2606" calcext:value-type="float">
            <text:p>2606</text:p>
          </table:table-cell>
          <table:table-cell table:formula="of:=[.B783]/SUM([.$B$2:.$B$1001])" office:value-type="percentage" office:value="0.00046174064173444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gião</text:p>
          </table:table-cell>
          <table:table-cell office:value-type="float" office:value="2605" calcext:value-type="float">
            <text:p>2605</text:p>
          </table:table-cell>
          <table:table-cell table:formula="of:=[.B784]/SUM([.$B$2:.$B$1001])" office:value-type="percentage" office:value="0.00046156345806532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float" office:value="2600" calcext:value-type="float">
            <text:p>2600</text:p>
          </table:table-cell>
          <table:table-cell table:formula="of:=[.B785]/SUM([.$B$2:.$B$1001])" office:value-type="percentage" office:value="0.00046067753971970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oferta pública</text:p>
          </table:table-cell>
          <table:table-cell office:value-type="float" office:value="2595" calcext:value-type="float">
            <text:p>2595</text:p>
          </table:table-cell>
          <table:table-cell table:formula="of:=[.B786]/SUM([.$B$2:.$B$1001])" office:value-type="percentage" office:value="0.000459791621374091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float" office:value="2591" calcext:value-type="float">
            <text:p>2591</text:p>
          </table:table-cell>
          <table:table-cell table:formula="of:=[.B787]/SUM([.$B$2:.$B$1001])" office:value-type="percentage" office:value="0.00045908288669759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2584" calcext:value-type="float">
            <text:p>2584</text:p>
          </table:table-cell>
          <table:table-cell table:formula="of:=[.B788]/SUM([.$B$2:.$B$1001])" office:value-type="percentage" office:value="0.00045784260101373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egurança</text:p>
          </table:table-cell>
          <table:table-cell office:value-type="float" office:value="2584" calcext:value-type="float">
            <text:p>2584</text:p>
          </table:table-cell>
          <table:table-cell table:formula="of:=[.B789]/SUM([.$B$2:.$B$1001])" office:value-type="percentage" office:value="0.000457842601013739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lterada lei</text:p>
          </table:table-cell>
          <table:table-cell office:value-type="float" office:value="2580" calcext:value-type="float">
            <text:p>2580</text:p>
          </table:table-cell>
          <table:table-cell table:formula="of:=[.B790]/SUM([.$B$2:.$B$1001])" office:value-type="percentage" office:value="0.00045713386633724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legislação</text:p>
          </table:table-cell>
          <table:table-cell office:value-type="float" office:value="2571" calcext:value-type="float">
            <text:p>2571</text:p>
          </table:table-cell>
          <table:table-cell table:formula="of:=[.B791]/SUM([.$B$2:.$B$1001])" office:value-type="percentage" office:value="0.0004555392133151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umento capital</text:p>
          </table:table-cell>
          <table:table-cell office:value-type="float" office:value="2571" calcext:value-type="float">
            <text:p>2571</text:p>
          </table:table-cell>
          <table:table-cell table:formula="of:=[.B792]/SUM([.$B$2:.$B$1001])" office:value-type="percentage" office:value="0.0004555392133151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atualmente</text:p>
          </table:table-cell>
          <table:table-cell office:value-type="float" office:value="2570" calcext:value-type="float">
            <text:p>2570</text:p>
          </table:table-cell>
          <table:table-cell table:formula="of:=[.B793]/SUM([.$B$2:.$B$1001])" office:value-type="percentage" office:value="0.00045536202964601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econômica</text:p>
          </table:table-cell>
          <table:table-cell office:value-type="float" office:value="2569" calcext:value-type="float">
            <text:p>2569</text:p>
          </table:table-cell>
          <table:table-cell table:formula="of:=[.B794]/SUM([.$B$2:.$B$1001])" office:value-type="percentage" office:value="0.000455184845976894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membros conselho</text:p>
          </table:table-cell>
          <table:table-cell office:value-type="float" office:value="2566" calcext:value-type="float">
            <text:p>2566</text:p>
          </table:table-cell>
          <table:table-cell table:formula="of:=[.B795]/SUM([.$B$2:.$B$1001])" office:value-type="percentage" office:value="0.00045465329496952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terceiros</text:p>
          </table:table-cell>
          <table:table-cell office:value-type="float" office:value="2562" calcext:value-type="float">
            <text:p>2562</text:p>
          </table:table-cell>
          <table:table-cell table:formula="of:=[.B796]/SUM([.$B$2:.$B$1001])" office:value-type="percentage" office:value="0.00045394456029303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brasília</text:p>
          </table:table-cell>
          <table:table-cell office:value-type="float" office:value="2556" calcext:value-type="float">
            <text:p>2556</text:p>
          </table:table-cell>
          <table:table-cell table:formula="of:=[.B797]/SUM([.$B$2:.$B$1001])" office:value-type="percentage" office:value="0.00045288145827829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iciativas</text:p>
          </table:table-cell>
          <table:table-cell office:value-type="float" office:value="2556" calcext:value-type="float">
            <text:p>2556</text:p>
          </table:table-cell>
          <table:table-cell table:formula="of:=[.B798]/SUM([.$B$2:.$B$1001])" office:value-type="percentage" office:value="0.000452881458278296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deposits</text:p>
          </table:table-cell>
          <table:table-cell office:value-type="float" office:value="2554" calcext:value-type="float">
            <text:p>2554</text:p>
          </table:table-cell>
          <table:table-cell table:formula="of:=[.B799]/SUM([.$B$2:.$B$1001])" office:value-type="percentage" office:value="0.00045252709094005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queda</text:p>
          </table:table-cell>
          <table:table-cell office:value-type="float" office:value="2550" calcext:value-type="float">
            <text:p>2550</text:p>
          </table:table-cell>
          <table:table-cell table:formula="of:=[.B800]/SUM([.$B$2:.$B$1001])" office:value-type="percentage" office:value="0.000451818356263558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investor relations</text:p>
          </table:table-cell>
          <table:table-cell office:value-type="float" office:value="2545" calcext:value-type="float">
            <text:p>2545</text:p>
          </table:table-cell>
          <table:table-cell table:formula="of:=[.B801]/SUM([.$B$2:.$B$1001])" office:value-type="percentage" office:value="0.000450932437917943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usinas</text:p>
          </table:table-cell>
          <table:table-cell office:value-type="float" office:value="2544" calcext:value-type="float">
            <text:p>2544</text:p>
          </table:table-cell>
          <table:table-cell table:formula="of:=[.B802]/SUM([.$B$2:.$B$1001])" office:value-type="percentage" office:value="0.00045075525424882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partes</text:p>
          </table:table-cell>
          <table:table-cell office:value-type="float" office:value="2543" calcext:value-type="float">
            <text:p>2543</text:p>
          </table:table-cell>
          <table:table-cell table:formula="of:=[.B803]/SUM([.$B$2:.$B$1001])" office:value-type="percentage" office:value="0.00045057807057969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2543" calcext:value-type="float">
            <text:p>2543</text:p>
          </table:table-cell>
          <table:table-cell table:formula="of:=[.B804]/SUM([.$B$2:.$B$1001])" office:value-type="percentage" office:value="0.000450578070579697" calcext:value-type="percentage">
            <text:p>0.05%</text:p>
          </table:table-cell>
        </table:table-row>
        <table:table-row table:style-name="ro1">
          <table:table-cell office:value-type="string" calcext:value-type="string">
            <text:p>recompra</text:p>
          </table:table-cell>
          <table:table-cell office:value-type="float" office:value="2539" calcext:value-type="float">
            <text:p>2539</text:p>
          </table:table-cell>
          <table:table-cell table:formula="of:=[.B805]/SUM([.$B$2:.$B$1001])" office:value-type="percentage" office:value="0.00044986933590320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imposto renda</text:p>
          </table:table-cell>
          <table:table-cell office:value-type="float" office:value="2533" calcext:value-type="float">
            <text:p>2533</text:p>
          </table:table-cell>
          <table:table-cell table:formula="of:=[.B806]/SUM([.$B$2:.$B$1001])" office:value-type="percentage" office:value="0.00044880623388846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float" office:value="2532" calcext:value-type="float">
            <text:p>2532</text:p>
          </table:table-cell>
          <table:table-cell table:formula="of:=[.B807]/SUM([.$B$2:.$B$1001])" office:value-type="percentage" office:value="0.00044862905021934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uditors report</text:p>
          </table:table-cell>
          <table:table-cell office:value-type="float" office:value="2532" calcext:value-type="float">
            <text:p>2532</text:p>
          </table:table-cell>
          <table:table-cell table:formula="of:=[.B808]/SUM([.$B$2:.$B$1001])" office:value-type="percentage" office:value="0.00044862905021934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2529" calcext:value-type="float">
            <text:p>2529</text:p>
          </table:table-cell>
          <table:table-cell table:formula="of:=[.B809]/SUM([.$B$2:.$B$1001])" office:value-type="percentage" office:value="0.00044809749921197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empreendimentos</text:p>
          </table:table-cell>
          <table:table-cell office:value-type="float" office:value="2528" calcext:value-type="float">
            <text:p>2528</text:p>
          </table:table-cell>
          <table:table-cell table:formula="of:=[.B810]/SUM([.$B$2:.$B$1001])" office:value-type="percentage" office:value="0.00044792031554285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enefícios</text:p>
          </table:table-cell>
          <table:table-cell office:value-type="float" office:value="2522" calcext:value-type="float">
            <text:p>2522</text:p>
          </table:table-cell>
          <table:table-cell table:formula="of:=[.B811]/SUM([.$B$2:.$B$1001])" office:value-type="percentage" office:value="0.00044685721352811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onde</text:p>
          </table:table-cell>
          <table:table-cell office:value-type="float" office:value="2520" calcext:value-type="float">
            <text:p>2520</text:p>
          </table:table-cell>
          <table:table-cell table:formula="of:=[.B812]/SUM([.$B$2:.$B$1001])" office:value-type="percentage" office:value="0.00044650284618986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float" office:value="2517" calcext:value-type="float">
            <text:p>2517</text:p>
          </table:table-cell>
          <table:table-cell table:formula="of:=[.B813]/SUM([.$B$2:.$B$1001])" office:value-type="percentage" office:value="0.000445971295182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fletem</text:p>
          </table:table-cell>
          <table:table-cell office:value-type="float" office:value="2515" calcext:value-type="float">
            <text:p>2515</text:p>
          </table:table-cell>
          <table:table-cell table:formula="of:=[.B814]/SUM([.$B$2:.$B$1001])" office:value-type="percentage" office:value="0.00044561692784425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torno</text:p>
          </table:table-cell>
          <table:table-cell office:value-type="float" office:value="2511" calcext:value-type="float">
            <text:p>2511</text:p>
          </table:table-cell>
          <table:table-cell table:formula="of:=[.B815]/SUM([.$B$2:.$B$1001])" office:value-type="percentage" office:value="0.00044490819316776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udit</text:p>
          </table:table-cell>
          <table:table-cell office:value-type="float" office:value="2510" calcext:value-type="float">
            <text:p>2510</text:p>
          </table:table-cell>
          <table:table-cell table:formula="of:=[.B816]/SUM([.$B$2:.$B$1001])" office:value-type="percentage" office:value="0.00044473100949863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nire aberta</text:p>
          </table:table-cell>
          <table:table-cell office:value-type="float" office:value="2510" calcext:value-type="float">
            <text:p>2510</text:p>
          </table:table-cell>
          <table:table-cell table:formula="of:=[.B817]/SUM([.$B$2:.$B$1001])" office:value-type="percentage" office:value="0.00044473100949863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esença</text:p>
          </table:table-cell>
          <table:table-cell office:value-type="float" office:value="2509" calcext:value-type="float">
            <text:p>2509</text:p>
          </table:table-cell>
          <table:table-cell table:formula="of:=[.B818]/SUM([.$B$2:.$B$1001])" office:value-type="percentage" office:value="0.00044455382582951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aixo</text:p>
          </table:table-cell>
          <table:table-cell office:value-type="float" office:value="2503" calcext:value-type="float">
            <text:p>2503</text:p>
          </table:table-cell>
          <table:table-cell table:formula="of:=[.B819]/SUM([.$B$2:.$B$1001])" office:value-type="percentage" office:value="0.00044349072381477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ovisions</text:p>
          </table:table-cell>
          <table:table-cell office:value-type="float" office:value="2499" calcext:value-type="float">
            <text:p>2499</text:p>
          </table:table-cell>
          <table:table-cell table:formula="of:=[.B820]/SUM([.$B$2:.$B$1001])" office:value-type="percentage" office:value="0.00044278198913828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float" office:value="2496" calcext:value-type="float">
            <text:p>2496</text:p>
          </table:table-cell>
          <table:table-cell table:formula="of:=[.B821]/SUM([.$B$2:.$B$1001])" office:value-type="percentage" office:value="0.00044225043813091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geral extraordinária</text:p>
          </table:table-cell>
          <table:table-cell office:value-type="float" office:value="2496" calcext:value-type="float">
            <text:p>2496</text:p>
          </table:table-cell>
          <table:table-cell table:formula="of:=[.B822]/SUM([.$B$2:.$B$1001])" office:value-type="percentage" office:value="0.00044225043813091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isponível</text:p>
          </table:table-cell>
          <table:table-cell office:value-type="float" office:value="2490" calcext:value-type="float">
            <text:p>2490</text:p>
          </table:table-cell>
          <table:table-cell table:formula="of:=[.B823]/SUM([.$B$2:.$B$1001])" office:value-type="percentage" office:value="0.0004411873361161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evê</text:p>
          </table:table-cell>
          <table:table-cell office:value-type="float" office:value="2490" calcext:value-type="float">
            <text:p>2490</text:p>
          </table:table-cell>
          <table:table-cell table:formula="of:=[.B824]/SUM([.$B$2:.$B$1001])" office:value-type="percentage" office:value="0.0004411873361161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plicação</text:p>
          </table:table-cell>
          <table:table-cell office:value-type="float" office:value="2489" calcext:value-type="float">
            <text:p>2489</text:p>
          </table:table-cell>
          <table:table-cell table:formula="of:=[.B825]/SUM([.$B$2:.$B$1001])" office:value-type="percentage" office:value="0.00044101015244705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2488" calcext:value-type="float">
            <text:p>2488</text:p>
          </table:table-cell>
          <table:table-cell table:formula="of:=[.B826]/SUM([.$B$2:.$B$1001])" office:value-type="percentage" office:value="0.00044083296877793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enos</text:p>
          </table:table-cell>
          <table:table-cell office:value-type="float" office:value="2486" calcext:value-type="float">
            <text:p>2486</text:p>
          </table:table-cell>
          <table:table-cell table:formula="of:=[.B827]/SUM([.$B$2:.$B$1001])" office:value-type="percentage" office:value="0.00044047860143968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agos</text:p>
          </table:table-cell>
          <table:table-cell office:value-type="float" office:value="2483" calcext:value-type="float">
            <text:p>2483</text:p>
          </table:table-cell>
          <table:table-cell table:formula="of:=[.B828]/SUM([.$B$2:.$B$1001])" office:value-type="percentage" office:value="0.00043994705043231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float" office:value="2481" calcext:value-type="float">
            <text:p>2481</text:p>
          </table:table-cell>
          <table:table-cell table:formula="of:=[.B829]/SUM([.$B$2:.$B$1001])" office:value-type="percentage" office:value="0.00043959268309407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erfil</text:p>
          </table:table-cell>
          <table:table-cell office:value-type="float" office:value="2481" calcext:value-type="float">
            <text:p>2481</text:p>
          </table:table-cell>
          <table:table-cell table:formula="of:=[.B830]/SUM([.$B$2:.$B$1001])" office:value-type="percentage" office:value="0.00043959268309407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eguir</text:p>
          </table:table-cell>
          <table:table-cell office:value-type="float" office:value="2481" calcext:value-type="float">
            <text:p>2481</text:p>
          </table:table-cell>
          <table:table-cell table:formula="of:=[.B831]/SUM([.$B$2:.$B$1001])" office:value-type="percentage" office:value="0.00043959268309407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everão</text:p>
          </table:table-cell>
          <table:table-cell office:value-type="float" office:value="2479" calcext:value-type="float">
            <text:p>2479</text:p>
          </table:table-cell>
          <table:table-cell table:formula="of:=[.B832]/SUM([.$B$2:.$B$1001])" office:value-type="percentage" office:value="0.00043923831575582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float" office:value="2476" calcext:value-type="float">
            <text:p>2476</text:p>
          </table:table-cell>
          <table:table-cell table:formula="of:=[.B833]/SUM([.$B$2:.$B$1001])" office:value-type="percentage" office:value="0.00043870676474845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evem</text:p>
          </table:table-cell>
          <table:table-cell office:value-type="float" office:value="2475" calcext:value-type="float">
            <text:p>2475</text:p>
          </table:table-cell>
          <table:table-cell table:formula="of:=[.B834]/SUM([.$B$2:.$B$1001])" office:value-type="percentage" office:value="0.00043852958107933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iferentes</text:p>
          </table:table-cell>
          <table:table-cell office:value-type="float" office:value="2475" calcext:value-type="float">
            <text:p>2475</text:p>
          </table:table-cell>
          <table:table-cell table:formula="of:=[.B835]/SUM([.$B$2:.$B$1001])" office:value-type="percentage" office:value="0.00043852958107933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anco central</text:p>
          </table:table-cell>
          <table:table-cell office:value-type="float" office:value="2475" calcext:value-type="float">
            <text:p>2475</text:p>
          </table:table-cell>
          <table:table-cell table:formula="of:=[.B836]/SUM([.$B$2:.$B$1001])" office:value-type="percentage" office:value="0.00043852958107933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ferida</text:p>
          </table:table-cell>
          <table:table-cell office:value-type="float" office:value="2466" calcext:value-type="float">
            <text:p>2466</text:p>
          </table:table-cell>
          <table:table-cell table:formula="of:=[.B837]/SUM([.$B$2:.$B$1001])" office:value-type="percentage" office:value="0.00043693492805722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jeitar</text:p>
          </table:table-cell>
          <table:table-cell office:value-type="float" office:value="2465" calcext:value-type="float">
            <text:p>2465</text:p>
          </table:table-cell>
          <table:table-cell table:formula="of:=[.B838]/SUM([.$B$2:.$B$1001])" office:value-type="percentage" office:value="0.00043675774438810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ixa</text:p>
          </table:table-cell>
          <table:table-cell office:value-type="float" office:value="2464" calcext:value-type="float">
            <text:p>2464</text:p>
          </table:table-cell>
          <table:table-cell table:formula="of:=[.B839]/SUM([.$B$2:.$B$1001])" office:value-type="percentage" office:value="0.00043658056071898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ísicas</text:p>
          </table:table-cell>
          <table:table-cell office:value-type="float" office:value="2456" calcext:value-type="float">
            <text:p>2456</text:p>
          </table:table-cell>
          <table:table-cell table:formula="of:=[.B840]/SUM([.$B$2:.$B$1001])" office:value-type="percentage" office:value="0.00043516309136599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equivalente</text:p>
          </table:table-cell>
          <table:table-cell office:value-type="float" office:value="2455" calcext:value-type="float">
            <text:p>2455</text:p>
          </table:table-cell>
          <table:table-cell table:formula="of:=[.B841]/SUM([.$B$2:.$B$1001])" office:value-type="percentage" office:value="0.00043498590769687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líder</text:p>
          </table:table-cell>
          <table:table-cell office:value-type="float" office:value="2455" calcext:value-type="float">
            <text:p>2455</text:p>
          </table:table-cell>
          <table:table-cell table:formula="of:=[.B842]/SUM([.$B$2:.$B$1001])" office:value-type="percentage" office:value="0.00043498590769687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apitalization</text:p>
          </table:table-cell>
          <table:table-cell office:value-type="float" office:value="2445" calcext:value-type="float">
            <text:p>2445</text:p>
          </table:table-cell>
          <table:table-cell table:formula="of:=[.B843]/SUM([.$B$2:.$B$1001])" office:value-type="percentage" office:value="0.00043321407100564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tatements independent</text:p>
          </table:table-cell>
          <table:table-cell office:value-type="float" office:value="2444" calcext:value-type="float">
            <text:p>2444</text:p>
          </table:table-cell>
          <table:table-cell table:formula="of:=[.B844]/SUM([.$B$2:.$B$1001])" office:value-type="percentage" office:value="0.00043303688733652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rota</text:p>
          </table:table-cell>
          <table:table-cell office:value-type="float" office:value="2441" calcext:value-type="float">
            <text:p>2441</text:p>
          </table:table-cell>
          <table:table-cell table:formula="of:=[.B845]/SUM([.$B$2:.$B$1001])" office:value-type="percentage" office:value="0.00043250533632915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ítulo</text:p>
          </table:table-cell>
          <table:table-cell office:value-type="float" office:value="2440" calcext:value-type="float">
            <text:p>2440</text:p>
          </table:table-cell>
          <table:table-cell table:formula="of:=[.B846]/SUM([.$B$2:.$B$1001])" office:value-type="percentage" office:value="0.00043232815266003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infraestrutura</text:p>
          </table:table-cell>
          <table:table-cell office:value-type="float" office:value="2439" calcext:value-type="float">
            <text:p>2439</text:p>
          </table:table-cell>
          <table:table-cell table:formula="of:=[.B847]/SUM([.$B$2:.$B$1001])" office:value-type="percentage" office:value="0.00043215096899090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uncilreport</text:p>
          </table:table-cell>
          <table:table-cell office:value-type="float" office:value="2437" calcext:value-type="float">
            <text:p>2437</text:p>
          </table:table-cell>
          <table:table-cell table:formula="of:=[.B848]/SUM([.$B$2:.$B$1001])" office:value-type="percentage" office:value="0.00043179660165266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iscal councilreport</text:p>
          </table:table-cell>
          <table:table-cell office:value-type="float" office:value="2437" calcext:value-type="float">
            <text:p>2437</text:p>
          </table:table-cell>
          <table:table-cell table:formula="of:=[.B849]/SUM([.$B$2:.$B$1001])" office:value-type="percentage" office:value="0.00043179660165266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float" office:value="2436" calcext:value-type="float">
            <text:p>2436</text:p>
          </table:table-cell>
          <table:table-cell table:formula="of:=[.B850]/SUM([.$B$2:.$B$1001])" office:value-type="percentage" office:value="0.0004316194179835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ercado capitais</text:p>
          </table:table-cell>
          <table:table-cell office:value-type="float" office:value="2434" calcext:value-type="float">
            <text:p>2434</text:p>
          </table:table-cell>
          <table:table-cell table:formula="of:=[.B851]/SUM([.$B$2:.$B$1001])" office:value-type="percentage" office:value="0.00043126505064529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rasil telecom</text:p>
          </table:table-cell>
          <table:table-cell office:value-type="float" office:value="2432" calcext:value-type="float">
            <text:p>2432</text:p>
          </table:table-cell>
          <table:table-cell table:formula="of:=[.B852]/SUM([.$B$2:.$B$1001])" office:value-type="percentage" office:value="0.00043091068330704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spectivamente</text:p>
          </table:table-cell>
          <table:table-cell office:value-type="float" office:value="2426" calcext:value-type="float">
            <text:p>2426</text:p>
          </table:table-cell>
          <table:table-cell table:formula="of:=[.B853]/SUM([.$B$2:.$B$1001])" office:value-type="percentage" office:value="0.0004298475812923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sset</text:p>
          </table:table-cell>
          <table:table-cell office:value-type="float" office:value="2424" calcext:value-type="float">
            <text:p>2424</text:p>
          </table:table-cell>
          <table:table-cell table:formula="of:=[.B854]/SUM([.$B$2:.$B$1001])" office:value-type="percentage" office:value="0.00042949321395406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especial</text:p>
          </table:table-cell>
          <table:table-cell office:value-type="float" office:value="2422" calcext:value-type="float">
            <text:p>2422</text:p>
          </table:table-cell>
          <table:table-cell table:formula="of:=[.B855]/SUM([.$B$2:.$B$1001])" office:value-type="percentage" office:value="0.00042913884661581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evista</text:p>
          </table:table-cell>
          <table:table-cell office:value-type="float" office:value="2416" calcext:value-type="float">
            <text:p>2416</text:p>
          </table:table-cell>
          <table:table-cell table:formula="of:=[.B856]/SUM([.$B$2:.$B$1001])" office:value-type="percentage" office:value="0.00042807574460108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website</text:p>
          </table:table-cell>
          <table:table-cell office:value-type="float" office:value="2415" calcext:value-type="float">
            <text:p>2415</text:p>
          </table:table-cell>
          <table:table-cell table:formula="of:=[.B857]/SUM([.$B$2:.$B$1001])" office:value-type="percentage" office:value="0.00042789856093195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interno</text:p>
          </table:table-cell>
          <table:table-cell office:value-type="float" office:value="2414" calcext:value-type="float">
            <text:p>2414</text:p>
          </table:table-cell>
          <table:table-cell table:formula="of:=[.B858]/SUM([.$B$2:.$B$1001])" office:value-type="percentage" office:value="0.00042772137726283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níveis</text:p>
          </table:table-cell>
          <table:table-cell office:value-type="float" office:value="2409" calcext:value-type="float">
            <text:p>2409</text:p>
          </table:table-cell>
          <table:table-cell table:formula="of:=[.B859]/SUM([.$B$2:.$B$1001])" office:value-type="percentage" office:value="0.0004268354589172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ix</text:p>
          </table:table-cell>
          <table:table-cell office:value-type="float" office:value="2408" calcext:value-type="float">
            <text:p>2408</text:p>
          </table:table-cell>
          <table:table-cell table:formula="of:=[.B860]/SUM([.$B$2:.$B$1001])" office:value-type="percentage" office:value="0.00042665827524809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float" office:value="2401" calcext:value-type="float">
            <text:p>2401</text:p>
          </table:table-cell>
          <table:table-cell table:formula="of:=[.B861]/SUM([.$B$2:.$B$1001])" office:value-type="percentage" office:value="0.00042541798956423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juste</text:p>
          </table:table-cell>
          <table:table-cell office:value-type="float" office:value="2398" calcext:value-type="float">
            <text:p>2398</text:p>
          </table:table-cell>
          <table:table-cell table:formula="of:=[.B862]/SUM([.$B$2:.$B$1001])" office:value-type="percentage" office:value="0.00042488643855686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ópria</text:p>
          </table:table-cell>
          <table:table-cell office:value-type="float" office:value="2398" calcext:value-type="float">
            <text:p>2398</text:p>
          </table:table-cell>
          <table:table-cell table:formula="of:=[.B863]/SUM([.$B$2:.$B$1001])" office:value-type="percentage" office:value="0.00042488643855686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assivos</text:p>
          </table:table-cell>
          <table:table-cell office:value-type="float" office:value="2394" calcext:value-type="float">
            <text:p>2394</text:p>
          </table:table-cell>
          <table:table-cell table:formula="of:=[.B864]/SUM([.$B$2:.$B$1001])" office:value-type="percentage" office:value="0.00042417770388037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2393" calcext:value-type="float">
            <text:p>2393</text:p>
          </table:table-cell>
          <table:table-cell table:formula="of:=[.B865]/SUM([.$B$2:.$B$1001])" office:value-type="percentage" office:value="0.00042400052021125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ransferência</text:p>
          </table:table-cell>
          <table:table-cell office:value-type="float" office:value="2391" calcext:value-type="float">
            <text:p>2391</text:p>
          </table:table-cell>
          <table:table-cell table:formula="of:=[.B866]/SUM([.$B$2:.$B$1001])" office:value-type="percentage" office:value="0.00042364615287300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2386" calcext:value-type="float">
            <text:p>2386</text:p>
          </table:table-cell>
          <table:table-cell table:formula="of:=[.B867]/SUM([.$B$2:.$B$1001])" office:value-type="percentage" office:value="0.00042276023452739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ssunto</text:p>
          </table:table-cell>
          <table:table-cell office:value-type="float" office:value="2384" calcext:value-type="float">
            <text:p>2384</text:p>
          </table:table-cell>
          <table:table-cell table:formula="of:=[.B868]/SUM([.$B$2:.$B$1001])" office:value-type="percentage" office:value="0.00042240586718914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irectors</text:p>
          </table:table-cell>
          <table:table-cell office:value-type="float" office:value="2382" calcext:value-type="float">
            <text:p>2382</text:p>
          </table:table-cell>
          <table:table-cell table:formula="of:=[.B869]/SUM([.$B$2:.$B$1001])" office:value-type="percentage" office:value="0.000422051499850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nenhuma</text:p>
          </table:table-cell>
          <table:table-cell office:value-type="float" office:value="2376" calcext:value-type="float">
            <text:p>2376</text:p>
          </table:table-cell>
          <table:table-cell table:formula="of:=[.B870]/SUM([.$B$2:.$B$1001])" office:value-type="percentage" office:value="0.00042098839783616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eleconferência</text:p>
          </table:table-cell>
          <table:table-cell office:value-type="float" office:value="2375" calcext:value-type="float">
            <text:p>2375</text:p>
          </table:table-cell>
          <table:table-cell table:formula="of:=[.B871]/SUM([.$B$2:.$B$1001])" office:value-type="percentage" office:value="0.00042081121416703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itulares</text:p>
          </table:table-cell>
          <table:table-cell office:value-type="float" office:value="2372" calcext:value-type="float">
            <text:p>2372</text:p>
          </table:table-cell>
          <table:table-cell table:formula="of:=[.B872]/SUM([.$B$2:.$B$1001])" office:value-type="percentage" office:value="0.0004202796631596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float" office:value="2371" calcext:value-type="float">
            <text:p>2371</text:p>
          </table:table-cell>
          <table:table-cell table:formula="of:=[.B873]/SUM([.$B$2:.$B$1001])" office:value-type="percentage" office:value="0.00042010247949054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ormulário</text:p>
          </table:table-cell>
          <table:table-cell office:value-type="float" office:value="2369" calcext:value-type="float">
            <text:p>2369</text:p>
          </table:table-cell>
          <table:table-cell table:formula="of:=[.B874]/SUM([.$B$2:.$B$1001])" office:value-type="percentage" office:value="0.00041974811215230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inanças relações</text:p>
          </table:table-cell>
          <table:table-cell office:value-type="float" office:value="2369" calcext:value-type="float">
            <text:p>2369</text:p>
          </table:table-cell>
          <table:table-cell table:formula="of:=[.B875]/SUM([.$B$2:.$B$1001])" office:value-type="percentage" office:value="0.00041974811215230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iferir</text:p>
          </table:table-cell>
          <table:table-cell office:value-type="float" office:value="2367" calcext:value-type="float">
            <text:p>2367</text:p>
          </table:table-cell>
          <table:table-cell table:formula="of:=[.B876]/SUM([.$B$2:.$B$1001])" office:value-type="percentage" office:value="0.00041939374481405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rading</text:p>
          </table:table-cell>
          <table:table-cell office:value-type="float" office:value="2366" calcext:value-type="float">
            <text:p>2366</text:p>
          </table:table-cell>
          <table:table-cell table:formula="of:=[.B877]/SUM([.$B$2:.$B$1001])" office:value-type="percentage" office:value="0.00041921656114493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uas</text:p>
          </table:table-cell>
          <table:table-cell office:value-type="float" office:value="2364" calcext:value-type="float">
            <text:p>2364</text:p>
          </table:table-cell>
          <table:table-cell table:formula="of:=[.B878]/SUM([.$B$2:.$B$1001])" office:value-type="percentage" office:value="0.00041886219380668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munica acionistas</text:p>
          </table:table-cell>
          <table:table-cell office:value-type="float" office:value="2354" calcext:value-type="float">
            <text:p>2354</text:p>
          </table:table-cell>
          <table:table-cell table:formula="of:=[.B879]/SUM([.$B$2:.$B$1001])" office:value-type="percentage" office:value="0.00041709035711545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353" calcext:value-type="float">
            <text:p>2353</text:p>
          </table:table-cell>
          <table:table-cell table:formula="of:=[.B880]/SUM([.$B$2:.$B$1001])" office:value-type="percentage" office:value="0.00041691317344633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álculo</text:p>
          </table:table-cell>
          <table:table-cell office:value-type="float" office:value="2352" calcext:value-type="float">
            <text:p>2352</text:p>
          </table:table-cell>
          <table:table-cell table:formula="of:=[.B881]/SUM([.$B$2:.$B$1001])" office:value-type="percentage" office:value="0.00041673598977721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 office:value-type="float" office:value="2350" calcext:value-type="float">
            <text:p>2350</text:p>
          </table:table-cell>
          <table:table-cell table:formula="of:=[.B882]/SUM([.$B$2:.$B$1001])" office:value-type="percentage" office:value="0.00041638162243896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esma</text:p>
          </table:table-cell>
          <table:table-cell office:value-type="float" office:value="2348" calcext:value-type="float">
            <text:p>2348</text:p>
          </table:table-cell>
          <table:table-cell table:formula="of:=[.B883]/SUM([.$B$2:.$B$1001])" office:value-type="percentage" office:value="0.00041602725510071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rabalho</text:p>
          </table:table-cell>
          <table:table-cell office:value-type="float" office:value="2348" calcext:value-type="float">
            <text:p>2348</text:p>
          </table:table-cell>
          <table:table-cell table:formula="of:=[.B884]/SUM([.$B$2:.$B$1001])" office:value-type="percentage" office:value="0.00041602725510071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eronaves</text:p>
          </table:table-cell>
          <table:table-cell office:value-type="float" office:value="2343" calcext:value-type="float">
            <text:p>2343</text:p>
          </table:table-cell>
          <table:table-cell table:formula="of:=[.B885]/SUM([.$B$2:.$B$1001])" office:value-type="percentage" office:value="0.00041514133675510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ercentual</text:p>
          </table:table-cell>
          <table:table-cell office:value-type="float" office:value="2342" calcext:value-type="float">
            <text:p>2342</text:p>
          </table:table-cell>
          <table:table-cell table:formula="of:=[.B886]/SUM([.$B$2:.$B$1001])" office:value-type="percentage" office:value="0.00041496415308598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envolvem riscos</text:p>
          </table:table-cell>
          <table:table-cell office:value-type="float" office:value="2337" calcext:value-type="float">
            <text:p>2337</text:p>
          </table:table-cell>
          <table:table-cell table:formula="of:=[.B887]/SUM([.$B$2:.$B$1001])" office:value-type="percentage" office:value="0.00041407823474036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líquida ebitda</text:p>
          </table:table-cell>
          <table:table-cell office:value-type="float" office:value="2335" calcext:value-type="float">
            <text:p>2335</text:p>
          </table:table-cell>
          <table:table-cell table:formula="of:=[.B888]/SUM([.$B$2:.$B$1001])" office:value-type="percentage" office:value="0.00041372386740212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oduto</text:p>
          </table:table-cell>
          <table:table-cell office:value-type="float" office:value="2333" calcext:value-type="float">
            <text:p>2333</text:p>
          </table:table-cell>
          <table:table-cell table:formula="of:=[.B889]/SUM([.$B$2:.$B$1001])" office:value-type="percentage" office:value="0.00041336950006387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edidas</text:p>
          </table:table-cell>
          <table:table-cell office:value-type="float" office:value="2327" calcext:value-type="float">
            <text:p>2327</text:p>
          </table:table-cell>
          <table:table-cell table:formula="of:=[.B890]/SUM([.$B$2:.$B$1001])" office:value-type="percentage" office:value="0.00041230639804913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lassificação</text:p>
          </table:table-cell>
          <table:table-cell office:value-type="float" office:value="2326" calcext:value-type="float">
            <text:p>2326</text:p>
          </table:table-cell>
          <table:table-cell table:formula="of:=[.B891]/SUM([.$B$2:.$B$1001])" office:value-type="percentage" office:value="0.00041212921438001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lavancagem</text:p>
          </table:table-cell>
          <table:table-cell office:value-type="float" office:value="2325" calcext:value-type="float">
            <text:p>2325</text:p>
          </table:table-cell>
          <table:table-cell table:formula="of:=[.B892]/SUM([.$B$2:.$B$1001])" office:value-type="percentage" office:value="0.00041195203071089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pfl</text:p>
          </table:table-cell>
          <table:table-cell office:value-type="float" office:value="2320" calcext:value-type="float">
            <text:p>2320</text:p>
          </table:table-cell>
          <table:table-cell table:formula="of:=[.B893]/SUM([.$B$2:.$B$1001])" office:value-type="percentage" office:value="0.00041106611236527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2315" calcext:value-type="float">
            <text:p>2315</text:p>
          </table:table-cell>
          <table:table-cell table:formula="of:=[.B894]/SUM([.$B$2:.$B$1001])" office:value-type="percentage" office:value="0.00041018019401966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float" office:value="2315" calcext:value-type="float">
            <text:p>2315</text:p>
          </table:table-cell>
          <table:table-cell table:formula="of:=[.B895]/SUM([.$B$2:.$B$1001])" office:value-type="percentage" office:value="0.00041018019401966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aíses</text:p>
          </table:table-cell>
          <table:table-cell office:value-type="float" office:value="2314" calcext:value-type="float">
            <text:p>2314</text:p>
          </table:table-cell>
          <table:table-cell table:formula="of:=[.B896]/SUM([.$B$2:.$B$1001])" office:value-type="percentage" office:value="0.00041000301035053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rtigo instrução</text:p>
          </table:table-cell>
          <table:table-cell office:value-type="float" office:value="2314" calcext:value-type="float">
            <text:p>2314</text:p>
          </table:table-cell>
          <table:table-cell table:formula="of:=[.B897]/SUM([.$B$2:.$B$1001])" office:value-type="percentage" office:value="0.00041000301035053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312" calcext:value-type="float">
            <text:p>2312</text:p>
          </table:table-cell>
          <table:table-cell table:formula="of:=[.B898]/SUM([.$B$2:.$B$1001])" office:value-type="percentage" office:value="0.00040964864301229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empregados</text:p>
          </table:table-cell>
          <table:table-cell office:value-type="float" office:value="2311" calcext:value-type="float">
            <text:p>2311</text:p>
          </table:table-cell>
          <table:table-cell table:formula="of:=[.B899]/SUM([.$B$2:.$B$1001])" office:value-type="percentage" office:value="0.00040947145934316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ágina</text:p>
          </table:table-cell>
          <table:table-cell office:value-type="float" office:value="2309" calcext:value-type="float">
            <text:p>2309</text:p>
          </table:table-cell>
          <table:table-cell table:formula="of:=[.B900]/SUM([.$B$2:.$B$1001])" office:value-type="percentage" office:value="0.00040911709200492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sponsabilidade</text:p>
          </table:table-cell>
          <table:table-cell office:value-type="float" office:value="2309" calcext:value-type="float">
            <text:p>2309</text:p>
          </table:table-cell>
          <table:table-cell table:formula="of:=[.B901]/SUM([.$B$2:.$B$1001])" office:value-type="percentage" office:value="0.00040911709200492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instalada</text:p>
          </table:table-cell>
          <table:table-cell office:value-type="float" office:value="2298" calcext:value-type="float">
            <text:p>2298</text:p>
          </table:table-cell>
          <table:table-cell table:formula="of:=[.B902]/SUM([.$B$2:.$B$1001])" office:value-type="percentage" office:value="0.00040716807164457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obiliários conforme</text:p>
          </table:table-cell>
          <table:table-cell office:value-type="float" office:value="2295" calcext:value-type="float">
            <text:p>2295</text:p>
          </table:table-cell>
          <table:table-cell table:formula="of:=[.B903]/SUM([.$B$2:.$B$1001])" office:value-type="percentage" office:value="0.00040663652063720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instruments</text:p>
          </table:table-cell>
          <table:table-cell office:value-type="float" office:value="2294" calcext:value-type="float">
            <text:p>2294</text:p>
          </table:table-cell>
          <table:table-cell table:formula="of:=[.B904]/SUM([.$B$2:.$B$1001])" office:value-type="percentage" office:value="0.00040645933696807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érea</text:p>
          </table:table-cell>
          <table:table-cell office:value-type="float" office:value="2293" calcext:value-type="float">
            <text:p>2293</text:p>
          </table:table-cell>
          <table:table-cell table:formula="of:=[.B905]/SUM([.$B$2:.$B$1001])" office:value-type="percentage" office:value="0.00040628215329895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echamento</text:p>
          </table:table-cell>
          <table:table-cell office:value-type="float" office:value="2288" calcext:value-type="float">
            <text:p>2288</text:p>
          </table:table-cell>
          <table:table-cell table:formula="of:=[.B906]/SUM([.$B$2:.$B$1001])" office:value-type="percentage" office:value="0.00040539623495334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2287" calcext:value-type="float">
            <text:p>2287</text:p>
          </table:table-cell>
          <table:table-cell table:formula="of:=[.B907]/SUM([.$B$2:.$B$1001])" office:value-type="percentage" office:value="0.00040521905128421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ospectivas</text:p>
          </table:table-cell>
          <table:table-cell office:value-type="float" office:value="2286" calcext:value-type="float">
            <text:p>2286</text:p>
          </table:table-cell>
          <table:table-cell table:formula="of:=[.B908]/SUM([.$B$2:.$B$1001])" office:value-type="percentage" office:value="0.00040504186761509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282" calcext:value-type="float">
            <text:p>2282</text:p>
          </table:table-cell>
          <table:table-cell table:formula="of:=[.B909]/SUM([.$B$2:.$B$1001])" office:value-type="percentage" office:value="0.00040433313293860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mmission</text:p>
          </table:table-cell>
          <table:table-cell office:value-type="float" office:value="2281" calcext:value-type="float">
            <text:p>2281</text:p>
          </table:table-cell>
          <table:table-cell table:formula="of:=[.B910]/SUM([.$B$2:.$B$1001])" office:value-type="percentage" office:value="0.00040415594926948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arca</text:p>
          </table:table-cell>
          <table:table-cell office:value-type="float" office:value="2281" calcext:value-type="float">
            <text:p>2281</text:p>
          </table:table-cell>
          <table:table-cell table:formula="of:=[.B911]/SUM([.$B$2:.$B$1001])" office:value-type="percentage" office:value="0.00040415594926948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lei valores</text:p>
          </table:table-cell>
          <table:table-cell office:value-type="float" office:value="2280" calcext:value-type="float">
            <text:p>2280</text:p>
          </table:table-cell>
          <table:table-cell table:formula="of:=[.B912]/SUM([.$B$2:.$B$1001])" office:value-type="percentage" office:value="0.00040397876560035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éreas inteligentes</text:p>
          </table:table-cell>
          <table:table-cell office:value-type="float" office:value="2279" calcext:value-type="float">
            <text:p>2279</text:p>
          </table:table-cell>
          <table:table-cell table:formula="of:=[.B913]/SUM([.$B$2:.$B$1001])" office:value-type="percentage" office:value="0.00040380158193123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arágrafo</text:p>
          </table:table-cell>
          <table:table-cell office:value-type="float" office:value="2278" calcext:value-type="float">
            <text:p>2278</text:p>
          </table:table-cell>
          <table:table-cell table:formula="of:=[.B914]/SUM([.$B$2:.$B$1001])" office:value-type="percentage" office:value="0.00040362439826211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ampo</text:p>
          </table:table-cell>
          <table:table-cell office:value-type="float" office:value="2276" calcext:value-type="float">
            <text:p>2276</text:p>
          </table:table-cell>
          <table:table-cell table:formula="of:=[.B915]/SUM([.$B$2:.$B$1001])" office:value-type="percentage" office:value="0.00040327003092386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nire comunicado</text:p>
          </table:table-cell>
          <table:table-cell office:value-type="float" office:value="2275" calcext:value-type="float">
            <text:p>2275</text:p>
          </table:table-cell>
          <table:table-cell table:formula="of:=[.B916]/SUM([.$B$2:.$B$1001])" office:value-type="percentage" office:value="0.00040309284725474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ceber</text:p>
          </table:table-cell>
          <table:table-cell office:value-type="float" office:value="2271" calcext:value-type="float">
            <text:p>2271</text:p>
          </table:table-cell>
          <table:table-cell table:formula="of:=[.B917]/SUM([.$B$2:.$B$1001])" office:value-type="percentage" office:value="0.00040238411257825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abela</text:p>
          </table:table-cell>
          <table:table-cell office:value-type="float" office:value="2268" calcext:value-type="float">
            <text:p>2268</text:p>
          </table:table-cell>
          <table:table-cell table:formula="of:=[.B918]/SUM([.$B$2:.$B$1001])" office:value-type="percentage" office:value="0.00040185256157088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ganhos</text:p>
          </table:table-cell>
          <table:table-cell office:value-type="float" office:value="2267" calcext:value-type="float">
            <text:p>2267</text:p>
          </table:table-cell>
          <table:table-cell table:formula="of:=[.B919]/SUM([.$B$2:.$B$1001])" office:value-type="percentage" office:value="0.00040167537790175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float" office:value="2266" calcext:value-type="float">
            <text:p>2266</text:p>
          </table:table-cell>
          <table:table-cell table:formula="of:=[.B920]/SUM([.$B$2:.$B$1001])" office:value-type="percentage" office:value="0.00040149819423263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elhoria</text:p>
          </table:table-cell>
          <table:table-cell office:value-type="float" office:value="2262" calcext:value-type="float">
            <text:p>2262</text:p>
          </table:table-cell>
          <table:table-cell table:formula="of:=[.B921]/SUM([.$B$2:.$B$1001])" office:value-type="percentage" office:value="0.00040078945955614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omente</text:p>
          </table:table-cell>
          <table:table-cell office:value-type="float" office:value="2258" calcext:value-type="float">
            <text:p>2258</text:p>
          </table:table-cell>
          <table:table-cell table:formula="of:=[.B922]/SUM([.$B$2:.$B$1001])" office:value-type="percentage" office:value="0.00040008072487965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veiculada</text:p>
          </table:table-cell>
          <table:table-cell office:value-type="float" office:value="2258" calcext:value-type="float">
            <text:p>2258</text:p>
          </table:table-cell>
          <table:table-cell table:formula="of:=[.B923]/SUM([.$B$2:.$B$1001])" office:value-type="percentage" office:value="0.00040008072487965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obrigação</text:p>
          </table:table-cell>
          <table:table-cell office:value-type="float" office:value="2253" calcext:value-type="float">
            <text:p>2253</text:p>
          </table:table-cell>
          <table:table-cell table:formula="of:=[.B924]/SUM([.$B$2:.$B$1001])" office:value-type="percentage" office:value="0.00039919480653403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quisições</text:p>
          </table:table-cell>
          <table:table-cell office:value-type="float" office:value="2243" calcext:value-type="float">
            <text:p>2243</text:p>
          </table:table-cell>
          <table:table-cell table:formula="of:=[.B925]/SUM([.$B$2:.$B$1001])" office:value-type="percentage" office:value="0.00039742296984280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essas</text:p>
          </table:table-cell>
          <table:table-cell office:value-type="float" office:value="2243" calcext:value-type="float">
            <text:p>2243</text:p>
          </table:table-cell>
          <table:table-cell table:formula="of:=[.B926]/SUM([.$B$2:.$B$1001])" office:value-type="percentage" office:value="0.00039742296984280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jurídica</text:p>
          </table:table-cell>
          <table:table-cell office:value-type="float" office:value="2242" calcext:value-type="float">
            <text:p>2242</text:p>
          </table:table-cell>
          <table:table-cell table:formula="of:=[.B927]/SUM([.$B$2:.$B$1001])" office:value-type="percentage" office:value="0.00039724578617368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tingiu</text:p>
          </table:table-cell>
          <table:table-cell office:value-type="float" office:value="2241" calcext:value-type="float">
            <text:p>2241</text:p>
          </table:table-cell>
          <table:table-cell table:formula="of:=[.B928]/SUM([.$B$2:.$B$1001])" office:value-type="percentage" office:value="0.00039706860250456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assivo</text:p>
          </table:table-cell>
          <table:table-cell office:value-type="float" office:value="2241" calcext:value-type="float">
            <text:p>2241</text:p>
          </table:table-cell>
          <table:table-cell table:formula="of:=[.B929]/SUM([.$B$2:.$B$1001])" office:value-type="percentage" office:value="0.00039706860250456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pimec</text:p>
          </table:table-cell>
          <table:table-cell office:value-type="float" office:value="2240" calcext:value-type="float">
            <text:p>2240</text:p>
          </table:table-cell>
          <table:table-cell table:formula="of:=[.B930]/SUM([.$B$2:.$B$1001])" office:value-type="percentage" office:value="0.00039689141883543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lacionamento</text:p>
          </table:table-cell>
          <table:table-cell office:value-type="float" office:value="2239" calcext:value-type="float">
            <text:p>2239</text:p>
          </table:table-cell>
          <table:table-cell table:formula="of:=[.B931]/SUM([.$B$2:.$B$1001])" office:value-type="percentage" office:value="0.00039671423516631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uperintendência</text:p>
          </table:table-cell>
          <table:table-cell office:value-type="float" office:value="2238" calcext:value-type="float">
            <text:p>2238</text:p>
          </table:table-cell>
          <table:table-cell table:formula="of:=[.B932]/SUM([.$B$2:.$B$1001])" office:value-type="percentage" office:value="0.00039653705149719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rretora</text:p>
          </table:table-cell>
          <table:table-cell office:value-type="float" office:value="2237" calcext:value-type="float">
            <text:p>2237</text:p>
          </table:table-cell>
          <table:table-cell table:formula="of:=[.B933]/SUM([.$B$2:.$B$1001])" office:value-type="percentage" office:value="0.0003963598678280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iretores</text:p>
          </table:table-cell>
          <table:table-cell office:value-type="float" office:value="2235" calcext:value-type="float">
            <text:p>2235</text:p>
          </table:table-cell>
          <table:table-cell table:formula="of:=[.B934]/SUM([.$B$2:.$B$1001])" office:value-type="percentage" office:value="0.00039600550048982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variações</text:p>
          </table:table-cell>
          <table:table-cell office:value-type="float" office:value="2234" calcext:value-type="float">
            <text:p>2234</text:p>
          </table:table-cell>
          <table:table-cell table:formula="of:=[.B935]/SUM([.$B$2:.$B$1001])" office:value-type="percentage" office:value="0.00039582831682070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valores mercadorias</text:p>
          </table:table-cell>
          <table:table-cell office:value-type="float" office:value="2234" calcext:value-type="float">
            <text:p>2234</text:p>
          </table:table-cell>
          <table:table-cell table:formula="of:=[.B936]/SUM([.$B$2:.$B$1001])" office:value-type="percentage" office:value="0.00039582831682070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cquisition</text:p>
          </table:table-cell>
          <table:table-cell office:value-type="float" office:value="2233" calcext:value-type="float">
            <text:p>2233</text:p>
          </table:table-cell>
          <table:table-cell table:formula="of:=[.B937]/SUM([.$B$2:.$B$1001])" office:value-type="percentage" office:value="0.00039565113315157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otais</text:p>
          </table:table-cell>
          <table:table-cell office:value-type="float" office:value="2232" calcext:value-type="float">
            <text:p>2232</text:p>
          </table:table-cell>
          <table:table-cell table:formula="of:=[.B938]/SUM([.$B$2:.$B$1001])" office:value-type="percentage" office:value="0.00039547394948245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ustentável</text:p>
          </table:table-cell>
          <table:table-cell office:value-type="float" office:value="2230" calcext:value-type="float">
            <text:p>2230</text:p>
          </table:table-cell>
          <table:table-cell table:formula="of:=[.B939]/SUM([.$B$2:.$B$1001])" office:value-type="percentage" office:value="0.00039511958214420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normas</text:p>
          </table:table-cell>
          <table:table-cell office:value-type="float" office:value="2229" calcext:value-type="float">
            <text:p>2229</text:p>
          </table:table-cell>
          <table:table-cell table:formula="of:=[.B940]/SUM([.$B$2:.$B$1001])" office:value-type="percentage" office:value="0.00039494239847508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float" office:value="2227" calcext:value-type="float">
            <text:p>2227</text:p>
          </table:table-cell>
          <table:table-cell table:formula="of:=[.B941]/SUM([.$B$2:.$B$1001])" office:value-type="percentage" office:value="0.0003945880311368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2224" calcext:value-type="float">
            <text:p>2224</text:p>
          </table:table-cell>
          <table:table-cell table:formula="of:=[.B942]/SUM([.$B$2:.$B$1001])" office:value-type="percentage" office:value="0.00039405648012947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hareholders equity</text:p>
          </table:table-cell>
          <table:table-cell office:value-type="float" office:value="2223" calcext:value-type="float">
            <text:p>2223</text:p>
          </table:table-cell>
          <table:table-cell table:formula="of:=[.B943]/SUM([.$B$2:.$B$1001])" office:value-type="percentage" office:value="0.00039387929646034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único</text:p>
          </table:table-cell>
          <table:table-cell office:value-type="float" office:value="2218" calcext:value-type="float">
            <text:p>2218</text:p>
          </table:table-cell>
          <table:table-cell table:formula="of:=[.B944]/SUM([.$B$2:.$B$1001])" office:value-type="percentage" office:value="0.00039299337811473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ndes</text:p>
          </table:table-cell>
          <table:table-cell office:value-type="float" office:value="2215" calcext:value-type="float">
            <text:p>2215</text:p>
          </table:table-cell>
          <table:table-cell table:formula="of:=[.B945]/SUM([.$B$2:.$B$1001])" office:value-type="percentage" office:value="0.00039246182710736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cerca</text:p>
          </table:table-cell>
          <table:table-cell office:value-type="float" office:value="2212" calcext:value-type="float">
            <text:p>2212</text:p>
          </table:table-cell>
          <table:table-cell table:formula="of:=[.B946]/SUM([.$B$2:.$B$1001])" office:value-type="percentage" office:value="0.00039193027609999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outorga</text:p>
          </table:table-cell>
          <table:table-cell office:value-type="float" office:value="2210" calcext:value-type="float">
            <text:p>2210</text:p>
          </table:table-cell>
          <table:table-cell table:formula="of:=[.B947]/SUM([.$B$2:.$B$1001])" office:value-type="percentage" office:value="0.0003915759087617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dicionalmente</text:p>
          </table:table-cell>
          <table:table-cell office:value-type="float" office:value="2208" calcext:value-type="float">
            <text:p>2208</text:p>
          </table:table-cell>
          <table:table-cell table:formula="of:=[.B948]/SUM([.$B$2:.$B$1001])" office:value-type="percentage" office:value="0.00039122154142350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208" calcext:value-type="float">
            <text:p>2208</text:p>
          </table:table-cell>
          <table:table-cell table:formula="of:=[.B949]/SUM([.$B$2:.$B$1001])" office:value-type="percentage" office:value="0.00039122154142350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otalidade</text:p>
          </table:table-cell>
          <table:table-cell office:value-type="float" office:value="2208" calcext:value-type="float">
            <text:p>2208</text:p>
          </table:table-cell>
          <table:table-cell table:formula="of:=[.B950]/SUM([.$B$2:.$B$1001])" office:value-type="percentage" office:value="0.00039122154142350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ireta</text:p>
          </table:table-cell>
          <table:table-cell office:value-type="float" office:value="2207" calcext:value-type="float">
            <text:p>2207</text:p>
          </table:table-cell>
          <table:table-cell table:formula="of:=[.B951]/SUM([.$B$2:.$B$1001])" office:value-type="percentage" office:value="0.00039104435775438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alcão</text:p>
          </table:table-cell>
          <table:table-cell office:value-type="float" office:value="2206" calcext:value-type="float">
            <text:p>2206</text:p>
          </table:table-cell>
          <table:table-cell table:formula="of:=[.B952]/SUM([.$B$2:.$B$1001])" office:value-type="percentage" office:value="0.00039086717408525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nesse</text:p>
          </table:table-cell>
          <table:table-cell office:value-type="float" office:value="2206" calcext:value-type="float">
            <text:p>2206</text:p>
          </table:table-cell>
          <table:table-cell table:formula="of:=[.B953]/SUM([.$B$2:.$B$1001])" office:value-type="percentage" office:value="0.00039086717408525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spectivos</text:p>
          </table:table-cell>
          <table:table-cell office:value-type="float" office:value="2206" calcext:value-type="float">
            <text:p>2206</text:p>
          </table:table-cell>
          <table:table-cell table:formula="of:=[.B954]/SUM([.$B$2:.$B$1001])" office:value-type="percentage" office:value="0.00039086717408525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egue</text:p>
          </table:table-cell>
          <table:table-cell office:value-type="float" office:value="2201" calcext:value-type="float">
            <text:p>2201</text:p>
          </table:table-cell>
          <table:table-cell table:formula="of:=[.B955]/SUM([.$B$2:.$B$1001])" office:value-type="percentage" office:value="0.00038998125573964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quatro</text:p>
          </table:table-cell>
          <table:table-cell office:value-type="float" office:value="2197" calcext:value-type="float">
            <text:p>2197</text:p>
          </table:table-cell>
          <table:table-cell table:formula="of:=[.B956]/SUM([.$B$2:.$B$1001])" office:value-type="percentage" office:value="0.00038927252106315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ntinuidade</text:p>
          </table:table-cell>
          <table:table-cell office:value-type="float" office:value="2196" calcext:value-type="float">
            <text:p>2196</text:p>
          </table:table-cell>
          <table:table-cell table:formula="of:=[.B957]/SUM([.$B$2:.$B$1001])" office:value-type="percentage" office:value="0.00038909533739402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ublicação</text:p>
          </table:table-cell>
          <table:table-cell office:value-type="float" office:value="2192" calcext:value-type="float">
            <text:p>2192</text:p>
          </table:table-cell>
          <table:table-cell table:formula="of:=[.B958]/SUM([.$B$2:.$B$1001])" office:value-type="percentage" office:value="0.00038838660271753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eção lei</text:p>
          </table:table-cell>
          <table:table-cell office:value-type="float" office:value="2189" calcext:value-type="float">
            <text:p>2189</text:p>
          </table:table-cell>
          <table:table-cell table:formula="of:=[.B959]/SUM([.$B$2:.$B$1001])" office:value-type="percentage" office:value="0.00038785505171016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aixa</text:p>
          </table:table-cell>
          <table:table-cell office:value-type="float" office:value="2185" calcext:value-type="float">
            <text:p>2185</text:p>
          </table:table-cell>
          <table:table-cell table:formula="of:=[.B960]/SUM([.$B$2:.$B$1001])" office:value-type="percentage" office:value="0.00038714631703367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held</text:p>
          </table:table-cell>
          <table:table-cell office:value-type="float" office:value="2185" calcext:value-type="float">
            <text:p>2185</text:p>
          </table:table-cell>
          <table:table-cell table:formula="of:=[.B961]/SUM([.$B$2:.$B$1001])" office:value-type="percentage" office:value="0.00038714631703367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ambial</text:p>
          </table:table-cell>
          <table:table-cell office:value-type="float" office:value="2181" calcext:value-type="float">
            <text:p>2181</text:p>
          </table:table-cell>
          <table:table-cell table:formula="of:=[.B962]/SUM([.$B$2:.$B$1001])" office:value-type="percentage" office:value="0.00038643758235718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float" office:value="2179" calcext:value-type="float">
            <text:p>2179</text:p>
          </table:table-cell>
          <table:table-cell table:formula="of:=[.B963]/SUM([.$B$2:.$B$1001])" office:value-type="percentage" office:value="0.00038608321501893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entrais</text:p>
          </table:table-cell>
          <table:table-cell office:value-type="float" office:value="2178" calcext:value-type="float">
            <text:p>2178</text:p>
          </table:table-cell>
          <table:table-cell table:formula="of:=[.B964]/SUM([.$B$2:.$B$1001])" office:value-type="percentage" office:value="0.00038590603134981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bertura</text:p>
          </table:table-cell>
          <table:table-cell office:value-type="float" office:value="2177" calcext:value-type="float">
            <text:p>2177</text:p>
          </table:table-cell>
          <table:table-cell table:formula="of:=[.B965]/SUM([.$B$2:.$B$1001])" office:value-type="percentage" office:value="0.00038572884768069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2170" calcext:value-type="float">
            <text:p>2170</text:p>
          </table:table-cell>
          <table:table-cell table:formula="of:=[.B966]/SUM([.$B$2:.$B$1001])" office:value-type="percentage" office:value="0.00038448856199683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lei negociação</text:p>
          </table:table-cell>
          <table:table-cell office:value-type="float" office:value="2170" calcext:value-type="float">
            <text:p>2170</text:p>
          </table:table-cell>
          <table:table-cell table:formula="of:=[.B967]/SUM([.$B$2:.$B$1001])" office:value-type="percentage" office:value="0.00038448856199683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2169" calcext:value-type="float">
            <text:p>2169</text:p>
          </table:table-cell>
          <table:table-cell table:formula="of:=[.B968]/SUM([.$B$2:.$B$1001])" office:value-type="percentage" office:value="0.00038431137832770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apital principal</text:p>
          </table:table-cell>
          <table:table-cell office:value-type="float" office:value="2162" calcext:value-type="float">
            <text:p>2162</text:p>
          </table:table-cell>
          <table:table-cell table:formula="of:=[.B969]/SUM([.$B$2:.$B$1001])" office:value-type="percentage" office:value="0.00038307109264384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tnl</text:p>
          </table:table-cell>
          <table:table-cell office:value-type="float" office:value="2160" calcext:value-type="float">
            <text:p>2160</text:p>
          </table:table-cell>
          <table:table-cell table:formula="of:=[.B970]/SUM([.$B$2:.$B$1001])" office:value-type="percentage" office:value="0.00038271672530560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2158" calcext:value-type="float">
            <text:p>2158</text:p>
          </table:table-cell>
          <table:table-cell table:formula="of:=[.B971]/SUM([.$B$2:.$B$1001])" office:value-type="percentage" office:value="0.00038236235796735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azer</text:p>
          </table:table-cell>
          <table:table-cell office:value-type="float" office:value="2158" calcext:value-type="float">
            <text:p>2158</text:p>
          </table:table-cell>
          <table:table-cell table:formula="of:=[.B972]/SUM([.$B$2:.$B$1001])" office:value-type="percentage" office:value="0.00038236235796735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utorizado</text:p>
          </table:table-cell>
          <table:table-cell office:value-type="float" office:value="2157" calcext:value-type="float">
            <text:p>2157</text:p>
          </table:table-cell>
          <table:table-cell table:formula="of:=[.B973]/SUM([.$B$2:.$B$1001])" office:value-type="percentage" office:value="0.00038218517429823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voos</text:p>
          </table:table-cell>
          <table:table-cell office:value-type="float" office:value="2154" calcext:value-type="float">
            <text:p>2154</text:p>
          </table:table-cell>
          <table:table-cell table:formula="of:=[.B974]/SUM([.$B$2:.$B$1001])" office:value-type="percentage" office:value="0.00038165362329086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qui contidas</text:p>
          </table:table-cell>
          <table:table-cell office:value-type="float" office:value="2153" calcext:value-type="float">
            <text:p>2153</text:p>
          </table:table-cell>
          <table:table-cell table:formula="of:=[.B975]/SUM([.$B$2:.$B$1001])" office:value-type="percentage" office:value="0.000381476439621741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ronograma</text:p>
          </table:table-cell>
          <table:table-cell office:value-type="float" office:value="2152" calcext:value-type="float">
            <text:p>2152</text:p>
          </table:table-cell>
          <table:table-cell table:formula="of:=[.B976]/SUM([.$B$2:.$B$1001])" office:value-type="percentage" office:value="0.00038129925595261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notes consolidated</text:p>
          </table:table-cell>
          <table:table-cell office:value-type="float" office:value="2150" calcext:value-type="float">
            <text:p>2150</text:p>
          </table:table-cell>
          <table:table-cell table:formula="of:=[.B977]/SUM([.$B$2:.$B$1001])" office:value-type="percentage" office:value="0.00038094488861437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2149" calcext:value-type="float">
            <text:p>2149</text:p>
          </table:table-cell>
          <table:table-cell table:formula="of:=[.B978]/SUM([.$B$2:.$B$1001])" office:value-type="percentage" office:value="0.00038076770494524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minas</text:p>
          </table:table-cell>
          <table:table-cell office:value-type="float" office:value="2149" calcext:value-type="float">
            <text:p>2149</text:p>
          </table:table-cell>
          <table:table-cell table:formula="of:=[.B979]/SUM([.$B$2:.$B$1001])" office:value-type="percentage" office:value="0.00038076770494524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istemas</text:p>
          </table:table-cell>
          <table:table-cell office:value-type="float" office:value="2149" calcext:value-type="float">
            <text:p>2149</text:p>
          </table:table-cell>
          <table:table-cell table:formula="of:=[.B980]/SUM([.$B$2:.$B$1001])" office:value-type="percentage" office:value="0.00038076770494524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ebr</text:p>
          </table:table-cell>
          <table:table-cell office:value-type="float" office:value="2147" calcext:value-type="float">
            <text:p>2147</text:p>
          </table:table-cell>
          <table:table-cell table:formula="of:=[.B981]/SUM([.$B$2:.$B$1001])" office:value-type="percentage" office:value="0.00038041333760700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isco crédito</text:p>
          </table:table-cell>
          <table:table-cell office:value-type="float" office:value="2147" calcext:value-type="float">
            <text:p>2147</text:p>
          </table:table-cell>
          <table:table-cell table:formula="of:=[.B982]/SUM([.$B$2:.$B$1001])" office:value-type="percentage" office:value="0.00038041333760700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2146" calcext:value-type="float">
            <text:p>2146</text:p>
          </table:table-cell>
          <table:table-cell table:formula="of:=[.B983]/SUM([.$B$2:.$B$1001])" office:value-type="percentage" office:value="0.0003802361539378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iretor executivo</text:p>
          </table:table-cell>
          <table:table-cell office:value-type="float" office:value="2146" calcext:value-type="float">
            <text:p>2146</text:p>
          </table:table-cell>
          <table:table-cell table:formula="of:=[.B984]/SUM([.$B$2:.$B$1001])" office:value-type="percentage" office:value="0.0003802361539378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favor</text:p>
          </table:table-cell>
          <table:table-cell office:value-type="float" office:value="2144" calcext:value-type="float">
            <text:p>2144</text:p>
          </table:table-cell>
          <table:table-cell table:formula="of:=[.B985]/SUM([.$B$2:.$B$1001])" office:value-type="percentage" office:value="0.000379881786599635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relativas</text:p>
          </table:table-cell>
          <table:table-cell office:value-type="float" office:value="2143" calcext:value-type="float">
            <text:p>2143</text:p>
          </table:table-cell>
          <table:table-cell table:formula="of:=[.B986]/SUM([.$B$2:.$B$1001])" office:value-type="percentage" office:value="0.00037970460293051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antecipa</text:p>
          </table:table-cell>
          <table:table-cell office:value-type="float" office:value="2142" calcext:value-type="float">
            <text:p>2142</text:p>
          </table:table-cell>
          <table:table-cell table:formula="of:=[.B987]/SUM([.$B$2:.$B$1001])" office:value-type="percentage" office:value="0.00037952741926138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ivados</text:p>
          </table:table-cell>
          <table:table-cell office:value-type="float" office:value="2142" calcext:value-type="float">
            <text:p>2142</text:p>
          </table:table-cell>
          <table:table-cell table:formula="of:=[.B988]/SUM([.$B$2:.$B$1001])" office:value-type="percentage" office:value="0.00037952741926138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odem diferir</text:p>
          </table:table-cell>
          <table:table-cell office:value-type="float" office:value="2137" calcext:value-type="float">
            <text:p>2137</text:p>
          </table:table-cell>
          <table:table-cell table:formula="of:=[.B989]/SUM([.$B$2:.$B$1001])" office:value-type="percentage" office:value="0.00037864150091577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municação</text:p>
          </table:table-cell>
          <table:table-cell office:value-type="float" office:value="2135" calcext:value-type="float">
            <text:p>2135</text:p>
          </table:table-cell>
          <table:table-cell table:formula="of:=[.B990]/SUM([.$B$2:.$B$1001])" office:value-type="percentage" office:value="0.00037828713357752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consignado</text:p>
          </table:table-cell>
          <table:table-cell office:value-type="float" office:value="2135" calcext:value-type="float">
            <text:p>2135</text:p>
          </table:table-cell>
          <table:table-cell table:formula="of:=[.B991]/SUM([.$B$2:.$B$1001])" office:value-type="percentage" office:value="0.000378287133577528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utilização</text:p>
          </table:table-cell>
          <table:table-cell office:value-type="float" office:value="2133" calcext:value-type="float">
            <text:p>2133</text:p>
          </table:table-cell>
          <table:table-cell table:formula="of:=[.B992]/SUM([.$B$2:.$B$1001])" office:value-type="percentage" office:value="0.000377932766239282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iretor presidente</text:p>
          </table:table-cell>
          <table:table-cell office:value-type="float" office:value="2128" calcext:value-type="float">
            <text:p>2128</text:p>
          </table:table-cell>
          <table:table-cell table:formula="of:=[.B993]/SUM([.$B$2:.$B$1001])" office:value-type="percentage" office:value="0.00037704684789366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restação serviços</text:p>
          </table:table-cell>
          <table:table-cell office:value-type="float" office:value="2128" calcext:value-type="float">
            <text:p>2128</text:p>
          </table:table-cell>
          <table:table-cell table:formula="of:=[.B994]/SUM([.$B$2:.$B$1001])" office:value-type="percentage" office:value="0.000377046847893667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elo</text:p>
          </table:table-cell>
          <table:table-cell office:value-type="float" office:value="2127" calcext:value-type="float">
            <text:p>2127</text:p>
          </table:table-cell>
          <table:table-cell table:formula="of:=[.B995]/SUM([.$B$2:.$B$1001])" office:value-type="percentage" office:value="0.00037686966422454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brasileiras</text:p>
          </table:table-cell>
          <table:table-cell office:value-type="float" office:value="2127" calcext:value-type="float">
            <text:p>2127</text:p>
          </table:table-cell>
          <table:table-cell table:formula="of:=[.B996]/SUM([.$B$2:.$B$1001])" office:value-type="percentage" office:value="0.00037686966422454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epreciação</text:p>
          </table:table-cell>
          <table:table-cell office:value-type="float" office:value="2127" calcext:value-type="float">
            <text:p>2127</text:p>
          </table:table-cell>
          <table:table-cell table:formula="of:=[.B997]/SUM([.$B$2:.$B$1001])" office:value-type="percentage" office:value="0.000376869664224544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interna</text:p>
          </table:table-cell>
          <table:table-cell office:value-type="float" office:value="2122" calcext:value-type="float">
            <text:p>2122</text:p>
          </table:table-cell>
          <table:table-cell table:formula="of:=[.B998]/SUM([.$B$2:.$B$1001])" office:value-type="percentage" office:value="0.000375983745878929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iversos</text:p>
          </table:table-cell>
          <table:table-cell office:value-type="float" office:value="2120" calcext:value-type="float">
            <text:p>2120</text:p>
          </table:table-cell>
          <table:table-cell table:formula="of:=[.B999]/SUM([.$B$2:.$B$1001])" office:value-type="percentage" office:value="0.00037562937854068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pedido reserva</text:p>
          </table:table-cell>
          <table:table-cell office:value-type="float" office:value="2119" calcext:value-type="float">
            <text:p>2119</text:p>
          </table:table-cell>
          <table:table-cell table:formula="of:=[.B1000]/SUM([.$B$2:.$B$1001])" office:value-type="percentage" office:value="0.00037545219487156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seis</text:p>
          </table:table-cell>
          <table:table-cell office:value-type="float" office:value="2115" calcext:value-type="float">
            <text:p>2115</text:p>
          </table:table-cell>
          <table:table-cell table:formula="of:=[.B1001]/SUM([.$B$2:.$B$1001])" office:value-type="percentage" office:value="0.000374743460195069" calcext:value-type="percentage">
            <text:p>0.0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0:31:20.029601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31T10:43:24.314300774</dc:date>
    <meta:editing-duration>PT22M8S</meta:editing-duration>
    <meta:editing-cycles>3</meta:editing-cycles>
    <meta:document-statistic meta:table-count="1" meta:cell-count="3002" meta:object-count="0"/>
  </office:meta>
</office:document-meta>
</file>